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00b_df_complete_background_subtracted_and_dropped" table:style-name="ta1">
        <table:shapes>
          <draw:frame draw:z-index="0" draw:style-name="gr1" draw:text-style-name="P1" svg:width="11.6248in" svg:height="6.5386in" svg:x="8.2146in" svg:y="0.5937in">
            <draw:object draw:notify-on-update-of-ranges="00b_df_complete_background_subtracted_and_dropped.A1:00b_df_complete_background_subtracted_and_dropped.A1 00b_df_complete_background_subtracted_and_dropped.A2:00b_df_complete_background_subtracted_and_dropped.A131 00b_df_complete_background_subtracted_and_dropped.B1:00b_df_complete_background_subtracted_and_dropped.B1 00b_df_complete_background_subtracted_and_dropped.B2:00b_df_complete_background_subtracted_and_dropped.B131 00b_df_complete_background_subtracted_and_dropped.A1:00b_df_complete_background_subtracted_and_dropped.A1 00b_df_complete_background_subtracted_and_dropped.A2:00b_df_complete_background_subtracted_and_dropped.A131 00b_df_complete_background_subtracted_and_dropped.C1:00b_df_complete_background_subtracted_and_dropped.C1 00b_df_complete_background_subtracted_and_dropped.C2:00b_df_complete_background_subtracted_and_dropped.C131 00b_df_complete_background_subtracted_and_dropped.A1:00b_df_complete_background_subtracted_and_dropped.A1 00b_df_complete_background_subtracted_and_dropped.A2:00b_df_complete_background_subtracted_and_dropped.A131 00b_df_complete_background_subtracted_and_dropped.D1:00b_df_complete_background_subtracted_and_dropped.D1 00b_df_complete_background_subtracted_and_dropped.D2:00b_df_complete_background_subtracted_and_dropped.D131 00b_df_complete_background_subtracted_and_dropped.A1:00b_df_complete_background_subtracted_and_dropped.A1 00b_df_complete_background_subtracted_and_dropped.A2:00b_df_complete_background_subtracted_and_dropped.A131 00b_df_complete_background_subtracted_and_dropped.E1:00b_df_complete_background_subtracted_and_dropped.E1 00b_df_complete_background_subtracted_and_dropped.E2:00b_df_complete_background_subtracted_and_dropped.E1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2.9055in" svg:height="4.5272in" svg:x="0.8031in" svg:y="0.3972in">
            <draw:object draw:notify-on-update-of-ranges="00b_df_complete_background_subtracted_and_dropped.A1:00b_df_complete_background_subtracted_and_dropped.A1 00b_df_complete_background_subtracted_and_dropped.A2:00b_df_complete_background_subtracted_and_dropped.A131 00b_df_complete_background_subtracted_and_dropped.F1:00b_df_complete_background_subtracted_and_dropped.F1 00b_df_complete_background_subtracted_and_dropped.F2:00b_df_complete_background_subtracted_and_dropped.F131 00b_df_complete_background_subtracted_and_dropped.A1:00b_df_complete_background_subtracted_and_dropped.A1 00b_df_complete_background_subtracted_and_dropped.A2:00b_df_complete_background_subtracted_and_dropped.A131 00b_df_complete_background_subtracted_and_dropped.G1:00b_df_complete_background_subtracted_and_dropped.G1 00b_df_complete_background_subtracted_and_dropped.G2:00b_df_complete_background_subtracted_and_dropped.G131 00b_df_complete_background_subtracted_and_dropped.A1:00b_df_complete_background_subtracted_and_dropped.A1 00b_df_complete_background_subtracted_and_dropped.A2:00b_df_complete_background_subtracted_and_dropped.A131 00b_df_complete_background_subtracted_and_dropped.H1:00b_df_complete_background_subtracted_and_dropped.H1 00b_df_complete_background_subtracted_and_dropped.H2:00b_df_complete_background_subtracted_and_dropped.H13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Water 2</text:p>
          </table:table-cell>
          <table:table-cell office:value-type="string" calcext:value-type="string">
            <text:p>x5 fresh</text:p>
          </table:table-cell>
          <table:table-cell office:value-type="string" calcext:value-type="string">
            <text:p>x33 fresh</text:p>
          </table:table-cell>
          <table:table-cell office:value-type="string" calcext:value-type="string">
            <text:p>Water 5</text:p>
          </table:table-cell>
          <table:table-cell office:value-type="string" calcext:value-type="string">
            <text:p>diff x5 water 2</text:p>
          </table:table-cell>
          <table:table-cell office:value-type="string" calcext:value-type="string">
            <text:p>diff x33 water 2</text:p>
          </table:table-cell>
          <table:table-cell office:value-type="string" calcext:value-type="string">
            <text:p>diff water 5 water 2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0.09881913288" calcext:value-type="float">
            <text:p>0.09881913288</text:p>
          </table:table-cell>
          <table:table-cell office:value-type="float" office:value="0.09781025718" calcext:value-type="float">
            <text:p>0.09781025718</text:p>
          </table:table-cell>
          <table:table-cell office:value-type="float" office:value="0.09842586148" calcext:value-type="float">
            <text:p>0.09842586148</text:p>
          </table:table-cell>
          <table:table-cell office:value-type="float" office:value="0.09825415538" calcext:value-type="float">
            <text:p>0.09825415538</text:p>
          </table:table-cell>
          <table:table-cell table:formula="of:=[.C2]-[.$B2]" office:value-type="float" office:value="-0.00100887569999999" calcext:value-type="float">
            <text:p>-0.0010088757</text:p>
          </table:table-cell>
          <table:table-cell table:formula="of:=[.D2]-[.$B2]" office:value-type="float" office:value="-0.000393271400000006" calcext:value-type="float">
            <text:p>-0.0003932714</text:p>
          </table:table-cell>
          <table:table-cell table:formula="of:=[.E2]-[.$B2]" office:value-type="float" office:value="-0.000564977499999994" calcext:value-type="float">
            <text:p>-0.000564977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0.0980668792643" calcext:value-type="float">
            <text:p>0.0980668792643</text:p>
          </table:table-cell>
          <table:table-cell office:value-type="float" office:value="0.0976427624143" calcext:value-type="float">
            <text:p>0.0976427624143</text:p>
          </table:table-cell>
          <table:table-cell office:value-type="float" office:value="0.0980882177243" calcext:value-type="float">
            <text:p>0.0980882177243</text:p>
          </table:table-cell>
          <table:table-cell office:value-type="float" office:value="0.0976276526343" calcext:value-type="float">
            <text:p>0.0976276526343</text:p>
          </table:table-cell>
          <table:table-cell table:formula="of:=[.C3]-[.$B3]" office:value-type="float" office:value="-0.000424116850000003" calcext:value-type="float">
            <text:p>-0.00042411685</text:p>
          </table:table-cell>
          <table:table-cell table:formula="of:=[.D3]-[.$B3]" office:value-type="float" office:value="0.0000213384599999922" calcext:value-type="float">
            <text:p>2.13384599999922E-05</text:p>
          </table:table-cell>
          <table:table-cell table:formula="of:=[.E3]-[.$B3]" office:value-type="float" office:value="-0.000439226630000011" calcext:value-type="float">
            <text:p>-0.0004392266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0.098222676897" calcext:value-type="float">
            <text:p>0.098222676897</text:p>
          </table:table-cell>
          <table:table-cell office:value-type="float" office:value="0.097694080557" calcext:value-type="float">
            <text:p>0.097694080557</text:p>
          </table:table-cell>
          <table:table-cell office:value-type="float" office:value="0.097459603337" calcext:value-type="float">
            <text:p>0.097459603337</text:p>
          </table:table-cell>
          <table:table-cell office:value-type="float" office:value="0.098212573907" calcext:value-type="float">
            <text:p>0.098212573907</text:p>
          </table:table-cell>
          <table:table-cell table:formula="of:=[.C4]-[.$B4]" office:value-type="float" office:value="-0.000528596339999993" calcext:value-type="float">
            <text:p>-0.00052859634</text:p>
          </table:table-cell>
          <table:table-cell table:formula="of:=[.D4]-[.$B4]" office:value-type="float" office:value="-0.000763073559999994" calcext:value-type="float">
            <text:p>-0.00076307356</text:p>
          </table:table-cell>
          <table:table-cell table:formula="of:=[.E4]-[.$B4]" office:value-type="float" office:value="-0.0000101029899999966" calcext:value-type="float">
            <text:p>-1.01029899999966E-0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0.098024797511" calcext:value-type="float">
            <text:p>0.098024797511</text:p>
          </table:table-cell>
          <table:table-cell office:value-type="float" office:value="0.097934421971" calcext:value-type="float">
            <text:p>0.097934421971</text:p>
          </table:table-cell>
          <table:table-cell office:value-type="float" office:value="0.098201108051" calcext:value-type="float">
            <text:p>0.098201108051</text:p>
          </table:table-cell>
          <table:table-cell office:value-type="float" office:value="0.098752093381" calcext:value-type="float">
            <text:p>0.098752093381</text:p>
          </table:table-cell>
          <table:table-cell table:formula="of:=[.C5]-[.$B5]" office:value-type="float" office:value="-0.0000903755400000067" calcext:value-type="float">
            <text:p>-9.03755400000067E-05</text:p>
          </table:table-cell>
          <table:table-cell table:formula="of:=[.D5]-[.$B5]" office:value-type="float" office:value="0.000176310539999988" calcext:value-type="float">
            <text:p>0.00017631054</text:p>
          </table:table-cell>
          <table:table-cell table:formula="of:=[.E5]-[.$B5]" office:value-type="float" office:value="0.000727295869999992" calcext:value-type="float">
            <text:p>0.0007272958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0.0985725656454" calcext:value-type="float">
            <text:p>0.0985725656454</text:p>
          </table:table-cell>
          <table:table-cell office:value-type="float" office:value="0.0986407831654" calcext:value-type="float">
            <text:p>0.0986407831654</text:p>
          </table:table-cell>
          <table:table-cell office:value-type="float" office:value="0.0981553033354" calcext:value-type="float">
            <text:p>0.0981553033354</text:p>
          </table:table-cell>
          <table:table-cell office:value-type="float" office:value="0.0984271675654" calcext:value-type="float">
            <text:p>0.0984271675654</text:p>
          </table:table-cell>
          <table:table-cell table:formula="of:=[.C6]-[.$B6]" office:value-type="float" office:value="0.0000682175200000107" calcext:value-type="float">
            <text:p>6.82175200000107E-05</text:p>
          </table:table-cell>
          <table:table-cell table:formula="of:=[.D6]-[.$B6]" office:value-type="float" office:value="-0.00041726231" calcext:value-type="float">
            <text:p>-0.00041726231</text:p>
          </table:table-cell>
          <table:table-cell table:formula="of:=[.E6]-[.$B6]" office:value-type="float" office:value="-0.000145398079999998" calcext:value-type="float">
            <text:p>-0.0001453980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0.09851576454371" calcext:value-type="float">
            <text:p>0.09851576454371</text:p>
          </table:table-cell>
          <table:table-cell office:value-type="float" office:value="0.09810068524371" calcext:value-type="float">
            <text:p>0.09810068524371</text:p>
          </table:table-cell>
          <table:table-cell office:value-type="float" office:value="0.09813254392371" calcext:value-type="float">
            <text:p>0.09813254392371</text:p>
          </table:table-cell>
          <table:table-cell office:value-type="float" office:value="0.09915656662371" calcext:value-type="float">
            <text:p>0.09915656662371</text:p>
          </table:table-cell>
          <table:table-cell table:formula="of:=[.C7]-[.$B7]" office:value-type="float" office:value="-0.000415079299999996" calcext:value-type="float">
            <text:p>-0.0004150793</text:p>
          </table:table-cell>
          <table:table-cell table:formula="of:=[.D7]-[.$B7]" office:value-type="float" office:value="-0.000383220619999999" calcext:value-type="float">
            <text:p>-0.00038322062</text:p>
          </table:table-cell>
          <table:table-cell table:formula="of:=[.E7]-[.$B7]" office:value-type="float" office:value="0.000640802080000003" calcext:value-type="float">
            <text:p>0.00064080208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0.099704808909284" calcext:value-type="float">
            <text:p>0.099704808909284</text:p>
          </table:table-cell>
          <table:table-cell office:value-type="float" office:value="0.098003073949284" calcext:value-type="float">
            <text:p>0.098003073949284</text:p>
          </table:table-cell>
          <table:table-cell office:value-type="float" office:value="0.098981752419284" calcext:value-type="float">
            <text:p>0.098981752419284</text:p>
          </table:table-cell>
          <table:table-cell office:value-type="float" office:value="0.099059886659284" calcext:value-type="float">
            <text:p>0.099059886659284</text:p>
          </table:table-cell>
          <table:table-cell table:formula="of:=[.C8]-[.$B8]" office:value-type="float" office:value="-0.00170173495999999" calcext:value-type="float">
            <text:p>-0.00170173496</text:p>
          </table:table-cell>
          <table:table-cell table:formula="of:=[.D8]-[.$B8]" office:value-type="float" office:value="-0.000723056489999999" calcext:value-type="float">
            <text:p>-0.00072305649</text:p>
          </table:table-cell>
          <table:table-cell table:formula="of:=[.E8]-[.$B8]" office:value-type="float" office:value="-0.000644922249999999" calcext:value-type="float">
            <text:p>-0.0006449222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0.0992904450424" calcext:value-type="float">
            <text:p>0.0992904450424</text:p>
          </table:table-cell>
          <table:table-cell office:value-type="float" office:value="0.0990153025524" calcext:value-type="float">
            <text:p>0.0990153025524</text:p>
          </table:table-cell>
          <table:table-cell office:value-type="float" office:value="0.0988391782724" calcext:value-type="float">
            <text:p>0.0988391782724</text:p>
          </table:table-cell>
          <table:table-cell office:value-type="float" office:value="0.0984622161524" calcext:value-type="float">
            <text:p>0.0984622161524</text:p>
          </table:table-cell>
          <table:table-cell table:formula="of:=[.C9]-[.$B9]" office:value-type="float" office:value="-0.000275142490000005" calcext:value-type="float">
            <text:p>-0.00027514249</text:p>
          </table:table-cell>
          <table:table-cell table:formula="of:=[.D9]-[.$B9]" office:value-type="float" office:value="-0.00045126677" calcext:value-type="float">
            <text:p>-0.00045126677</text:p>
          </table:table-cell>
          <table:table-cell table:formula="of:=[.E9]-[.$B9]" office:value-type="float" office:value="-0.000828228890000005" calcext:value-type="float">
            <text:p>-0.00082822889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0992115617007" calcext:value-type="float">
            <text:p>0.0992115617007</text:p>
          </table:table-cell>
          <table:table-cell office:value-type="float" office:value="0.0992519662007" calcext:value-type="float">
            <text:p>0.0992519662007</text:p>
          </table:table-cell>
          <table:table-cell office:value-type="float" office:value="0.0992950454507" calcext:value-type="float">
            <text:p>0.0992950454507</text:p>
          </table:table-cell>
          <table:table-cell office:value-type="float" office:value="0.0991614192907" calcext:value-type="float">
            <text:p>0.0991614192907</text:p>
          </table:table-cell>
          <table:table-cell table:formula="of:=[.C10]-[.$B10]" office:value-type="float" office:value="0.0000404045000000075" calcext:value-type="float">
            <text:p>4.04045000000075E-05</text:p>
          </table:table-cell>
          <table:table-cell table:formula="of:=[.D10]-[.$B10]" office:value-type="float" office:value="0.0000834837500000019" calcext:value-type="float">
            <text:p>8.34837500000019E-05</text:p>
          </table:table-cell>
          <table:table-cell table:formula="of:=[.E10]-[.$B10]" office:value-type="float" office:value="-0.0000501424099999953" calcext:value-type="float">
            <text:p>-5.01424099999953E-0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1006067445292" calcext:value-type="float">
            <text:p>0.1006067445292</text:p>
          </table:table-cell>
          <table:table-cell office:value-type="float" office:value="0.1016209399192" calcext:value-type="float">
            <text:p>0.1016209399192</text:p>
          </table:table-cell>
          <table:table-cell office:value-type="float" office:value="0.1007415106292" calcext:value-type="float">
            <text:p>0.1007415106292</text:p>
          </table:table-cell>
          <table:table-cell office:value-type="float" office:value="0.1008408492192" calcext:value-type="float">
            <text:p>0.1008408492192</text:p>
          </table:table-cell>
          <table:table-cell table:formula="of:=[.C11]-[.$B11]" office:value-type="float" office:value="0.00101419539" calcext:value-type="float">
            <text:p>0.00101419539</text:p>
          </table:table-cell>
          <table:table-cell table:formula="of:=[.D11]-[.$B11]" office:value-type="float" office:value="0.000134766100000003" calcext:value-type="float">
            <text:p>0.0001347661</text:p>
          </table:table-cell>
          <table:table-cell table:formula="of:=[.E11]-[.$B11]" office:value-type="float" office:value="0.00023410469" calcext:value-type="float">
            <text:p>0.0002341046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0.1020611809393" calcext:value-type="float">
            <text:p>0.1020611809393</text:p>
          </table:table-cell>
          <table:table-cell office:value-type="float" office:value="0.1018841700393" calcext:value-type="float">
            <text:p>0.1018841700393</text:p>
          </table:table-cell>
          <table:table-cell office:value-type="float" office:value="0.1019749553393" calcext:value-type="float">
            <text:p>0.1019749553393</text:p>
          </table:table-cell>
          <table:table-cell office:value-type="float" office:value="0.1018520431393" calcext:value-type="float">
            <text:p>0.1018520431393</text:p>
          </table:table-cell>
          <table:table-cell table:formula="of:=[.C12]-[.$B12]" office:value-type="float" office:value="-0.000177010899999996" calcext:value-type="float">
            <text:p>-0.0001770109</text:p>
          </table:table-cell>
          <table:table-cell table:formula="of:=[.D12]-[.$B12]" office:value-type="float" office:value="-0.0000862255999999895" calcext:value-type="float">
            <text:p>-8.62255999999895E-05</text:p>
          </table:table-cell>
          <table:table-cell table:formula="of:=[.E12]-[.$B12]" office:value-type="float" office:value="-0.000209137799999995" calcext:value-type="float">
            <text:p>-0.000209137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0.1020235088257" calcext:value-type="float">
            <text:p>0.1020235088257</text:p>
          </table:table-cell>
          <table:table-cell office:value-type="float" office:value="0.1014441740257" calcext:value-type="float">
            <text:p>0.1014441740257</text:p>
          </table:table-cell>
          <table:table-cell office:value-type="float" office:value="0.1011562613257" calcext:value-type="float">
            <text:p>0.1011562613257</text:p>
          </table:table-cell>
          <table:table-cell office:value-type="float" office:value="0.1013339129257" calcext:value-type="float">
            <text:p>0.1013339129257</text:p>
          </table:table-cell>
          <table:table-cell table:formula="of:=[.C13]-[.$B13]" office:value-type="float" office:value="-0.000579334799999998" calcext:value-type="float">
            <text:p>-0.0005793348</text:p>
          </table:table-cell>
          <table:table-cell table:formula="of:=[.D13]-[.$B13]" office:value-type="float" office:value="-0.000867247500000001" calcext:value-type="float">
            <text:p>-0.0008672475</text:p>
          </table:table-cell>
          <table:table-cell table:formula="of:=[.E13]-[.$B13]" office:value-type="float" office:value="-0.000689595900000006" calcext:value-type="float">
            <text:p>-0.0006895959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0.1015828544996" calcext:value-type="float">
            <text:p>0.1015828544996</text:p>
          </table:table-cell>
          <table:table-cell office:value-type="float" office:value="0.1014661410996" calcext:value-type="float">
            <text:p>0.1014661410996</text:p>
          </table:table-cell>
          <table:table-cell office:value-type="float" office:value="0.1022102380996" calcext:value-type="float">
            <text:p>0.1022102380996</text:p>
          </table:table-cell>
          <table:table-cell office:value-type="float" office:value="0.1020369598996" calcext:value-type="float">
            <text:p>0.1020369598996</text:p>
          </table:table-cell>
          <table:table-cell table:formula="of:=[.C14]-[.$B14]" office:value-type="float" office:value="-0.000116713399999996" calcext:value-type="float">
            <text:p>-0.0001167134</text:p>
          </table:table-cell>
          <table:table-cell table:formula="of:=[.D14]-[.$B14]" office:value-type="float" office:value="0.000627383600000003" calcext:value-type="float">
            <text:p>0.0006273836</text:p>
          </table:table-cell>
          <table:table-cell table:formula="of:=[.E14]-[.$B14]" office:value-type="float" office:value="0.000454105400000002" calcext:value-type="float">
            <text:p>0.000454105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0.1028276942857" calcext:value-type="float">
            <text:p>0.1028276942857</text:p>
          </table:table-cell>
          <table:table-cell office:value-type="float" office:value="0.1021561659857" calcext:value-type="float">
            <text:p>0.1021561659857</text:p>
          </table:table-cell>
          <table:table-cell office:value-type="float" office:value="0.1021127812857" calcext:value-type="float">
            <text:p>0.1021127812857</text:p>
          </table:table-cell>
          <table:table-cell office:value-type="float" office:value="0.1027193776857" calcext:value-type="float">
            <text:p>0.1027193776857</text:p>
          </table:table-cell>
          <table:table-cell table:formula="of:=[.C15]-[.$B15]" office:value-type="float" office:value="-0.000671528300000002" calcext:value-type="float">
            <text:p>-0.0006715283</text:p>
          </table:table-cell>
          <table:table-cell table:formula="of:=[.D15]-[.$B15]" office:value-type="float" office:value="-0.000714912999999998" calcext:value-type="float">
            <text:p>-0.000714913</text:p>
          </table:table-cell>
          <table:table-cell table:formula="of:=[.E15]-[.$B15]" office:value-type="float" office:value="-0.000108316600000005" calcext:value-type="float">
            <text:p>-0.000108316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0.1026754441893" calcext:value-type="float">
            <text:p>0.1026754441893</text:p>
          </table:table-cell>
          <table:table-cell office:value-type="float" office:value="0.1027797075893" calcext:value-type="float">
            <text:p>0.1027797075893</text:p>
          </table:table-cell>
          <table:table-cell office:value-type="float" office:value="0.1020637812893" calcext:value-type="float">
            <text:p>0.1020637812893</text:p>
          </table:table-cell>
          <table:table-cell office:value-type="float" office:value="0.1024985077893" calcext:value-type="float">
            <text:p>0.1024985077893</text:p>
          </table:table-cell>
          <table:table-cell table:formula="of:=[.C16]-[.$B16]" office:value-type="float" office:value="0.000104263399999999" calcext:value-type="float">
            <text:p>0.0001042634</text:p>
          </table:table-cell>
          <table:table-cell table:formula="of:=[.D16]-[.$B16]" office:value-type="float" office:value="-0.000611662900000004" calcext:value-type="float">
            <text:p>-0.0006116629</text:p>
          </table:table-cell>
          <table:table-cell table:formula="of:=[.E16]-[.$B16]" office:value-type="float" office:value="-0.000176936400000008" calcext:value-type="float">
            <text:p>-0.0001769364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0.1054651726802" calcext:value-type="float">
            <text:p>0.1054651726802</text:p>
          </table:table-cell>
          <table:table-cell office:value-type="float" office:value="0.1035604987802" calcext:value-type="float">
            <text:p>0.1035604987802</text:p>
          </table:table-cell>
          <table:table-cell office:value-type="float" office:value="0.1036626834802" calcext:value-type="float">
            <text:p>0.1036626834802</text:p>
          </table:table-cell>
          <table:table-cell office:value-type="float" office:value="0.1050544966802" calcext:value-type="float">
            <text:p>0.1050544966802</text:p>
          </table:table-cell>
          <table:table-cell table:formula="of:=[.C17]-[.$B17]" office:value-type="float" office:value="-0.0019046739" calcext:value-type="float">
            <text:p>-0.0019046739</text:p>
          </table:table-cell>
          <table:table-cell table:formula="of:=[.D17]-[.$B17]" office:value-type="float" office:value="-0.00180248920000001" calcext:value-type="float">
            <text:p>-0.0018024892</text:p>
          </table:table-cell>
          <table:table-cell table:formula="of:=[.E17]-[.$B17]" office:value-type="float" office:value="-0.000410675999999999" calcext:value-type="float">
            <text:p>-0.00041067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0.1048113163648" calcext:value-type="float">
            <text:p>0.1048113163648</text:p>
          </table:table-cell>
          <table:table-cell office:value-type="float" office:value="0.1045422311648" calcext:value-type="float">
            <text:p>0.1045422311648</text:p>
          </table:table-cell>
          <table:table-cell office:value-type="float" office:value="0.1040463950648" calcext:value-type="float">
            <text:p>0.1040463950648</text:p>
          </table:table-cell>
          <table:table-cell office:value-type="float" office:value="0.1047900821648" calcext:value-type="float">
            <text:p>0.1047900821648</text:p>
          </table:table-cell>
          <table:table-cell table:formula="of:=[.C18]-[.$B18]" office:value-type="float" office:value="-0.000269085199999991" calcext:value-type="float">
            <text:p>-0.0002690852</text:p>
          </table:table-cell>
          <table:table-cell table:formula="of:=[.D18]-[.$B18]" office:value-type="float" office:value="-0.000764921299999999" calcext:value-type="float">
            <text:p>-0.0007649213</text:p>
          </table:table-cell>
          <table:table-cell table:formula="of:=[.E18]-[.$B18]" office:value-type="float" office:value="-0.0000212341999999976" calcext:value-type="float">
            <text:p>-2.12341999999976E-0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0.1051645756834" calcext:value-type="float">
            <text:p>0.1051645756834</text:p>
          </table:table-cell>
          <table:table-cell office:value-type="float" office:value="0.1047424555834" calcext:value-type="float">
            <text:p>0.1047424555834</text:p>
          </table:table-cell>
          <table:table-cell office:value-type="float" office:value="0.1049995005834" calcext:value-type="float">
            <text:p>0.1049995005834</text:p>
          </table:table-cell>
          <table:table-cell office:value-type="float" office:value="0.1054721579834" calcext:value-type="float">
            <text:p>0.1054721579834</text:p>
          </table:table-cell>
          <table:table-cell table:formula="of:=[.C19]-[.$B19]" office:value-type="float" office:value="-0.000422120099999992" calcext:value-type="float">
            <text:p>-0.0004221201</text:p>
          </table:table-cell>
          <table:table-cell table:formula="of:=[.D19]-[.$B19]" office:value-type="float" office:value="-0.000165075099999995" calcext:value-type="float">
            <text:p>-0.0001650751</text:p>
          </table:table-cell>
          <table:table-cell table:formula="of:=[.E19]-[.$B19]" office:value-type="float" office:value="0.000307582299999998" calcext:value-type="float">
            <text:p>0.0003075823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0.1070282823692" calcext:value-type="float">
            <text:p>0.1070282823692</text:p>
          </table:table-cell>
          <table:table-cell office:value-type="float" office:value="0.1053893036692" calcext:value-type="float">
            <text:p>0.1053893036692</text:p>
          </table:table-cell>
          <table:table-cell office:value-type="float" office:value="0.1055848888692" calcext:value-type="float">
            <text:p>0.1055848888692</text:p>
          </table:table-cell>
          <table:table-cell office:value-type="float" office:value="0.1067579827692" calcext:value-type="float">
            <text:p>0.1067579827692</text:p>
          </table:table-cell>
          <table:table-cell table:formula="of:=[.C20]-[.$B20]" office:value-type="float" office:value="-0.0016389787" calcext:value-type="float">
            <text:p>-0.0016389787</text:p>
          </table:table-cell>
          <table:table-cell table:formula="of:=[.D20]-[.$B20]" office:value-type="float" office:value="-0.0014433935" calcext:value-type="float">
            <text:p>-0.0014433935</text:p>
          </table:table-cell>
          <table:table-cell table:formula="of:=[.E20]-[.$B20]" office:value-type="float" office:value="-0.00027029960000001" calcext:value-type="float">
            <text:p>-0.0002702996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0596301673153" calcext:value-type="float">
            <text:p>0.10596301673153</text:p>
          </table:table-cell>
          <table:table-cell office:value-type="float" office:value="0.10696355513153" calcext:value-type="float">
            <text:p>0.10696355513153</text:p>
          </table:table-cell>
          <table:table-cell office:value-type="float" office:value="0.10585171993153" calcext:value-type="float">
            <text:p>0.10585171993153</text:p>
          </table:table-cell>
          <table:table-cell office:value-type="float" office:value="0.10659575723153" calcext:value-type="float">
            <text:p>0.10659575723153</text:p>
          </table:table-cell>
          <table:table-cell table:formula="of:=[.C21]-[.$B21]" office:value-type="float" office:value="0.0010005384" calcext:value-type="float">
            <text:p>0.0010005384</text:p>
          </table:table-cell>
          <table:table-cell table:formula="of:=[.D21]-[.$B21]" office:value-type="float" office:value="-0.000111296799999994" calcext:value-type="float">
            <text:p>-0.0001112968</text:p>
          </table:table-cell>
          <table:table-cell table:formula="of:=[.E21]-[.$B21]" office:value-type="float" office:value="0.000632740500000006" calcext:value-type="float">
            <text:p>0.000632740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0.1079414366183" calcext:value-type="float">
            <text:p>0.1079414366183</text:p>
          </table:table-cell>
          <table:table-cell office:value-type="float" office:value="0.1077623023183" calcext:value-type="float">
            <text:p>0.1077623023183</text:p>
          </table:table-cell>
          <table:table-cell office:value-type="float" office:value="0.1065071254183" calcext:value-type="float">
            <text:p>0.1065071254183</text:p>
          </table:table-cell>
          <table:table-cell office:value-type="float" office:value="0.1074128775183" calcext:value-type="float">
            <text:p>0.1074128775183</text:p>
          </table:table-cell>
          <table:table-cell table:formula="of:=[.C22]-[.$B22]" office:value-type="float" office:value="-0.000179134300000008" calcext:value-type="float">
            <text:p>-0.0001791343</text:p>
          </table:table-cell>
          <table:table-cell table:formula="of:=[.D22]-[.$B22]" office:value-type="float" office:value="-0.00143431120000001" calcext:value-type="float">
            <text:p>-0.0014343112</text:p>
          </table:table-cell>
          <table:table-cell table:formula="of:=[.E22]-[.$B22]" office:value-type="float" office:value="-0.000528559100000006" calcext:value-type="float">
            <text:p>-0.000528559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0.108795818856" calcext:value-type="float">
            <text:p>0.108795818856</text:p>
          </table:table-cell>
          <table:table-cell office:value-type="float" office:value="0.108509835756" calcext:value-type="float">
            <text:p>0.108509835756</text:p>
          </table:table-cell>
          <table:table-cell office:value-type="float" office:value="0.108246480156" calcext:value-type="float">
            <text:p>0.108246480156</text:p>
          </table:table-cell>
          <table:table-cell office:value-type="float" office:value="0.108139832456" calcext:value-type="float">
            <text:p>0.108139832456</text:p>
          </table:table-cell>
          <table:table-cell table:formula="of:=[.C23]-[.$B23]" office:value-type="float" office:value="-0.000285983099999998" calcext:value-type="float">
            <text:p>-0.0002859831</text:p>
          </table:table-cell>
          <table:table-cell table:formula="of:=[.D23]-[.$B23]" office:value-type="float" office:value="-0.000549338699999999" calcext:value-type="float">
            <text:p>-0.0005493387</text:p>
          </table:table-cell>
          <table:table-cell table:formula="of:=[.E23]-[.$B23]" office:value-type="float" office:value="-0.000655986400000016" calcext:value-type="float">
            <text:p>-0.000655986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0.1096977456647" calcext:value-type="float">
            <text:p>0.1096977456647</text:p>
          </table:table-cell>
          <table:table-cell office:value-type="float" office:value="0.1082950918647" calcext:value-type="float">
            <text:p>0.1082950918647</text:p>
          </table:table-cell>
          <table:table-cell office:value-type="float" office:value="0.1086615561647" calcext:value-type="float">
            <text:p>0.1086615561647</text:p>
          </table:table-cell>
          <table:table-cell office:value-type="float" office:value="0.1089165299647" calcext:value-type="float">
            <text:p>0.1089165299647</text:p>
          </table:table-cell>
          <table:table-cell table:formula="of:=[.C24]-[.$B24]" office:value-type="float" office:value="-0.0014026538" calcext:value-type="float">
            <text:p>-0.0014026538</text:p>
          </table:table-cell>
          <table:table-cell table:formula="of:=[.D24]-[.$B24]" office:value-type="float" office:value="-0.00103618949999999" calcext:value-type="float">
            <text:p>-0.0010361895</text:p>
          </table:table-cell>
          <table:table-cell table:formula="of:=[.E24]-[.$B24]" office:value-type="float" office:value="-0.00078121569999999" calcext:value-type="float">
            <text:p>-0.0007812157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0.109587714101" calcext:value-type="float">
            <text:p>0.109587714101</text:p>
          </table:table-cell>
          <table:table-cell office:value-type="float" office:value="0.109480410801" calcext:value-type="float">
            <text:p>0.109480410801</text:p>
          </table:table-cell>
          <table:table-cell office:value-type="float" office:value="0.108836971201" calcext:value-type="float">
            <text:p>0.108836971201</text:p>
          </table:table-cell>
          <table:table-cell office:value-type="float" office:value="0.110707275601" calcext:value-type="float">
            <text:p>0.110707275601</text:p>
          </table:table-cell>
          <table:table-cell table:formula="of:=[.C25]-[.$B25]" office:value-type="float" office:value="-0.0001073033" calcext:value-type="float">
            <text:p>-0.0001073033</text:p>
          </table:table-cell>
          <table:table-cell table:formula="of:=[.D25]-[.$B25]" office:value-type="float" office:value="-0.000750742900000004" calcext:value-type="float">
            <text:p>-0.0007507429</text:p>
          </table:table-cell>
          <table:table-cell table:formula="of:=[.E25]-[.$B25]" office:value-type="float" office:value="0.0011195615" calcext:value-type="float">
            <text:p>0.001119561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0.10973972679445" calcext:value-type="float">
            <text:p>0.10973972679445</text:p>
          </table:table-cell>
          <table:table-cell office:value-type="float" office:value="0.11136276869445" calcext:value-type="float">
            <text:p>0.11136276869445</text:p>
          </table:table-cell>
          <table:table-cell office:value-type="float" office:value="0.11005363469445" calcext:value-type="float">
            <text:p>0.11005363469445</text:p>
          </table:table-cell>
          <table:table-cell office:value-type="float" office:value="0.10994545969445" calcext:value-type="float">
            <text:p>0.10994545969445</text:p>
          </table:table-cell>
          <table:table-cell table:formula="of:=[.C26]-[.$B26]" office:value-type="float" office:value="0.0016230419" calcext:value-type="float">
            <text:p>0.0016230419</text:p>
          </table:table-cell>
          <table:table-cell table:formula="of:=[.D26]-[.$B26]" office:value-type="float" office:value="0.000313907899999993" calcext:value-type="float">
            <text:p>0.0003139079</text:p>
          </table:table-cell>
          <table:table-cell table:formula="of:=[.E26]-[.$B26]" office:value-type="float" office:value="0.000205732900000005" calcext:value-type="float">
            <text:p>0.000205732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0.1113175681553" calcext:value-type="float">
            <text:p>0.1113175681553</text:p>
          </table:table-cell>
          <table:table-cell office:value-type="float" office:value="0.1111482015553" calcext:value-type="float">
            <text:p>0.1111482015553</text:p>
          </table:table-cell>
          <table:table-cell office:value-type="float" office:value="0.1107622241553" calcext:value-type="float">
            <text:p>0.1107622241553</text:p>
          </table:table-cell>
          <table:table-cell office:value-type="float" office:value="0.1109083226553" calcext:value-type="float">
            <text:p>0.1109083226553</text:p>
          </table:table-cell>
          <table:table-cell table:formula="of:=[.C27]-[.$B27]" office:value-type="float" office:value="-0.000169366600000012" calcext:value-type="float">
            <text:p>-0.0001693666</text:p>
          </table:table-cell>
          <table:table-cell table:formula="of:=[.D27]-[.$B27]" office:value-type="float" office:value="-0.000555344000000013" calcext:value-type="float">
            <text:p>-0.000555344</text:p>
          </table:table-cell>
          <table:table-cell table:formula="of:=[.E27]-[.$B27]" office:value-type="float" office:value="-0.000409245500000016" calcext:value-type="float">
            <text:p>-0.0004092455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0.112046659944" calcext:value-type="float">
            <text:p>0.112046659944</text:p>
          </table:table-cell>
          <table:table-cell office:value-type="float" office:value="0.112544649244" calcext:value-type="float">
            <text:p>0.112544649244</text:p>
          </table:table-cell>
          <table:table-cell office:value-type="float" office:value="0.111632936644" calcext:value-type="float">
            <text:p>0.111632936644</text:p>
          </table:table-cell>
          <table:table-cell office:value-type="float" office:value="0.112545290044" calcext:value-type="float">
            <text:p>0.112545290044</text:p>
          </table:table-cell>
          <table:table-cell table:formula="of:=[.C28]-[.$B28]" office:value-type="float" office:value="0.000497989300000001" calcext:value-type="float">
            <text:p>0.0004979893</text:p>
          </table:table-cell>
          <table:table-cell table:formula="of:=[.D28]-[.$B28]" office:value-type="float" office:value="-0.000413723300000002" calcext:value-type="float">
            <text:p>-0.0004137233</text:p>
          </table:table-cell>
          <table:table-cell table:formula="of:=[.E28]-[.$B28]" office:value-type="float" office:value="0.000498630100000008" calcext:value-type="float">
            <text:p>0.000498630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0.11292725052919" calcext:value-type="float">
            <text:p>0.11292725052919</text:p>
          </table:table-cell>
          <table:table-cell office:value-type="float" office:value="0.11244735122919" calcext:value-type="float">
            <text:p>0.11244735122919</text:p>
          </table:table-cell>
          <table:table-cell office:value-type="float" office:value="0.11276373262919" calcext:value-type="float">
            <text:p>0.11276373262919</text:p>
          </table:table-cell>
          <table:table-cell office:value-type="float" office:value="0.11226809772919" calcext:value-type="float">
            <text:p>0.11226809772919</text:p>
          </table:table-cell>
          <table:table-cell table:formula="of:=[.C29]-[.$B29]" office:value-type="float" office:value="-0.000479899300000003" calcext:value-type="float">
            <text:p>-0.0004798993</text:p>
          </table:table-cell>
          <table:table-cell table:formula="of:=[.D29]-[.$B29]" office:value-type="float" office:value="-0.000163517900000007" calcext:value-type="float">
            <text:p>-0.0001635179</text:p>
          </table:table-cell>
          <table:table-cell table:formula="of:=[.E29]-[.$B29]" office:value-type="float" office:value="-0.000659152800000007" calcext:value-type="float">
            <text:p>-0.000659152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0.1142716586946" calcext:value-type="float">
            <text:p>0.1142716586946</text:p>
          </table:table-cell>
          <table:table-cell office:value-type="float" office:value="0.1161766678946" calcext:value-type="float">
            <text:p>0.1161766678946</text:p>
          </table:table-cell>
          <table:table-cell office:value-type="float" office:value="0.1150256797946" calcext:value-type="float">
            <text:p>0.1150256797946</text:p>
          </table:table-cell>
          <table:table-cell office:value-type="float" office:value="0.1151049017946" calcext:value-type="float">
            <text:p>0.1151049017946</text:p>
          </table:table-cell>
          <table:table-cell table:formula="of:=[.C30]-[.$B30]" office:value-type="float" office:value="0.0019050092" calcext:value-type="float">
            <text:p>0.0019050092</text:p>
          </table:table-cell>
          <table:table-cell table:formula="of:=[.D30]-[.$B30]" office:value-type="float" office:value="0.000754021100000002" calcext:value-type="float">
            <text:p>0.0007540211</text:p>
          </table:table-cell>
          <table:table-cell table:formula="of:=[.E30]-[.$B30]" office:value-type="float" office:value="0.000833243100000006" calcext:value-type="float">
            <text:p>0.000833243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115494914438" calcext:value-type="float">
            <text:p>0.115494914438</text:p>
          </table:table-cell>
          <table:table-cell office:value-type="float" office:value="0.115751341138" calcext:value-type="float">
            <text:p>0.115751341138</text:p>
          </table:table-cell>
          <table:table-cell office:value-type="float" office:value="0.115625128238" calcext:value-type="float">
            <text:p>0.115625128238</text:p>
          </table:table-cell>
          <table:table-cell office:value-type="float" office:value="0.115965977438" calcext:value-type="float">
            <text:p>0.115965977438</text:p>
          </table:table-cell>
          <table:table-cell table:formula="of:=[.C31]-[.$B31]" office:value-type="float" office:value="0.000256426699999993" calcext:value-type="float">
            <text:p>0.0002564267</text:p>
          </table:table-cell>
          <table:table-cell table:formula="of:=[.D31]-[.$B31]" office:value-type="float" office:value="0.000130213800000001" calcext:value-type="float">
            <text:p>0.0001302138</text:p>
          </table:table-cell>
          <table:table-cell table:formula="of:=[.E31]-[.$B31]" office:value-type="float" office:value="0.000471062999999994" calcext:value-type="float">
            <text:p>0.00047106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0.1173433061316" calcext:value-type="float">
            <text:p>0.1173433061316</text:p>
          </table:table-cell>
          <table:table-cell office:value-type="float" office:value="0.1174789439316" calcext:value-type="float">
            <text:p>0.1174789439316</text:p>
          </table:table-cell>
          <table:table-cell office:value-type="float" office:value="0.1156994324316" calcext:value-type="float">
            <text:p>0.1156994324316</text:p>
          </table:table-cell>
          <table:table-cell office:value-type="float" office:value="0.1165590207316" calcext:value-type="float">
            <text:p>0.1165590207316</text:p>
          </table:table-cell>
          <table:table-cell table:formula="of:=[.C32]-[.$B32]" office:value-type="float" office:value="0.000135637800000005" calcext:value-type="float">
            <text:p>0.0001356378</text:p>
          </table:table-cell>
          <table:table-cell table:formula="of:=[.D32]-[.$B32]" office:value-type="float" office:value="-0.00164387370000001" calcext:value-type="float">
            <text:p>-0.0016438737</text:p>
          </table:table-cell>
          <table:table-cell table:formula="of:=[.E32]-[.$B32]" office:value-type="float" office:value="-0.000784285400000001" calcext:value-type="float">
            <text:p>-0.000784285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0.118379562879" calcext:value-type="float">
            <text:p>0.118379562879</text:p>
          </table:table-cell>
          <table:table-cell office:value-type="float" office:value="0.118289470479" calcext:value-type="float">
            <text:p>0.118289470479</text:p>
          </table:table-cell>
          <table:table-cell office:value-type="float" office:value="0.117566212779" calcext:value-type="float">
            <text:p>0.117566212779</text:p>
          </table:table-cell>
          <table:table-cell office:value-type="float" office:value="0.117755636379" calcext:value-type="float">
            <text:p>0.117755636379</text:p>
          </table:table-cell>
          <table:table-cell table:formula="of:=[.C33]-[.$B33]" office:value-type="float" office:value="-0.0000900923999999914" calcext:value-type="float">
            <text:p>-9.00923999999914E-05</text:p>
          </table:table-cell>
          <table:table-cell table:formula="of:=[.D33]-[.$B33]" office:value-type="float" office:value="-0.000813350099999999" calcext:value-type="float">
            <text:p>-0.0008133501</text:p>
          </table:table-cell>
          <table:table-cell table:formula="of:=[.E33]-[.$B33]" office:value-type="float" office:value="-0.000623926499999983" calcext:value-type="float">
            <text:p>-0.000623926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0.1192387189204" calcext:value-type="float">
            <text:p>0.1192387189204</text:p>
          </table:table-cell>
          <table:table-cell office:value-type="float" office:value="0.1176991905204" calcext:value-type="float">
            <text:p>0.1176991905204</text:p>
          </table:table-cell>
          <table:table-cell office:value-type="float" office:value="0.1178425322204" calcext:value-type="float">
            <text:p>0.1178425322204</text:p>
          </table:table-cell>
          <table:table-cell office:value-type="float" office:value="0.1171149979204" calcext:value-type="float">
            <text:p>0.1171149979204</text:p>
          </table:table-cell>
          <table:table-cell table:formula="of:=[.C34]-[.$B34]" office:value-type="float" office:value="-0.00153952839999999" calcext:value-type="float">
            <text:p>-0.0015395284</text:p>
          </table:table-cell>
          <table:table-cell table:formula="of:=[.D34]-[.$B34]" office:value-type="float" office:value="-0.0013961867" calcext:value-type="float">
            <text:p>-0.0013961867</text:p>
          </table:table-cell>
          <table:table-cell table:formula="of:=[.E34]-[.$B34]" office:value-type="float" office:value="-0.00212372099999999" calcext:value-type="float">
            <text:p>-0.00212372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0.1202282671208" calcext:value-type="float">
            <text:p>0.1202282671208</text:p>
          </table:table-cell>
          <table:table-cell office:value-type="float" office:value="0.1194245209208" calcext:value-type="float">
            <text:p>0.1194245209208</text:p>
          </table:table-cell>
          <table:table-cell office:value-type="float" office:value="0.1203678910208" calcext:value-type="float">
            <text:p>0.1203678910208</text:p>
          </table:table-cell>
          <table:table-cell office:value-type="float" office:value="0.1207162578208" calcext:value-type="float">
            <text:p>0.1207162578208</text:p>
          </table:table-cell>
          <table:table-cell table:formula="of:=[.C35]-[.$B35]" office:value-type="float" office:value="-0.000803746200000011" calcext:value-type="float">
            <text:p>-0.0008037462</text:p>
          </table:table-cell>
          <table:table-cell table:formula="of:=[.D35]-[.$B35]" office:value-type="float" office:value="0.000139623899999997" calcext:value-type="float">
            <text:p>0.0001396239</text:p>
          </table:table-cell>
          <table:table-cell table:formula="of:=[.E35]-[.$B35]" office:value-type="float" office:value="0.000487990699999996" calcext:value-type="float">
            <text:p>0.000487990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0.1216762575438" calcext:value-type="float">
            <text:p>0.1216762575438</text:p>
          </table:table-cell>
          <table:table-cell office:value-type="float" office:value="0.1222745243438" calcext:value-type="float">
            <text:p>0.1222745243438</text:p>
          </table:table-cell>
          <table:table-cell office:value-type="float" office:value="0.1213563371438" calcext:value-type="float">
            <text:p>0.1213563371438</text:p>
          </table:table-cell>
          <table:table-cell office:value-type="float" office:value="0.1224779549438" calcext:value-type="float">
            <text:p>0.1224779549438</text:p>
          </table:table-cell>
          <table:table-cell table:formula="of:=[.C36]-[.$B36]" office:value-type="float" office:value="0.000598266799999997" calcext:value-type="float">
            <text:p>0.0005982668</text:p>
          </table:table-cell>
          <table:table-cell table:formula="of:=[.D36]-[.$B36]" office:value-type="float" office:value="-0.000319920399999993" calcext:value-type="float">
            <text:p>-0.0003199204</text:p>
          </table:table-cell>
          <table:table-cell table:formula="of:=[.E36]-[.$B36]" office:value-type="float" office:value="0.000801697400000009" calcext:value-type="float">
            <text:p>0.000801697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0.122909724364" calcext:value-type="float">
            <text:p>0.122909724364</text:p>
          </table:table-cell>
          <table:table-cell office:value-type="float" office:value="0.123182721064" calcext:value-type="float">
            <text:p>0.123182721064</text:p>
          </table:table-cell>
          <table:table-cell office:value-type="float" office:value="0.123453214464" calcext:value-type="float">
            <text:p>0.123453214464</text:p>
          </table:table-cell>
          <table:table-cell office:value-type="float" office:value="0.123443089064" calcext:value-type="float">
            <text:p>0.123443089064</text:p>
          </table:table-cell>
          <table:table-cell table:formula="of:=[.C37]-[.$B37]" office:value-type="float" office:value="0.0002729967" calcext:value-type="float">
            <text:p>0.0002729967</text:p>
          </table:table-cell>
          <table:table-cell table:formula="of:=[.D37]-[.$B37]" office:value-type="float" office:value="0.000543490100000002" calcext:value-type="float">
            <text:p>0.0005434901</text:p>
          </table:table-cell>
          <table:table-cell table:formula="of:=[.E37]-[.$B37]" office:value-type="float" office:value="0.000533364699999983" calcext:value-type="float">
            <text:p>0.0005333647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0.1261014610591" calcext:value-type="float">
            <text:p>0.1261014610591</text:p>
          </table:table-cell>
          <table:table-cell office:value-type="float" office:value="0.1255038053591" calcext:value-type="float">
            <text:p>0.1255038053591</text:p>
          </table:table-cell>
          <table:table-cell office:value-type="float" office:value="0.1234555885591" calcext:value-type="float">
            <text:p>0.1234555885591</text:p>
          </table:table-cell>
          <table:table-cell office:value-type="float" office:value="0.1247034341591" calcext:value-type="float">
            <text:p>0.1247034341591</text:p>
          </table:table-cell>
          <table:table-cell table:formula="of:=[.C38]-[.$B38]" office:value-type="float" office:value="-0.000597655699999977" calcext:value-type="float">
            <text:p>-0.0005976557</text:p>
          </table:table-cell>
          <table:table-cell table:formula="of:=[.D38]-[.$B38]" office:value-type="float" office:value="-0.00264587249999999" calcext:value-type="float">
            <text:p>-0.0026458725</text:p>
          </table:table-cell>
          <table:table-cell table:formula="of:=[.E38]-[.$B38]" office:value-type="float" office:value="-0.0013980269" calcext:value-type="float">
            <text:p>-0.001398026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0.1253749170582" calcext:value-type="float">
            <text:p>0.1253749170582</text:p>
          </table:table-cell>
          <table:table-cell office:value-type="float" office:value="0.1251437404582" calcext:value-type="float">
            <text:p>0.1251437404582</text:p>
          </table:table-cell>
          <table:table-cell office:value-type="float" office:value="0.1251491346582" calcext:value-type="float">
            <text:p>0.1251491346582</text:p>
          </table:table-cell>
          <table:table-cell office:value-type="float" office:value="0.1238749289582" calcext:value-type="float">
            <text:p>0.1238749289582</text:p>
          </table:table-cell>
          <table:table-cell table:formula="of:=[.C39]-[.$B39]" office:value-type="float" office:value="-0.000231176599999994" calcext:value-type="float">
            <text:p>-0.0002311766</text:p>
          </table:table-cell>
          <table:table-cell table:formula="of:=[.D39]-[.$B39]" office:value-type="float" office:value="-0.000225782399999985" calcext:value-type="float">
            <text:p>-0.0002257824</text:p>
          </table:table-cell>
          <table:table-cell table:formula="of:=[.E39]-[.$B39]" office:value-type="float" office:value="-0.0014999881" calcext:value-type="float">
            <text:p>-0.0014999881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0.128585746016" calcext:value-type="float">
            <text:p>0.128585746016</text:p>
          </table:table-cell>
          <table:table-cell office:value-type="float" office:value="0.128884156716" calcext:value-type="float">
            <text:p>0.128884156716</text:p>
          </table:table-cell>
          <table:table-cell office:value-type="float" office:value="0.127667462016" calcext:value-type="float">
            <text:p>0.127667462016</text:p>
          </table:table-cell>
          <table:table-cell office:value-type="float" office:value="0.128029634716" calcext:value-type="float">
            <text:p>0.128029634716</text:p>
          </table:table-cell>
          <table:table-cell table:formula="of:=[.C40]-[.$B40]" office:value-type="float" office:value="0.000298410700000001" calcext:value-type="float">
            <text:p>0.0002984107</text:p>
          </table:table-cell>
          <table:table-cell table:formula="of:=[.D40]-[.$B40]" office:value-type="float" office:value="-0.000918283999999991" calcext:value-type="float">
            <text:p>-0.000918284</text:p>
          </table:table-cell>
          <table:table-cell table:formula="of:=[.E40]-[.$B40]" office:value-type="float" office:value="-0.000556111299999995" calcext:value-type="float">
            <text:p>-0.0005561113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13016020232" calcext:value-type="float">
            <text:p>0.13016020232</text:p>
          </table:table-cell>
          <table:table-cell office:value-type="float" office:value="0.12988479902" calcext:value-type="float">
            <text:p>0.12988479902</text:p>
          </table:table-cell>
          <table:table-cell office:value-type="float" office:value="0.12912808822" calcext:value-type="float">
            <text:p>0.12912808822</text:p>
          </table:table-cell>
          <table:table-cell office:value-type="float" office:value="0.12993492652" calcext:value-type="float">
            <text:p>0.12993492652</text:p>
          </table:table-cell>
          <table:table-cell table:formula="of:=[.C41]-[.$B41]" office:value-type="float" office:value="-0.000275403300000004" calcext:value-type="float">
            <text:p>-0.0002754033</text:p>
          </table:table-cell>
          <table:table-cell table:formula="of:=[.D41]-[.$B41]" office:value-type="float" office:value="-0.00103211410000001" calcext:value-type="float">
            <text:p>-0.0010321141</text:p>
          </table:table-cell>
          <table:table-cell table:formula="of:=[.E41]-[.$B41]" office:value-type="float" office:value="-0.000225275800000008" calcext:value-type="float">
            <text:p>-0.000225275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0.132612253412" calcext:value-type="float">
            <text:p>0.132612253412</text:p>
          </table:table-cell>
          <table:table-cell office:value-type="float" office:value="0.131542990812" calcext:value-type="float">
            <text:p>0.131542990812</text:p>
          </table:table-cell>
          <table:table-cell office:value-type="float" office:value="0.131737868212" calcext:value-type="float">
            <text:p>0.131737868212</text:p>
          </table:table-cell>
          <table:table-cell office:value-type="float" office:value="0.131786595012" calcext:value-type="float">
            <text:p>0.131786595012</text:p>
          </table:table-cell>
          <table:table-cell table:formula="of:=[.C42]-[.$B42]" office:value-type="float" office:value="-0.00106926260000001" calcext:value-type="float">
            <text:p>-0.0010692626</text:p>
          </table:table-cell>
          <table:table-cell table:formula="of:=[.D42]-[.$B42]" office:value-type="float" office:value="-0.000874385200000022" calcext:value-type="float">
            <text:p>-0.0008743852</text:p>
          </table:table-cell>
          <table:table-cell table:formula="of:=[.E42]-[.$B42]" office:value-type="float" office:value="-0.000825658400000012" calcext:value-type="float">
            <text:p>-0.000825658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0.1269949167584" calcext:value-type="float">
            <text:p>0.1269949167584</text:p>
          </table:table-cell>
          <table:table-cell office:value-type="float" office:value="0.1279877662584" calcext:value-type="float">
            <text:p>0.1279877662584</text:p>
          </table:table-cell>
          <table:table-cell office:value-type="float" office:value="0.1275413274584" calcext:value-type="float">
            <text:p>0.1275413274584</text:p>
          </table:table-cell>
          <table:table-cell office:value-type="float" office:value="0.1279341369584" calcext:value-type="float">
            <text:p>0.1279341369584</text:p>
          </table:table-cell>
          <table:table-cell table:formula="of:=[.C43]-[.$B43]" office:value-type="float" office:value="0.000992849500000004" calcext:value-type="float">
            <text:p>0.0009928495</text:p>
          </table:table-cell>
          <table:table-cell table:formula="of:=[.D43]-[.$B43]" office:value-type="float" office:value="0.0005464107" calcext:value-type="float">
            <text:p>0.0005464107</text:p>
          </table:table-cell>
          <table:table-cell table:formula="of:=[.E43]-[.$B43]" office:value-type="float" office:value="0.000939220200000007" calcext:value-type="float">
            <text:p>0.000939220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0.12894028749932" calcext:value-type="float">
            <text:p>0.12894028749932</text:p>
          </table:table-cell>
          <table:table-cell office:value-type="float" office:value="0.13020836139932" calcext:value-type="float">
            <text:p>0.13020836139932</text:p>
          </table:table-cell>
          <table:table-cell office:value-type="float" office:value="0.12881967749932" calcext:value-type="float">
            <text:p>0.12881967749932</text:p>
          </table:table-cell>
          <table:table-cell office:value-type="float" office:value="0.12922737329932" calcext:value-type="float">
            <text:p>0.12922737329932</text:p>
          </table:table-cell>
          <table:table-cell table:formula="of:=[.C44]-[.$B44]" office:value-type="float" office:value="0.0012680739" calcext:value-type="float">
            <text:p>0.0012680739</text:p>
          </table:table-cell>
          <table:table-cell table:formula="of:=[.D44]-[.$B44]" office:value-type="float" office:value="-0.000120609999999993" calcext:value-type="float">
            <text:p>-0.00012061</text:p>
          </table:table-cell>
          <table:table-cell table:formula="of:=[.E44]-[.$B44]" office:value-type="float" office:value="0.000287085800000003" calcext:value-type="float">
            <text:p>0.000287085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0.132560707773" calcext:value-type="float">
            <text:p>0.132560707773</text:p>
          </table:table-cell>
          <table:table-cell office:value-type="float" office:value="0.132387690373" calcext:value-type="float">
            <text:p>0.132387690373</text:p>
          </table:table-cell>
          <table:table-cell office:value-type="float" office:value="0.132154516973" calcext:value-type="float">
            <text:p>0.132154516973</text:p>
          </table:table-cell>
          <table:table-cell office:value-type="float" office:value="0.132355533673" calcext:value-type="float">
            <text:p>0.132355533673</text:p>
          </table:table-cell>
          <table:table-cell table:formula="of:=[.C45]-[.$B45]" office:value-type="float" office:value="-0.000173017400000003" calcext:value-type="float">
            <text:p>-0.0001730174</text:p>
          </table:table-cell>
          <table:table-cell table:formula="of:=[.D45]-[.$B45]" office:value-type="float" office:value="-0.000406190799999984" calcext:value-type="float">
            <text:p>-0.0004061908</text:p>
          </table:table-cell>
          <table:table-cell table:formula="of:=[.E45]-[.$B45]" office:value-type="float" office:value="-0.000205174100000011" calcext:value-type="float">
            <text:p>-0.000205174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0.1338684317683" calcext:value-type="float">
            <text:p>0.1338684317683</text:p>
          </table:table-cell>
          <table:table-cell office:value-type="float" office:value="0.1348555591683" calcext:value-type="float">
            <text:p>0.1348555591683</text:p>
          </table:table-cell>
          <table:table-cell office:value-type="float" office:value="0.1336252447683" calcext:value-type="float">
            <text:p>0.1336252447683</text:p>
          </table:table-cell>
          <table:table-cell office:value-type="float" office:value="0.1343008783683" calcext:value-type="float">
            <text:p>0.1343008783683</text:p>
          </table:table-cell>
          <table:table-cell table:formula="of:=[.C46]-[.$B46]" office:value-type="float" office:value="0.000987127399999982" calcext:value-type="float">
            <text:p>0.0009871274</text:p>
          </table:table-cell>
          <table:table-cell table:formula="of:=[.D46]-[.$B46]" office:value-type="float" office:value="-0.000243187000000006" calcext:value-type="float">
            <text:p>-0.000243187</text:p>
          </table:table-cell>
          <table:table-cell table:formula="of:=[.E46]-[.$B46]" office:value-type="float" office:value="0.000432446599999997" calcext:value-type="float">
            <text:p>0.0004324466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0.137909625431" calcext:value-type="float">
            <text:p>0.137909625431</text:p>
          </table:table-cell>
          <table:table-cell office:value-type="float" office:value="0.138075430631" calcext:value-type="float">
            <text:p>0.138075430631</text:p>
          </table:table-cell>
          <table:table-cell office:value-type="float" office:value="0.137110818831" calcext:value-type="float">
            <text:p>0.137110818831</text:p>
          </table:table-cell>
          <table:table-cell office:value-type="float" office:value="0.138046745931" calcext:value-type="float">
            <text:p>0.138046745931</text:p>
          </table:table-cell>
          <table:table-cell table:formula="of:=[.C47]-[.$B47]" office:value-type="float" office:value="0.00016580519999998" calcext:value-type="float">
            <text:p>0.0001658052</text:p>
          </table:table-cell>
          <table:table-cell table:formula="of:=[.D47]-[.$B47]" office:value-type="float" office:value="-0.000798806600000007" calcext:value-type="float">
            <text:p>-0.0007988066</text:p>
          </table:table-cell>
          <table:table-cell table:formula="of:=[.E47]-[.$B47]" office:value-type="float" office:value="0.000137120500000032" calcext:value-type="float">
            <text:p>0.000137120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0.1384830727989" calcext:value-type="float">
            <text:p>0.1384830727989</text:p>
          </table:table-cell>
          <table:table-cell office:value-type="float" office:value="0.1385459705989" calcext:value-type="float">
            <text:p>0.1385459705989</text:p>
          </table:table-cell>
          <table:table-cell office:value-type="float" office:value="0.1385896756989" calcext:value-type="float">
            <text:p>0.1385896756989</text:p>
          </table:table-cell>
          <table:table-cell office:value-type="float" office:value="0.1386338725989" calcext:value-type="float">
            <text:p>0.1386338725989</text:p>
          </table:table-cell>
          <table:table-cell table:formula="of:=[.C48]-[.$B48]" office:value-type="float" office:value="0.0000628977999999891" calcext:value-type="float">
            <text:p>6.28977999999891E-05</text:p>
          </table:table-cell>
          <table:table-cell table:formula="of:=[.D48]-[.$B48]" office:value-type="float" office:value="0.000106602900000002" calcext:value-type="float">
            <text:p>0.0001066029</text:p>
          </table:table-cell>
          <table:table-cell table:formula="of:=[.E48]-[.$B48]" office:value-type="float" office:value="0.00015079979999999" calcext:value-type="float">
            <text:p>0.000150799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0.141944221428" calcext:value-type="float">
            <text:p>0.141944221428</text:p>
          </table:table-cell>
          <table:table-cell office:value-type="float" office:value="0.142768047028" calcext:value-type="float">
            <text:p>0.142768047028</text:p>
          </table:table-cell>
          <table:table-cell office:value-type="float" office:value="0.142029009028" calcext:value-type="float">
            <text:p>0.142029009028</text:p>
          </table:table-cell>
          <table:table-cell office:value-type="float" office:value="0.142435006128" calcext:value-type="float">
            <text:p>0.142435006128</text:p>
          </table:table-cell>
          <table:table-cell table:formula="of:=[.C49]-[.$B49]" office:value-type="float" office:value="0.000823825599999994" calcext:value-type="float">
            <text:p>0.0008238256</text:p>
          </table:table-cell>
          <table:table-cell table:formula="of:=[.D49]-[.$B49]" office:value-type="float" office:value="0.000084787599999997" calcext:value-type="float">
            <text:p>8.4787599999997E-05</text:p>
          </table:table-cell>
          <table:table-cell table:formula="of:=[.E49]-[.$B49]" office:value-type="float" office:value="0.000490784699999997" calcext:value-type="float">
            <text:p>0.0004907847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1450447848597" calcext:value-type="float">
            <text:p>0.1450447848597</text:p>
          </table:table-cell>
          <table:table-cell office:value-type="float" office:value="0.1455193122597" calcext:value-type="float">
            <text:p>0.1455193122597</text:p>
          </table:table-cell>
          <table:table-cell office:value-type="float" office:value="0.1440996637597" calcext:value-type="float">
            <text:p>0.1440996637597</text:p>
          </table:table-cell>
          <table:table-cell office:value-type="float" office:value="0.1444752624597" calcext:value-type="float">
            <text:p>0.1444752624597</text:p>
          </table:table-cell>
          <table:table-cell table:formula="of:=[.C50]-[.$B50]" office:value-type="float" office:value="0.000474527399999952" calcext:value-type="float">
            <text:p>0.0004745274</text:p>
          </table:table-cell>
          <table:table-cell table:formula="of:=[.D50]-[.$B50]" office:value-type="float" office:value="-0.000945121100000029" calcext:value-type="float">
            <text:p>-0.0009451211</text:p>
          </table:table-cell>
          <table:table-cell table:formula="of:=[.E50]-[.$B50]" office:value-type="float" office:value="-0.000569522400000022" calcext:value-type="float">
            <text:p>-0.000569522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147229641587" calcext:value-type="float">
            <text:p>0.147229641587</text:p>
          </table:table-cell>
          <table:table-cell office:value-type="float" office:value="0.148206204087" calcext:value-type="float">
            <text:p>0.148206204087</text:p>
          </table:table-cell>
          <table:table-cell office:value-type="float" office:value="0.147535726287" calcext:value-type="float">
            <text:p>0.147535726287</text:p>
          </table:table-cell>
          <table:table-cell office:value-type="float" office:value="0.147453382487" calcext:value-type="float">
            <text:p>0.147453382487</text:p>
          </table:table-cell>
          <table:table-cell table:formula="of:=[.C51]-[.$B51]" office:value-type="float" office:value="0.0009765625" calcext:value-type="float">
            <text:p>0.0009765625</text:p>
          </table:table-cell>
          <table:table-cell table:formula="of:=[.D51]-[.$B51]" office:value-type="float" office:value="0.000306084699999987" calcext:value-type="float">
            <text:p>0.0003060847</text:p>
          </table:table-cell>
          <table:table-cell table:formula="of:=[.E51]-[.$B51]" office:value-type="float" office:value="0.000223740900000019" calcext:value-type="float">
            <text:p>0.0002237409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151848718723" calcext:value-type="float">
            <text:p>0.151848718723</text:p>
          </table:table-cell>
          <table:table-cell office:value-type="float" office:value="0.152678624023" calcext:value-type="float">
            <text:p>0.152678624023</text:p>
          </table:table-cell>
          <table:table-cell office:value-type="float" office:value="0.151516527123" calcext:value-type="float">
            <text:p>0.151516527123</text:p>
          </table:table-cell>
          <table:table-cell office:value-type="float" office:value="0.151819870123" calcext:value-type="float">
            <text:p>0.151819870123</text:p>
          </table:table-cell>
          <table:table-cell table:formula="of:=[.C52]-[.$B52]" office:value-type="float" office:value="0.000829905299999989" calcext:value-type="float">
            <text:p>0.0008299053</text:p>
          </table:table-cell>
          <table:table-cell table:formula="of:=[.D52]-[.$B52]" office:value-type="float" office:value="-0.000332191600000031" calcext:value-type="float">
            <text:p>-0.0003321916</text:p>
          </table:table-cell>
          <table:table-cell table:formula="of:=[.E52]-[.$B52]" office:value-type="float" office:value="-0.0000288486000000199" calcext:value-type="float">
            <text:p>-2.88486000000199E-0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1532308436043" calcext:value-type="float">
            <text:p>0.1532308436043</text:p>
          </table:table-cell>
          <table:table-cell office:value-type="float" office:value="0.1545988149043" calcext:value-type="float">
            <text:p>0.1545988149043</text:p>
          </table:table-cell>
          <table:table-cell office:value-type="float" office:value="0.1532915062043" calcext:value-type="float">
            <text:p>0.1532915062043</text:p>
          </table:table-cell>
          <table:table-cell office:value-type="float" office:value="0.1539139426043" calcext:value-type="float">
            <text:p>0.1539139426043</text:p>
          </table:table-cell>
          <table:table-cell table:formula="of:=[.C53]-[.$B53]" office:value-type="float" office:value="0.00136797129999999" calcext:value-type="float">
            <text:p>0.0013679713</text:p>
          </table:table-cell>
          <table:table-cell table:formula="of:=[.D53]-[.$B53]" office:value-type="float" office:value="0.000060662600000011" calcext:value-type="float">
            <text:p>6.0662600000011E-05</text:p>
          </table:table-cell>
          <table:table-cell table:formula="of:=[.E53]-[.$B53]" office:value-type="float" office:value="0.000683098999999993" calcext:value-type="float">
            <text:p>0.000683099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156503964108" calcext:value-type="float">
            <text:p>0.156503964108</text:p>
          </table:table-cell>
          <table:table-cell office:value-type="float" office:value="0.158859435308" calcext:value-type="float">
            <text:p>0.158859435308</text:p>
          </table:table-cell>
          <table:table-cell office:value-type="float" office:value="0.157116237908" calcext:value-type="float">
            <text:p>0.157116237908</text:p>
          </table:table-cell>
          <table:table-cell office:value-type="float" office:value="0.156915146708" calcext:value-type="float">
            <text:p>0.156915146708</text:p>
          </table:table-cell>
          <table:table-cell table:formula="of:=[.C54]-[.$B54]" office:value-type="float" office:value="0.00235547119999999" calcext:value-type="float">
            <text:p>0.0023554712</text:p>
          </table:table-cell>
          <table:table-cell table:formula="of:=[.D54]-[.$B54]" office:value-type="float" office:value="0.000612273800000007" calcext:value-type="float">
            <text:p>0.0006122738</text:p>
          </table:table-cell>
          <table:table-cell table:formula="of:=[.E54]-[.$B54]" office:value-type="float" office:value="0.000411182600000004" calcext:value-type="float">
            <text:p>0.0004111826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159341945156" calcext:value-type="float">
            <text:p>0.159341945156</text:p>
          </table:table-cell>
          <table:table-cell office:value-type="float" office:value="0.161640717556" calcext:value-type="float">
            <text:p>0.161640717556</text:p>
          </table:table-cell>
          <table:table-cell office:value-type="float" office:value="0.160152240556" calcext:value-type="float">
            <text:p>0.160152240556</text:p>
          </table:table-cell>
          <table:table-cell office:value-type="float" office:value="0.160918309256" calcext:value-type="float">
            <text:p>0.160918309256</text:p>
          </table:table-cell>
          <table:table-cell table:formula="of:=[.C55]-[.$B55]" office:value-type="float" office:value="0.00229877240000001" calcext:value-type="float">
            <text:p>0.0022987724</text:p>
          </table:table-cell>
          <table:table-cell table:formula="of:=[.D55]-[.$B55]" office:value-type="float" office:value="0.000810295399999994" calcext:value-type="float">
            <text:p>0.0008102954</text:p>
          </table:table-cell>
          <table:table-cell table:formula="of:=[.E55]-[.$B55]" office:value-type="float" office:value="0.00157636409999998" calcext:value-type="float">
            <text:p>0.001576364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162815630339" calcext:value-type="float">
            <text:p>0.162815630339</text:p>
          </table:table-cell>
          <table:table-cell office:value-type="float" office:value="0.164625853139" calcext:value-type="float">
            <text:p>0.164625853139</text:p>
          </table:table-cell>
          <table:table-cell office:value-type="float" office:value="0.162713885239" calcext:value-type="float">
            <text:p>0.162713885239</text:p>
          </table:table-cell>
          <table:table-cell office:value-type="float" office:value="0.163336917639" calcext:value-type="float">
            <text:p>0.163336917639</text:p>
          </table:table-cell>
          <table:table-cell table:formula="of:=[.C56]-[.$B56]" office:value-type="float" office:value="0.00181022280000001" calcext:value-type="float">
            <text:p>0.0018102228</text:p>
          </table:table-cell>
          <table:table-cell table:formula="of:=[.D56]-[.$B56]" office:value-type="float" office:value="-0.000101745099999995" calcext:value-type="float">
            <text:p>-0.0001017451</text:p>
          </table:table-cell>
          <table:table-cell table:formula="of:=[.E56]-[.$B56]" office:value-type="float" office:value="0.000521287300000006" calcext:value-type="float">
            <text:p>0.0005212873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167268909886" calcext:value-type="float">
            <text:p>0.167268909886</text:p>
          </table:table-cell>
          <table:table-cell office:value-type="float" office:value="0.167616077086" calcext:value-type="float">
            <text:p>0.167616077086</text:p>
          </table:table-cell>
          <table:table-cell office:value-type="float" office:value="0.166732423386" calcext:value-type="float">
            <text:p>0.166732423386</text:p>
          </table:table-cell>
          <table:table-cell office:value-type="float" office:value="0.166698731786" calcext:value-type="float">
            <text:p>0.166698731786</text:p>
          </table:table-cell>
          <table:table-cell table:formula="of:=[.C57]-[.$B57]" office:value-type="float" office:value="0.000347167199999998" calcext:value-type="float">
            <text:p>0.0003471672</text:p>
          </table:table-cell>
          <table:table-cell table:formula="of:=[.D57]-[.$B57]" office:value-type="float" office:value="-0.000536486499999989" calcext:value-type="float">
            <text:p>-0.0005364865</text:p>
          </table:table-cell>
          <table:table-cell table:formula="of:=[.E57]-[.$B57]" office:value-type="float" office:value="-0.000570178099999985" calcext:value-type="float">
            <text:p>-0.000570178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170617932794" calcext:value-type="float">
            <text:p>0.170617932794</text:p>
          </table:table-cell>
          <table:table-cell office:value-type="float" office:value="0.171355897894" calcext:value-type="float">
            <text:p>0.171355897894</text:p>
          </table:table-cell>
          <table:table-cell office:value-type="float" office:value="0.171152079794" calcext:value-type="float">
            <text:p>0.171152079794</text:p>
          </table:table-cell>
          <table:table-cell office:value-type="float" office:value="0.169694150194" calcext:value-type="float">
            <text:p>0.169694150194</text:p>
          </table:table-cell>
          <table:table-cell table:formula="of:=[.C58]-[.$B58]" office:value-type="float" office:value="0.000737965100000015" calcext:value-type="float">
            <text:p>0.0007379651</text:p>
          </table:table-cell>
          <table:table-cell table:formula="of:=[.D58]-[.$B58]" office:value-type="float" office:value="0.00053414700000004" calcext:value-type="float">
            <text:p>0.000534147</text:p>
          </table:table-cell>
          <table:table-cell table:formula="of:=[.E58]-[.$B58]" office:value-type="float" office:value="-0.000923782600000006" calcext:value-type="float">
            <text:p>-0.000923782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1745749909594" calcext:value-type="float">
            <text:p>0.1745749909594</text:p>
          </table:table-cell>
          <table:table-cell office:value-type="float" office:value="0.1763954359594" calcext:value-type="float">
            <text:p>0.1763954359594</text:p>
          </table:table-cell>
          <table:table-cell office:value-type="float" office:value="0.1743352610594" calcext:value-type="float">
            <text:p>0.1743352610594</text:p>
          </table:table-cell>
          <table:table-cell office:value-type="float" office:value="0.1745129275594" calcext:value-type="float">
            <text:p>0.1745129275594</text:p>
          </table:table-cell>
          <table:table-cell table:formula="of:=[.C59]-[.$B59]" office:value-type="float" office:value="0.00182044499999998" calcext:value-type="float">
            <text:p>0.001820445</text:p>
          </table:table-cell>
          <table:table-cell table:formula="of:=[.D59]-[.$B59]" office:value-type="float" office:value="-0.000239729900000013" calcext:value-type="float">
            <text:p>-0.0002397299</text:p>
          </table:table-cell>
          <table:table-cell table:formula="of:=[.E59]-[.$B59]" office:value-type="float" office:value="-0.0000620634000000064" calcext:value-type="float">
            <text:p>-6.20634000000064E-05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178249355537" calcext:value-type="float">
            <text:p>0.178249355537</text:p>
          </table:table-cell>
          <table:table-cell office:value-type="float" office:value="0.181261565637" calcext:value-type="float">
            <text:p>0.181261565637</text:p>
          </table:table-cell>
          <table:table-cell office:value-type="float" office:value="0.178777884837" calcext:value-type="float">
            <text:p>0.178777884837</text:p>
          </table:table-cell>
          <table:table-cell office:value-type="float" office:value="0.179332133537" calcext:value-type="float">
            <text:p>0.179332133537</text:p>
          </table:table-cell>
          <table:table-cell table:formula="of:=[.C60]-[.$B60]" office:value-type="float" office:value="0.0030122101" calcext:value-type="float">
            <text:p>0.0030122101</text:p>
          </table:table-cell>
          <table:table-cell table:formula="of:=[.D60]-[.$B60]" office:value-type="float" office:value="0.000528529299999997" calcext:value-type="float">
            <text:p>0.0005285293</text:p>
          </table:table-cell>
          <table:table-cell table:formula="of:=[.E60]-[.$B60]" office:value-type="float" office:value="0.00108277800000001" calcext:value-type="float">
            <text:p>0.00108277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1824518062099" calcext:value-type="float">
            <text:p>0.1824518062099</text:p>
          </table:table-cell>
          <table:table-cell office:value-type="float" office:value="0.1843388147099" calcext:value-type="float">
            <text:p>0.1843388147099</text:p>
          </table:table-cell>
          <table:table-cell office:value-type="float" office:value="0.1825590349099" calcext:value-type="float">
            <text:p>0.1825590349099</text:p>
          </table:table-cell>
          <table:table-cell office:value-type="float" office:value="0.1825344182099" calcext:value-type="float">
            <text:p>0.1825344182099</text:p>
          </table:table-cell>
          <table:table-cell table:formula="of:=[.C61]-[.$B61]" office:value-type="float" office:value="0.00188700850000001" calcext:value-type="float">
            <text:p>0.0018870085</text:p>
          </table:table-cell>
          <table:table-cell table:formula="of:=[.D61]-[.$B61]" office:value-type="float" office:value="0.000107228699999989" calcext:value-type="float">
            <text:p>0.0001072287</text:p>
          </table:table-cell>
          <table:table-cell table:formula="of:=[.E61]-[.$B61]" office:value-type="float" office:value="0.0000826120000000097" calcext:value-type="float">
            <text:p>8.26120000000097E-0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187526850692" calcext:value-type="float">
            <text:p>0.187526850692</text:p>
          </table:table-cell>
          <table:table-cell office:value-type="float" office:value="0.188909603992" calcext:value-type="float">
            <text:p>0.188909603992</text:p>
          </table:table-cell>
          <table:table-cell office:value-type="float" office:value="0.186745225192" calcext:value-type="float">
            <text:p>0.186745225192</text:p>
          </table:table-cell>
          <table:table-cell office:value-type="float" office:value="0.187440647492" calcext:value-type="float">
            <text:p>0.187440647492</text:p>
          </table:table-cell>
          <table:table-cell table:formula="of:=[.C62]-[.$B62]" office:value-type="float" office:value="0.00138275330000001" calcext:value-type="float">
            <text:p>0.0013827533</text:p>
          </table:table-cell>
          <table:table-cell table:formula="of:=[.D62]-[.$B62]" office:value-type="float" office:value="-0.000781625499999994" calcext:value-type="float">
            <text:p>-0.0007816255</text:p>
          </table:table-cell>
          <table:table-cell table:formula="of:=[.E62]-[.$B62]" office:value-type="float" office:value="-0.0000862032000000235" calcext:value-type="float">
            <text:p>-8.62032000000235E-0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190173642508" calcext:value-type="float">
            <text:p>0.190173642508</text:p>
          </table:table-cell>
          <table:table-cell office:value-type="float" office:value="0.192391561108" calcext:value-type="float">
            <text:p>0.192391561108</text:p>
          </table:table-cell>
          <table:table-cell office:value-type="float" office:value="0.190747724608" calcext:value-type="float">
            <text:p>0.190747724608</text:p>
          </table:table-cell>
          <table:table-cell office:value-type="float" office:value="0.190103264308" calcext:value-type="float">
            <text:p>0.190103264308</text:p>
          </table:table-cell>
          <table:table-cell table:formula="of:=[.C63]-[.$B63]" office:value-type="float" office:value="0.00221791860000001" calcext:value-type="float">
            <text:p>0.0022179186</text:p>
          </table:table-cell>
          <table:table-cell table:formula="of:=[.D63]-[.$B63]" office:value-type="float" office:value="0.000574082100000012" calcext:value-type="float">
            <text:p>0.0005740821</text:p>
          </table:table-cell>
          <table:table-cell table:formula="of:=[.E63]-[.$B63]" office:value-type="float" office:value="-0.0000703781999999986" calcext:value-type="float">
            <text:p>-7.03781999999986E-0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1948502777254" calcext:value-type="float">
            <text:p>0.1948502777254</text:p>
          </table:table-cell>
          <table:table-cell office:value-type="float" office:value="0.1966837314254" calcext:value-type="float">
            <text:p>0.1966837314254</text:p>
          </table:table-cell>
          <table:table-cell office:value-type="float" office:value="0.1943796990254" calcext:value-type="float">
            <text:p>0.1943796990254</text:p>
          </table:table-cell>
          <table:table-cell office:value-type="float" office:value="0.1945452360254" calcext:value-type="float">
            <text:p>0.1945452360254</text:p>
          </table:table-cell>
          <table:table-cell table:formula="of:=[.C64]-[.$B64]" office:value-type="float" office:value="0.00183345370000002" calcext:value-type="float">
            <text:p>0.0018334537</text:p>
          </table:table-cell>
          <table:table-cell table:formula="of:=[.D64]-[.$B64]" office:value-type="float" office:value="-0.000470578700000002" calcext:value-type="float">
            <text:p>-0.0004705787</text:p>
          </table:table-cell>
          <table:table-cell table:formula="of:=[.E64]-[.$B64]" office:value-type="float" office:value="-0.000305041700000008" calcext:value-type="float">
            <text:p>-0.000305041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197887309826" calcext:value-type="float">
            <text:p>0.197887309826</text:p>
          </table:table-cell>
          <table:table-cell office:value-type="float" office:value="0.200186171526" calcext:value-type="float">
            <text:p>0.200186171526</text:p>
          </table:table-cell>
          <table:table-cell office:value-type="float" office:value="0.198166199926" calcext:value-type="float">
            <text:p>0.198166199926</text:p>
          </table:table-cell>
          <table:table-cell office:value-type="float" office:value="0.198806711426" calcext:value-type="float">
            <text:p>0.198806711426</text:p>
          </table:table-cell>
          <table:table-cell table:formula="of:=[.C65]-[.$B65]" office:value-type="float" office:value="0.00229886169999999" calcext:value-type="float">
            <text:p>0.0022988617</text:p>
          </table:table-cell>
          <table:table-cell table:formula="of:=[.D65]-[.$B65]" office:value-type="float" office:value="0.000278890099999984" calcext:value-type="float">
            <text:p>0.0002788901</text:p>
          </table:table-cell>
          <table:table-cell table:formula="of:=[.E65]-[.$B65]" office:value-type="float" office:value="0.000919401600000008" calcext:value-type="float">
            <text:p>0.000919401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2020760078205" calcext:value-type="float">
            <text:p>0.2020760078205</text:p>
          </table:table-cell>
          <table:table-cell office:value-type="float" office:value="0.2053411055205" calcext:value-type="float">
            <text:p>0.2053411055205</text:p>
          </table:table-cell>
          <table:table-cell office:value-type="float" office:value="0.2016867000205" calcext:value-type="float">
            <text:p>0.2016867000205</text:p>
          </table:table-cell>
          <table:table-cell office:value-type="float" office:value="0.2026928264205" calcext:value-type="float">
            <text:p>0.2026928264205</text:p>
          </table:table-cell>
          <table:table-cell table:formula="of:=[.C66]-[.$B66]" office:value-type="float" office:value="0.0032650977" calcext:value-type="float">
            <text:p>0.0032650977</text:p>
          </table:table-cell>
          <table:table-cell table:formula="of:=[.D66]-[.$B66]" office:value-type="float" office:value="-0.000389307799999988" calcext:value-type="float">
            <text:p>-0.0003893078</text:p>
          </table:table-cell>
          <table:table-cell table:formula="of:=[.E66]-[.$B66]" office:value-type="float" office:value="0.000616818600000013" calcext:value-type="float">
            <text:p>0.000616818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206578675763" calcext:value-type="float">
            <text:p>0.206578675763</text:p>
          </table:table-cell>
          <table:table-cell office:value-type="float" office:value="0.208697799663" calcext:value-type="float">
            <text:p>0.208697799663</text:p>
          </table:table-cell>
          <table:table-cell office:value-type="float" office:value="0.205380100863" calcext:value-type="float">
            <text:p>0.205380100863</text:p>
          </table:table-cell>
          <table:table-cell office:value-type="float" office:value="0.206850532563" calcext:value-type="float">
            <text:p>0.206850532563</text:p>
          </table:table-cell>
          <table:table-cell table:formula="of:=[.C67]-[.$B67]" office:value-type="float" office:value="0.00211912389999999" calcext:value-type="float">
            <text:p>0.0021191239</text:p>
          </table:table-cell>
          <table:table-cell table:formula="of:=[.D67]-[.$B67]" office:value-type="float" office:value="-0.00119857490000003" calcext:value-type="float">
            <text:p>-0.0011985749</text:p>
          </table:table-cell>
          <table:table-cell table:formula="of:=[.E67]-[.$B67]" office:value-type="float" office:value="0.000271856799999998" calcext:value-type="float">
            <text:p>0.0002718568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2098958947038" calcext:value-type="float">
            <text:p>0.2098958947038</text:p>
          </table:table-cell>
          <table:table-cell office:value-type="float" office:value="0.2128532983038" calcext:value-type="float">
            <text:p>0.2128532983038</text:p>
          </table:table-cell>
          <table:table-cell office:value-type="float" office:value="0.2098522492038" calcext:value-type="float">
            <text:p>0.2098522492038</text:p>
          </table:table-cell>
          <table:table-cell office:value-type="float" office:value="0.2100667961038" calcext:value-type="float">
            <text:p>0.2100667961038</text:p>
          </table:table-cell>
          <table:table-cell table:formula="of:=[.C68]-[.$B68]" office:value-type="float" office:value="0.00295740359999999" calcext:value-type="float">
            <text:p>0.0029574036</text:p>
          </table:table-cell>
          <table:table-cell table:formula="of:=[.D68]-[.$B68]" office:value-type="float" office:value="-0.0000436455000000224" calcext:value-type="float">
            <text:p>-4.36455000000224E-05</text:p>
          </table:table-cell>
          <table:table-cell table:formula="of:=[.E68]-[.$B68]" office:value-type="float" office:value="0.000170901399999979" calcext:value-type="float">
            <text:p>0.0001709014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214243735411" calcext:value-type="float">
            <text:p>0.214243735411</text:p>
          </table:table-cell>
          <table:table-cell office:value-type="float" office:value="0.216700817711" calcext:value-type="float">
            <text:p>0.216700817711</text:p>
          </table:table-cell>
          <table:table-cell office:value-type="float" office:value="0.213697920811" calcext:value-type="float">
            <text:p>0.213697920811</text:p>
          </table:table-cell>
          <table:table-cell office:value-type="float" office:value="0.213815520711" calcext:value-type="float">
            <text:p>0.213815520711</text:p>
          </table:table-cell>
          <table:table-cell table:formula="of:=[.C69]-[.$B69]" office:value-type="float" office:value="0.0024570823" calcext:value-type="float">
            <text:p>0.0024570823</text:p>
          </table:table-cell>
          <table:table-cell table:formula="of:=[.D69]-[.$B69]" office:value-type="float" office:value="-0.0005458146" calcext:value-type="float">
            <text:p>-0.0005458146</text:p>
          </table:table-cell>
          <table:table-cell table:formula="of:=[.E69]-[.$B69]" office:value-type="float" office:value="-0.000428214700000012" calcext:value-type="float">
            <text:p>-0.0004282147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2171769052349" calcext:value-type="float">
            <text:p>0.2171769052349</text:p>
          </table:table-cell>
          <table:table-cell office:value-type="float" office:value="0.2202012598349" calcext:value-type="float">
            <text:p>0.2202012598349</text:p>
          </table:table-cell>
          <table:table-cell office:value-type="float" office:value="0.2177944838349" calcext:value-type="float">
            <text:p>0.2177944838349</text:p>
          </table:table-cell>
          <table:table-cell office:value-type="float" office:value="0.2183101385349" calcext:value-type="float">
            <text:p>0.2183101385349</text:p>
          </table:table-cell>
          <table:table-cell table:formula="of:=[.C70]-[.$B70]" office:value-type="float" office:value="0.0030243546" calcext:value-type="float">
            <text:p>0.0030243546</text:p>
          </table:table-cell>
          <table:table-cell table:formula="of:=[.D70]-[.$B70]" office:value-type="float" office:value="0.000617578599999974" calcext:value-type="float">
            <text:p>0.0006175786</text:p>
          </table:table-cell>
          <table:table-cell table:formula="of:=[.E70]-[.$B70]" office:value-type="float" office:value="0.00113323329999998" calcext:value-type="float">
            <text:p>0.001133233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22172425747" calcext:value-type="float">
            <text:p>0.22172425747</text:p>
          </table:table-cell>
          <table:table-cell office:value-type="float" office:value="0.22447621877" calcext:value-type="float">
            <text:p>0.22447621877</text:p>
          </table:table-cell>
          <table:table-cell office:value-type="float" office:value="0.22170519887" calcext:value-type="float">
            <text:p>0.22170519887</text:p>
          </table:table-cell>
          <table:table-cell office:value-type="float" office:value="0.22136813457" calcext:value-type="float">
            <text:p>0.22136813457</text:p>
          </table:table-cell>
          <table:table-cell table:formula="of:=[.C71]-[.$B71]" office:value-type="float" office:value="0.00275196129999997" calcext:value-type="float">
            <text:p>0.0027519613</text:p>
          </table:table-cell>
          <table:table-cell table:formula="of:=[.D71]-[.$B71]" office:value-type="float" office:value="-0.0000190586000000381" calcext:value-type="float">
            <text:p>-1.90586000000381E-05</text:p>
          </table:table-cell>
          <table:table-cell table:formula="of:=[.E71]-[.$B71]" office:value-type="float" office:value="-0.000356122900000033" calcext:value-type="float">
            <text:p>-0.000356122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225626009036" calcext:value-type="float">
            <text:p>0.225626009036</text:p>
          </table:table-cell>
          <table:table-cell office:value-type="float" office:value="0.229482682936" calcext:value-type="float">
            <text:p>0.229482682936</text:p>
          </table:table-cell>
          <table:table-cell office:value-type="float" office:value="0.225488709736" calcext:value-type="float">
            <text:p>0.225488709736</text:p>
          </table:table-cell>
          <table:table-cell office:value-type="float" office:value="0.226090239836" calcext:value-type="float">
            <text:p>0.226090239836</text:p>
          </table:table-cell>
          <table:table-cell table:formula="of:=[.C72]-[.$B72]" office:value-type="float" office:value="0.0038566739" calcext:value-type="float">
            <text:p>0.0038566739</text:p>
          </table:table-cell>
          <table:table-cell table:formula="of:=[.D72]-[.$B72]" office:value-type="float" office:value="-0.000137299300000004" calcext:value-type="float">
            <text:p>-0.0001372993</text:p>
          </table:table-cell>
          <table:table-cell table:formula="of:=[.E72]-[.$B72]" office:value-type="float" office:value="0.000464230799999993" calcext:value-type="float">
            <text:p>0.0004642308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228836399802" calcext:value-type="float">
            <text:p>0.228836399802</text:p>
          </table:table-cell>
          <table:table-cell office:value-type="float" office:value="0.232456175002" calcext:value-type="float">
            <text:p>0.232456175002</text:p>
          </table:table-cell>
          <table:table-cell office:value-type="float" office:value="0.229154793002" calcext:value-type="float">
            <text:p>0.229154793002</text:p>
          </table:table-cell>
          <table:table-cell office:value-type="float" office:value="0.228214827702" calcext:value-type="float">
            <text:p>0.228214827702</text:p>
          </table:table-cell>
          <table:table-cell table:formula="of:=[.C73]-[.$B73]" office:value-type="float" office:value="0.00361977520000001" calcext:value-type="float">
            <text:p>0.0036197752</text:p>
          </table:table-cell>
          <table:table-cell table:formula="of:=[.D73]-[.$B73]" office:value-type="float" office:value="0.000318393200000017" calcext:value-type="float">
            <text:p>0.0003183932</text:p>
          </table:table-cell>
          <table:table-cell table:formula="of:=[.E73]-[.$B73]" office:value-type="float" office:value="-0.000621572099999995" calcext:value-type="float">
            <text:p>-0.000621572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2329175065679" calcext:value-type="float">
            <text:p>0.2329175065679</text:p>
          </table:table-cell>
          <table:table-cell office:value-type="float" office:value="0.2362178157679" calcext:value-type="float">
            <text:p>0.2362178157679</text:p>
          </table:table-cell>
          <table:table-cell office:value-type="float" office:value="0.2323738972679" calcext:value-type="float">
            <text:p>0.2323738972679</text:p>
          </table:table-cell>
          <table:table-cell office:value-type="float" office:value="0.2329685280679" calcext:value-type="float">
            <text:p>0.2329685280679</text:p>
          </table:table-cell>
          <table:table-cell table:formula="of:=[.C74]-[.$B74]" office:value-type="float" office:value="0.00330030920000002" calcext:value-type="float">
            <text:p>0.0033003092</text:p>
          </table:table-cell>
          <table:table-cell table:formula="of:=[.D74]-[.$B74]" office:value-type="float" office:value="-0.000543609299999998" calcext:value-type="float">
            <text:p>-0.0005436093</text:p>
          </table:table-cell>
          <table:table-cell table:formula="of:=[.E74]-[.$B74]" office:value-type="float" office:value="0.0000510214999999981" calcext:value-type="float">
            <text:p>5.10214999999981E-0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23682405283" calcext:value-type="float">
            <text:p>0.23682405283</text:p>
          </table:table-cell>
          <table:table-cell office:value-type="float" office:value="0.24126500123" calcext:value-type="float">
            <text:p>0.24126500123</text:p>
          </table:table-cell>
          <table:table-cell office:value-type="float" office:value="0.23695649443" calcext:value-type="float">
            <text:p>0.23695649443</text:p>
          </table:table-cell>
          <table:table-cell office:value-type="float" office:value="0.23777869573" calcext:value-type="float">
            <text:p>0.23777869573</text:p>
          </table:table-cell>
          <table:table-cell table:formula="of:=[.C75]-[.$B75]" office:value-type="float" office:value="0.00444094840000001" calcext:value-type="float">
            <text:p>0.0044409484</text:p>
          </table:table-cell>
          <table:table-cell table:formula="of:=[.D75]-[.$B75]" office:value-type="float" office:value="0.000132441600000005" calcext:value-type="float">
            <text:p>0.0001324416</text:p>
          </table:table-cell>
          <table:table-cell table:formula="of:=[.E75]-[.$B75]" office:value-type="float" office:value="0.000954642899999997" calcext:value-type="float">
            <text:p>0.000954642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241095114743" calcext:value-type="float">
            <text:p>0.241095114743</text:p>
          </table:table-cell>
          <table:table-cell office:value-type="float" office:value="0.245817754643" calcext:value-type="float">
            <text:p>0.245817754643</text:p>
          </table:table-cell>
          <table:table-cell office:value-type="float" office:value="0.241771403943" calcext:value-type="float">
            <text:p>0.241771403943</text:p>
          </table:table-cell>
          <table:table-cell office:value-type="float" office:value="0.241459969643" calcext:value-type="float">
            <text:p>0.241459969643</text:p>
          </table:table-cell>
          <table:table-cell table:formula="of:=[.C76]-[.$B76]" office:value-type="float" office:value="0.00472263990000002" calcext:value-type="float">
            <text:p>0.0047226399</text:p>
          </table:table-cell>
          <table:table-cell table:formula="of:=[.D76]-[.$B76]" office:value-type="float" office:value="0.000676289200000013" calcext:value-type="float">
            <text:p>0.0006762892</text:p>
          </table:table-cell>
          <table:table-cell table:formula="of:=[.E76]-[.$B76]" office:value-type="float" office:value="0.000364854900000017" calcext:value-type="float">
            <text:p>0.000364854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245976803683" calcext:value-type="float">
            <text:p>0.245976803683</text:p>
          </table:table-cell>
          <table:table-cell office:value-type="float" office:value="0.250144956483" calcext:value-type="float">
            <text:p>0.250144956483</text:p>
          </table:table-cell>
          <table:table-cell office:value-type="float" office:value="0.245891375383" calcext:value-type="float">
            <text:p>0.245891375383</text:p>
          </table:table-cell>
          <table:table-cell office:value-type="float" office:value="0.245603201783" calcext:value-type="float">
            <text:p>0.245603201783</text:p>
          </table:table-cell>
          <table:table-cell table:formula="of:=[.C77]-[.$B77]" office:value-type="float" office:value="0.00416815279999999" calcext:value-type="float">
            <text:p>0.0041681528</text:p>
          </table:table-cell>
          <table:table-cell table:formula="of:=[.D77]-[.$B77]" office:value-type="float" office:value="-0.0000854283000000233" calcext:value-type="float">
            <text:p>-8.54283000000233E-05</text:p>
          </table:table-cell>
          <table:table-cell table:formula="of:=[.E77]-[.$B77]" office:value-type="float" office:value="-0.00037360190000002" calcext:value-type="float">
            <text:p>-0.000373601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249820703162" calcext:value-type="float">
            <text:p>0.249820703162</text:p>
          </table:table-cell>
          <table:table-cell office:value-type="float" office:value="0.253832647062" calcext:value-type="float">
            <text:p>0.253832647062</text:p>
          </table:table-cell>
          <table:table-cell office:value-type="float" office:value="0.248828464662" calcext:value-type="float">
            <text:p>0.248828464662</text:p>
          </table:table-cell>
          <table:table-cell office:value-type="float" office:value="0.249244624262" calcext:value-type="float">
            <text:p>0.249244624262</text:p>
          </table:table-cell>
          <table:table-cell table:formula="of:=[.C78]-[.$B78]" office:value-type="float" office:value="0.00401194390000004" calcext:value-type="float">
            <text:p>0.0040119439</text:p>
          </table:table-cell>
          <table:table-cell table:formula="of:=[.D78]-[.$B78]" office:value-type="float" office:value="-0.000992238499999992" calcext:value-type="float">
            <text:p>-0.0009922385</text:p>
          </table:table-cell>
          <table:table-cell table:formula="of:=[.E78]-[.$B78]" office:value-type="float" office:value="-0.000576078899999999" calcext:value-type="float">
            <text:p>-0.0005760789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253767525937" calcext:value-type="float">
            <text:p>0.253767525937</text:p>
          </table:table-cell>
          <table:table-cell office:value-type="float" office:value="0.258554494237" calcext:value-type="float">
            <text:p>0.258554494237</text:p>
          </table:table-cell>
          <table:table-cell office:value-type="float" office:value="0.253286427137" calcext:value-type="float">
            <text:p>0.253286427137</text:p>
          </table:table-cell>
          <table:table-cell office:value-type="float" office:value="0.253073310637" calcext:value-type="float">
            <text:p>0.253073310637</text:p>
          </table:table-cell>
          <table:table-cell table:formula="of:=[.C79]-[.$B79]" office:value-type="float" office:value="0.00478696829999997" calcext:value-type="float">
            <text:p>0.0047869683</text:p>
          </table:table-cell>
          <table:table-cell table:formula="of:=[.D79]-[.$B79]" office:value-type="float" office:value="-0.000481098800000024" calcext:value-type="float">
            <text:p>-0.0004810988</text:p>
          </table:table-cell>
          <table:table-cell table:formula="of:=[.E79]-[.$B79]" office:value-type="float" office:value="-0.000694215300000023" calcext:value-type="float">
            <text:p>-0.0006942153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257872503342" calcext:value-type="float">
            <text:p>0.257872503342</text:p>
          </table:table-cell>
          <table:table-cell office:value-type="float" office:value="0.262976687542" calcext:value-type="float">
            <text:p>0.262976687542</text:p>
          </table:table-cell>
          <table:table-cell office:value-type="float" office:value="0.258168053042" calcext:value-type="float">
            <text:p>0.258168053042</text:p>
          </table:table-cell>
          <table:table-cell office:value-type="float" office:value="0.258030247042" calcext:value-type="float">
            <text:p>0.258030247042</text:p>
          </table:table-cell>
          <table:table-cell table:formula="of:=[.C80]-[.$B80]" office:value-type="float" office:value="0.00510418420000003" calcext:value-type="float">
            <text:p>0.0051041842</text:p>
          </table:table-cell>
          <table:table-cell table:formula="of:=[.D80]-[.$B80]" office:value-type="float" office:value="0.000295549699999953" calcext:value-type="float">
            <text:p>0.0002955497</text:p>
          </table:table-cell>
          <table:table-cell table:formula="of:=[.E80]-[.$B80]" office:value-type="float" office:value="0.00015774369999999" calcext:value-type="float">
            <text:p>0.0001577437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263392449957" calcext:value-type="float">
            <text:p>0.263392449957</text:p>
          </table:table-cell>
          <table:table-cell office:value-type="float" office:value="0.268041612257" calcext:value-type="float">
            <text:p>0.268041612257</text:p>
          </table:table-cell>
          <table:table-cell office:value-type="float" office:value="0.263168545157" calcext:value-type="float">
            <text:p>0.263168545157</text:p>
          </table:table-cell>
          <table:table-cell office:value-type="float" office:value="0.263196052657" calcext:value-type="float">
            <text:p>0.263196052657</text:p>
          </table:table-cell>
          <table:table-cell table:formula="of:=[.C81]-[.$B81]" office:value-type="float" office:value="0.00464916230000001" calcext:value-type="float">
            <text:p>0.0046491623</text:p>
          </table:table-cell>
          <table:table-cell table:formula="of:=[.D81]-[.$B81]" office:value-type="float" office:value="-0.000223904800000008" calcext:value-type="float">
            <text:p>-0.0002239048</text:p>
          </table:table-cell>
          <table:table-cell table:formula="of:=[.E81]-[.$B81]" office:value-type="float" office:value="-0.00019639730000004" calcext:value-type="float">
            <text:p>-0.000196397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268738114653" calcext:value-type="float">
            <text:p>0.268738114653</text:p>
          </table:table-cell>
          <table:table-cell office:value-type="float" office:value="0.273808890353" calcext:value-type="float">
            <text:p>0.273808890353</text:p>
          </table:table-cell>
          <table:table-cell office:value-type="float" office:value="0.268102967553" calcext:value-type="float">
            <text:p>0.268102967553</text:p>
          </table:table-cell>
          <table:table-cell office:value-type="float" office:value="0.268380933753" calcext:value-type="float">
            <text:p>0.268380933753</text:p>
          </table:table-cell>
          <table:table-cell table:formula="of:=[.C82]-[.$B82]" office:value-type="float" office:value="0.00507077569999997" calcext:value-type="float">
            <text:p>0.0050707757</text:p>
          </table:table-cell>
          <table:table-cell table:formula="of:=[.D82]-[.$B82]" office:value-type="float" office:value="-0.000635147100000011" calcext:value-type="float">
            <text:p>-0.0006351471</text:p>
          </table:table-cell>
          <table:table-cell table:formula="of:=[.E82]-[.$B82]" office:value-type="float" office:value="-0.000357180900000031" calcext:value-type="float">
            <text:p>-0.0003571809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273406376728" calcext:value-type="float">
            <text:p>0.273406376728</text:p>
          </table:table-cell>
          <table:table-cell office:value-type="float" office:value="0.278488447528" calcext:value-type="float">
            <text:p>0.278488447528</text:p>
          </table:table-cell>
          <table:table-cell office:value-type="float" office:value="0.273506482728" calcext:value-type="float">
            <text:p>0.273506482728</text:p>
          </table:table-cell>
          <table:table-cell office:value-type="float" office:value="0.273156305428" calcext:value-type="float">
            <text:p>0.273156305428</text:p>
          </table:table-cell>
          <table:table-cell table:formula="of:=[.C83]-[.$B83]" office:value-type="float" office:value="0.00508207080000001" calcext:value-type="float">
            <text:p>0.0050820708</text:p>
          </table:table-cell>
          <table:table-cell table:formula="of:=[.D83]-[.$B83]" office:value-type="float" office:value="0.000100105999999989" calcext:value-type="float">
            <text:p>0.000100106</text:p>
          </table:table-cell>
          <table:table-cell table:formula="of:=[.E83]-[.$B83]" office:value-type="float" office:value="-0.000250071299999988" calcext:value-type="float">
            <text:p>-0.000250071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2786070095932" calcext:value-type="float">
            <text:p>0.2786070095932</text:p>
          </table:table-cell>
          <table:table-cell office:value-type="float" office:value="0.2843703018932" calcext:value-type="float">
            <text:p>0.2843703018932</text:p>
          </table:table-cell>
          <table:table-cell office:value-type="float" office:value="0.2792684422932" calcext:value-type="float">
            <text:p>0.2792684422932</text:p>
          </table:table-cell>
          <table:table-cell office:value-type="float" office:value="0.2780818329932" calcext:value-type="float">
            <text:p>0.2780818329932</text:p>
          </table:table-cell>
          <table:table-cell table:formula="of:=[.C84]-[.$B84]" office:value-type="float" office:value="0.0057632923" calcext:value-type="float">
            <text:p>0.0057632923</text:p>
          </table:table-cell>
          <table:table-cell table:formula="of:=[.D84]-[.$B84]" office:value-type="float" office:value="0.00066143270000002" calcext:value-type="float">
            <text:p>0.0006614327</text:p>
          </table:table-cell>
          <table:table-cell table:formula="of:=[.E84]-[.$B84]" office:value-type="float" office:value="-0.00052517660000001" calcext:value-type="float">
            <text:p>-0.000525176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28596675177" calcext:value-type="float">
            <text:p>0.28596675177</text:p>
          </table:table-cell>
          <table:table-cell office:value-type="float" office:value="0.29260357997" calcext:value-type="float">
            <text:p>0.29260357997</text:p>
          </table:table-cell>
          <table:table-cell office:value-type="float" office:value="0.28570553437" calcext:value-type="float">
            <text:p>0.28570553437</text:p>
          </table:table-cell>
          <table:table-cell office:value-type="float" office:value="0.28599217317" calcext:value-type="float">
            <text:p>0.28599217317</text:p>
          </table:table-cell>
          <table:table-cell table:formula="of:=[.C85]-[.$B85]" office:value-type="float" office:value="0.0066368282" calcext:value-type="float">
            <text:p>0.0066368282</text:p>
          </table:table-cell>
          <table:table-cell table:formula="of:=[.D85]-[.$B85]" office:value-type="float" office:value="-0.000261217400000013" calcext:value-type="float">
            <text:p>-0.0002612174</text:p>
          </table:table-cell>
          <table:table-cell table:formula="of:=[.E85]-[.$B85]" office:value-type="float" office:value="0.0000254214000001141" calcext:value-type="float">
            <text:p>2.54214000001141E-0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292864551776" calcext:value-type="float">
            <text:p>0.292864551776</text:p>
          </table:table-cell>
          <table:table-cell office:value-type="float" office:value="0.298375626976" calcext:value-type="float">
            <text:p>0.298375626976</text:p>
          </table:table-cell>
          <table:table-cell office:value-type="float" office:value="0.292459210376" calcext:value-type="float">
            <text:p>0.292459210376</text:p>
          </table:table-cell>
          <table:table-cell office:value-type="float" office:value="0.292516639476" calcext:value-type="float">
            <text:p>0.292516639476</text:p>
          </table:table-cell>
          <table:table-cell table:formula="of:=[.C86]-[.$B86]" office:value-type="float" office:value="0.00551107519999999" calcext:value-type="float">
            <text:p>0.0055110752</text:p>
          </table:table-cell>
          <table:table-cell table:formula="of:=[.D86]-[.$B86]" office:value-type="float" office:value="-0.000405341400000037" calcext:value-type="float">
            <text:p>-0.0004053414</text:p>
          </table:table-cell>
          <table:table-cell table:formula="of:=[.E86]-[.$B86]" office:value-type="float" office:value="-0.000347912300000031" calcext:value-type="float">
            <text:p>-0.0003479123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300022791988" calcext:value-type="float">
            <text:p>0.300022791988</text:p>
          </table:table-cell>
          <table:table-cell office:value-type="float" office:value="0.306421708188" calcext:value-type="float">
            <text:p>0.306421708188</text:p>
          </table:table-cell>
          <table:table-cell office:value-type="float" office:value="0.299901347488" calcext:value-type="float">
            <text:p>0.299901347488</text:p>
          </table:table-cell>
          <table:table-cell office:value-type="float" office:value="0.299508195288" calcext:value-type="float">
            <text:p>0.299508195288</text:p>
          </table:table-cell>
          <table:table-cell table:formula="of:=[.C87]-[.$B87]" office:value-type="float" office:value="0.00639891620000005" calcext:value-type="float">
            <text:p>0.0063989162</text:p>
          </table:table-cell>
          <table:table-cell table:formula="of:=[.D87]-[.$B87]" office:value-type="float" office:value="-0.000121444499999956" calcext:value-type="float">
            <text:p>-0.0001214445</text:p>
          </table:table-cell>
          <table:table-cell table:formula="of:=[.E87]-[.$B87]" office:value-type="float" office:value="-0.000514596699999981" calcext:value-type="float">
            <text:p>-0.0005145967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306610967428" calcext:value-type="float">
            <text:p>0.306610967428</text:p>
          </table:table-cell>
          <table:table-cell office:value-type="float" office:value="0.312973375828" calcext:value-type="float">
            <text:p>0.312973375828</text:p>
          </table:table-cell>
          <table:table-cell office:value-type="float" office:value="0.306863363228" calcext:value-type="float">
            <text:p>0.306863363228</text:p>
          </table:table-cell>
          <table:table-cell office:value-type="float" office:value="0.305687244428" calcext:value-type="float">
            <text:p>0.305687244428</text:p>
          </table:table-cell>
          <table:table-cell table:formula="of:=[.C88]-[.$B88]" office:value-type="float" office:value="0.00636240839999996" calcext:value-type="float">
            <text:p>0.0063624084</text:p>
          </table:table-cell>
          <table:table-cell table:formula="of:=[.D88]-[.$B88]" office:value-type="float" office:value="0.000252395799999972" calcext:value-type="float">
            <text:p>0.0002523958</text:p>
          </table:table-cell>
          <table:table-cell table:formula="of:=[.E88]-[.$B88]" office:value-type="float" office:value="-0.000923722999999987" calcext:value-type="float">
            <text:p>-0.00092372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314388632884" calcext:value-type="float">
            <text:p>0.314388632884</text:p>
          </table:table-cell>
          <table:table-cell office:value-type="float" office:value="0.321159094684" calcext:value-type="float">
            <text:p>0.321159094684</text:p>
          </table:table-cell>
          <table:table-cell office:value-type="float" office:value="0.314471781384" calcext:value-type="float">
            <text:p>0.314471781384</text:p>
          </table:table-cell>
          <table:table-cell office:value-type="float" office:value="0.313897579984" calcext:value-type="float">
            <text:p>0.313897579984</text:p>
          </table:table-cell>
          <table:table-cell table:formula="of:=[.C89]-[.$B89]" office:value-type="float" office:value="0.00677046180000002" calcext:value-type="float">
            <text:p>0.0067704618</text:p>
          </table:table-cell>
          <table:table-cell table:formula="of:=[.D89]-[.$B89]" office:value-type="float" office:value="0.0000831485000000187" calcext:value-type="float">
            <text:p>8.31485000000187E-05</text:p>
          </table:table-cell>
          <table:table-cell table:formula="of:=[.E89]-[.$B89]" office:value-type="float" office:value="-0.0004910528999999" calcext:value-type="float">
            <text:p>-0.000491052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321936189706" calcext:value-type="float">
            <text:p>0.321936189706</text:p>
          </table:table-cell>
          <table:table-cell office:value-type="float" office:value="0.329553693106" calcext:value-type="float">
            <text:p>0.329553693106</text:p>
          </table:table-cell>
          <table:table-cell office:value-type="float" office:value="0.321035354906" calcext:value-type="float">
            <text:p>0.321035354906</text:p>
          </table:table-cell>
          <table:table-cell office:value-type="float" office:value="0.322020887906" calcext:value-type="float">
            <text:p>0.322020887906</text:p>
          </table:table-cell>
          <table:table-cell table:formula="of:=[.C90]-[.$B90]" office:value-type="float" office:value="0.0076175034" calcext:value-type="float">
            <text:p>0.0076175034</text:p>
          </table:table-cell>
          <table:table-cell table:formula="of:=[.D90]-[.$B90]" office:value-type="float" office:value="-0.000900834800000028" calcext:value-type="float">
            <text:p>-0.0009008348</text:p>
          </table:table-cell>
          <table:table-cell table:formula="of:=[.E90]-[.$B90]" office:value-type="float" office:value="0.0000846981999999552" calcext:value-type="float">
            <text:p>8.46981999999552E-0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329058703275" calcext:value-type="float">
            <text:p>0.329058703275</text:p>
          </table:table-cell>
          <table:table-cell office:value-type="float" office:value="0.336563881675" calcext:value-type="float">
            <text:p>0.336563881675</text:p>
          </table:table-cell>
          <table:table-cell office:value-type="float" office:value="0.329591747575" calcext:value-type="float">
            <text:p>0.329591747575</text:p>
          </table:table-cell>
          <table:table-cell office:value-type="float" office:value="0.328924235175" calcext:value-type="float">
            <text:p>0.328924235175</text:p>
          </table:table-cell>
          <table:table-cell table:formula="of:=[.C91]-[.$B91]" office:value-type="float" office:value="0.00750517839999992" calcext:value-type="float">
            <text:p>0.0075051784</text:p>
          </table:table-cell>
          <table:table-cell table:formula="of:=[.D91]-[.$B91]" office:value-type="float" office:value="0.000533044299999896" calcext:value-type="float">
            <text:p>0.0005330443</text:p>
          </table:table-cell>
          <table:table-cell table:formula="of:=[.E91]-[.$B91]" office:value-type="float" office:value="-0.000134468100000118" calcext:value-type="float">
            <text:p>-0.0001344681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337959159887" calcext:value-type="float">
            <text:p>0.337959159887</text:p>
          </table:table-cell>
          <table:table-cell office:value-type="float" office:value="0.344908703787" calcext:value-type="float">
            <text:p>0.344908703787</text:p>
          </table:table-cell>
          <table:table-cell office:value-type="float" office:value="0.337984879287" calcext:value-type="float">
            <text:p>0.337984879287</text:p>
          </table:table-cell>
          <table:table-cell office:value-type="float" office:value="0.337561388287" calcext:value-type="float">
            <text:p>0.337561388287</text:p>
          </table:table-cell>
          <table:table-cell table:formula="of:=[.C92]-[.$B92]" office:value-type="float" office:value="0.00694954390000002" calcext:value-type="float">
            <text:p>0.0069495439</text:p>
          </table:table-cell>
          <table:table-cell table:formula="of:=[.D92]-[.$B92]" office:value-type="float" office:value="0.0000257194000000127" calcext:value-type="float">
            <text:p>2.57194000000127E-05</text:p>
          </table:table-cell>
          <table:table-cell table:formula="of:=[.E92]-[.$B92]" office:value-type="float" office:value="-0.000397771599999985" calcext:value-type="float">
            <text:p>-0.0003977716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3439652321681" calcext:value-type="float">
            <text:p>0.3439652321681</text:p>
          </table:table-cell>
          <table:table-cell office:value-type="float" office:value="0.3510670958681" calcext:value-type="float">
            <text:p>0.3510670958681</text:p>
          </table:table-cell>
          <table:table-cell office:value-type="float" office:value="0.3439013061681" calcext:value-type="float">
            <text:p>0.3439013061681</text:p>
          </table:table-cell>
          <table:table-cell office:value-type="float" office:value="0.3431160746681" calcext:value-type="float">
            <text:p>0.3431160746681</text:p>
          </table:table-cell>
          <table:table-cell table:formula="of:=[.C93]-[.$B93]" office:value-type="float" office:value="0.00710186370000004" calcext:value-type="float">
            <text:p>0.0071018637</text:p>
          </table:table-cell>
          <table:table-cell table:formula="of:=[.D93]-[.$B93]" office:value-type="float" office:value="-0.0000639259999999919" calcext:value-type="float">
            <text:p>-6.39259999999919E-05</text:p>
          </table:table-cell>
          <table:table-cell table:formula="of:=[.E93]-[.$B93]" office:value-type="float" office:value="-0.000849157499999975" calcext:value-type="float">
            <text:p>-0.000849157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352335100771" calcext:value-type="float">
            <text:p>0.352335100771</text:p>
          </table:table-cell>
          <table:table-cell office:value-type="float" office:value="0.360007768271" calcext:value-type="float">
            <text:p>0.360007768271</text:p>
          </table:table-cell>
          <table:table-cell office:value-type="float" office:value="0.352112060171" calcext:value-type="float">
            <text:p>0.352112060171</text:p>
          </table:table-cell>
          <table:table-cell office:value-type="float" office:value="0.351737117171" calcext:value-type="float">
            <text:p>0.351737117171</text:p>
          </table:table-cell>
          <table:table-cell table:formula="of:=[.C94]-[.$B94]" office:value-type="float" office:value="0.00767266750000001" calcext:value-type="float">
            <text:p>0.0076726675</text:p>
          </table:table-cell>
          <table:table-cell table:formula="of:=[.D94]-[.$B94]" office:value-type="float" office:value="-0.000223040600000002" calcext:value-type="float">
            <text:p>-0.0002230406</text:p>
          </table:table-cell>
          <table:table-cell table:formula="of:=[.E94]-[.$B94]" office:value-type="float" office:value="-0.000597983600000018" calcext:value-type="float">
            <text:p>-0.000597983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59472646503" calcext:value-type="float">
            <text:p>0.359472646503</text:p>
          </table:table-cell>
          <table:table-cell office:value-type="float" office:value="0.367429389703" calcext:value-type="float">
            <text:p>0.367429389703</text:p>
          </table:table-cell>
          <table:table-cell office:value-type="float" office:value="0.359762533703" calcext:value-type="float">
            <text:p>0.359762533703</text:p>
          </table:table-cell>
          <table:table-cell office:value-type="float" office:value="0.359671398203" calcext:value-type="float">
            <text:p>0.359671398203</text:p>
          </table:table-cell>
          <table:table-cell table:formula="of:=[.C95]-[.$B95]" office:value-type="float" office:value="0.0079567432" calcext:value-type="float">
            <text:p>0.0079567432</text:p>
          </table:table-cell>
          <table:table-cell table:formula="of:=[.D95]-[.$B95]" office:value-type="float" office:value="0.000289887200000005" calcext:value-type="float">
            <text:p>0.0002898872</text:p>
          </table:table-cell>
          <table:table-cell table:formula="of:=[.E95]-[.$B95]" office:value-type="float" office:value="0.000198751699999999" calcext:value-type="float">
            <text:p>0.0001987517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367961883635" calcext:value-type="float">
            <text:p>0.367961883635</text:p>
          </table:table-cell>
          <table:table-cell office:value-type="float" office:value="0.375960976035" calcext:value-type="float">
            <text:p>0.375960976035</text:p>
          </table:table-cell>
          <table:table-cell office:value-type="float" office:value="0.368529260235" calcext:value-type="float">
            <text:p>0.368529260235</text:p>
          </table:table-cell>
          <table:table-cell office:value-type="float" office:value="0.368002683035" calcext:value-type="float">
            <text:p>0.368002683035</text:p>
          </table:table-cell>
          <table:table-cell table:formula="of:=[.C96]-[.$B96]" office:value-type="float" office:value="0.00799909240000002" calcext:value-type="float">
            <text:p>0.0079990924</text:p>
          </table:table-cell>
          <table:table-cell table:formula="of:=[.D96]-[.$B96]" office:value-type="float" office:value="0.000567376600000002" calcext:value-type="float">
            <text:p>0.0005673766</text:p>
          </table:table-cell>
          <table:table-cell table:formula="of:=[.E96]-[.$B96]" office:value-type="float" office:value="0.0000407994000000134" calcext:value-type="float">
            <text:p>4.07994000000134E-0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376708225343" calcext:value-type="float">
            <text:p>0.376708225343</text:p>
          </table:table-cell>
          <table:table-cell office:value-type="float" office:value="0.384752259543" calcext:value-type="float">
            <text:p>0.384752259543</text:p>
          </table:table-cell>
          <table:table-cell office:value-type="float" office:value="0.376976416443" calcext:value-type="float">
            <text:p>0.376976416443</text:p>
          </table:table-cell>
          <table:table-cell office:value-type="float" office:value="0.376303807843" calcext:value-type="float">
            <text:p>0.376303807843</text:p>
          </table:table-cell>
          <table:table-cell table:formula="of:=[.C97]-[.$B97]" office:value-type="float" office:value="0.00804403420000005" calcext:value-type="float">
            <text:p>0.0080440342</text:p>
          </table:table-cell>
          <table:table-cell table:formula="of:=[.D97]-[.$B97]" office:value-type="float" office:value="0.000268191100000037" calcext:value-type="float">
            <text:p>0.0002681911</text:p>
          </table:table-cell>
          <table:table-cell table:formula="of:=[.E97]-[.$B97]" office:value-type="float" office:value="-0.000404417499999976" calcext:value-type="float">
            <text:p>-0.000404417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3841540824875" calcext:value-type="float">
            <text:p>0.3841540824875</text:p>
          </table:table-cell>
          <table:table-cell office:value-type="float" office:value="0.3919405351875" calcext:value-type="float">
            <text:p>0.3919405351875</text:p>
          </table:table-cell>
          <table:table-cell office:value-type="float" office:value="0.3848235915875" calcext:value-type="float">
            <text:p>0.3848235915875</text:p>
          </table:table-cell>
          <table:table-cell office:value-type="float" office:value="0.3841316710875" calcext:value-type="float">
            <text:p>0.3841316710875</text:p>
          </table:table-cell>
          <table:table-cell table:formula="of:=[.C98]-[.$B98]" office:value-type="float" office:value="0.0077864527" calcext:value-type="float">
            <text:p>0.0077864527</text:p>
          </table:table-cell>
          <table:table-cell table:formula="of:=[.D98]-[.$B98]" office:value-type="float" office:value="0.000669509100000021" calcext:value-type="float">
            <text:p>0.0006695091</text:p>
          </table:table-cell>
          <table:table-cell table:formula="of:=[.E98]-[.$B98]" office:value-type="float" office:value="-0.0000224113999999775" calcext:value-type="float">
            <text:p>-2.24113999999775E-05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393126350223" calcext:value-type="float">
            <text:p>0.393126350223</text:p>
          </table:table-cell>
          <table:table-cell office:value-type="float" office:value="0.401016842923" calcext:value-type="float">
            <text:p>0.401016842923</text:p>
          </table:table-cell>
          <table:table-cell office:value-type="float" office:value="0.392687600423" calcext:value-type="float">
            <text:p>0.392687600423</text:p>
          </table:table-cell>
          <table:table-cell office:value-type="float" office:value="0.391772102923" calcext:value-type="float">
            <text:p>0.391772102923</text:p>
          </table:table-cell>
          <table:table-cell table:formula="of:=[.C99]-[.$B99]" office:value-type="float" office:value="0.00789049270000003" calcext:value-type="float">
            <text:p>0.0078904927</text:p>
          </table:table-cell>
          <table:table-cell table:formula="of:=[.D99]-[.$B99]" office:value-type="float" office:value="-0.000438749799999971" calcext:value-type="float">
            <text:p>-0.0004387498</text:p>
          </table:table-cell>
          <table:table-cell table:formula="of:=[.E99]-[.$B99]" office:value-type="float" office:value="-0.0013542473" calcext:value-type="float">
            <text:p>-0.001354247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3995603581006" calcext:value-type="float">
            <text:p>0.3995603581006</text:p>
          </table:table-cell>
          <table:table-cell office:value-type="float" office:value="0.4087438544006" calcext:value-type="float">
            <text:p>0.4087438544006</text:p>
          </table:table-cell>
          <table:table-cell office:value-type="float" office:value="0.4007538219006" calcext:value-type="float">
            <text:p>0.4007538219006</text:p>
          </table:table-cell>
          <table:table-cell office:value-type="float" office:value="0.4003064593006" calcext:value-type="float">
            <text:p>0.4003064593006</text:p>
          </table:table-cell>
          <table:table-cell table:formula="of:=[.C100]-[.$B100]" office:value-type="float" office:value="0.00918349629999998" calcext:value-type="float">
            <text:p>0.0091834963</text:p>
          </table:table-cell>
          <table:table-cell table:formula="of:=[.D100]-[.$B100]" office:value-type="float" office:value="0.00119346380000007" calcext:value-type="float">
            <text:p>0.0011934638</text:p>
          </table:table-cell>
          <table:table-cell table:formula="of:=[.E100]-[.$B100]" office:value-type="float" office:value="0.000746101200000071" calcext:value-type="float">
            <text:p>0.0007461012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408324004973" calcext:value-type="float">
            <text:p>0.408324004973</text:p>
          </table:table-cell>
          <table:table-cell office:value-type="float" office:value="0.416578980073" calcext:value-type="float">
            <text:p>0.416578980073</text:p>
          </table:table-cell>
          <table:table-cell office:value-type="float" office:value="0.408299030573" calcext:value-type="float">
            <text:p>0.408299030573</text:p>
          </table:table-cell>
          <table:table-cell office:value-type="float" office:value="0.407205821873" calcext:value-type="float">
            <text:p>0.407205821873</text:p>
          </table:table-cell>
          <table:table-cell table:formula="of:=[.C101]-[.$B101]" office:value-type="float" office:value="0.00825497510000001" calcext:value-type="float">
            <text:p>0.0082549751</text:p>
          </table:table-cell>
          <table:table-cell table:formula="of:=[.D101]-[.$B101]" office:value-type="float" office:value="-0.0000249743999999885" calcext:value-type="float">
            <text:p>-2.49743999999885E-05</text:p>
          </table:table-cell>
          <table:table-cell table:formula="of:=[.E101]-[.$B101]" office:value-type="float" office:value="-0.0011181831" calcext:value-type="float">
            <text:p>-0.0011181831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415267547204" calcext:value-type="float">
            <text:p>0.415267547204</text:p>
          </table:table-cell>
          <table:table-cell office:value-type="float" office:value="0.422919055104" calcext:value-type="float">
            <text:p>0.422919055104</text:p>
          </table:table-cell>
          <table:table-cell office:value-type="float" office:value="0.415431251404" calcext:value-type="float">
            <text:p>0.415431251404</text:p>
          </table:table-cell>
          <table:table-cell office:value-type="float" office:value="0.414355477004" calcext:value-type="float">
            <text:p>0.414355477004</text:p>
          </table:table-cell>
          <table:table-cell table:formula="of:=[.C102]-[.$B102]" office:value-type="float" office:value="0.00765150790000002" calcext:value-type="float">
            <text:p>0.0076515079</text:p>
          </table:table-cell>
          <table:table-cell table:formula="of:=[.D102]-[.$B102]" office:value-type="float" office:value="0.000163704200000003" calcext:value-type="float">
            <text:p>0.0001637042</text:p>
          </table:table-cell>
          <table:table-cell table:formula="of:=[.E102]-[.$B102]" office:value-type="float" office:value="-0.000912070200000004" calcext:value-type="float">
            <text:p>-0.0009120702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420931220243" calcext:value-type="float">
            <text:p>0.420931220243</text:p>
          </table:table-cell>
          <table:table-cell office:value-type="float" office:value="0.428516894843" calcext:value-type="float">
            <text:p>0.428516894843</text:p>
          </table:table-cell>
          <table:table-cell office:value-type="float" office:value="0.420641452343" calcext:value-type="float">
            <text:p>0.420641452343</text:p>
          </table:table-cell>
          <table:table-cell office:value-type="float" office:value="0.419967919843" calcext:value-type="float">
            <text:p>0.419967919843</text:p>
          </table:table-cell>
          <table:table-cell table:formula="of:=[.C103]-[.$B103]" office:value-type="float" office:value="0.00758567459999998" calcext:value-type="float">
            <text:p>0.0075856746</text:p>
          </table:table-cell>
          <table:table-cell table:formula="of:=[.D103]-[.$B103]" office:value-type="float" office:value="-0.000289767900000015" calcext:value-type="float">
            <text:p>-0.0002897679</text:p>
          </table:table-cell>
          <table:table-cell table:formula="of:=[.E103]-[.$B103]" office:value-type="float" office:value="-0.000963300400000033" calcext:value-type="float">
            <text:p>-0.000963300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4251569108012" calcext:value-type="float">
            <text:p>0.4251569108012</text:p>
          </table:table-cell>
          <table:table-cell office:value-type="float" office:value="0.4347015218012" calcext:value-type="float">
            <text:p>0.4347015218012</text:p>
          </table:table-cell>
          <table:table-cell office:value-type="float" office:value="0.4256354169012" calcext:value-type="float">
            <text:p>0.4256354169012</text:p>
          </table:table-cell>
          <table:table-cell office:value-type="float" office:value="0.4239846960012" calcext:value-type="float">
            <text:p>0.4239846960012</text:p>
          </table:table-cell>
          <table:table-cell table:formula="of:=[.C104]-[.$B104]" office:value-type="float" office:value="0.00954461100000004" calcext:value-type="float">
            <text:p>0.009544611</text:p>
          </table:table-cell>
          <table:table-cell table:formula="of:=[.D104]-[.$B104]" office:value-type="float" office:value="0.000478506099999998" calcext:value-type="float">
            <text:p>0.0004785061</text:p>
          </table:table-cell>
          <table:table-cell table:formula="of:=[.E104]-[.$B104]" office:value-type="float" office:value="-0.00117221479999996" calcext:value-type="float">
            <text:p>-0.0011722148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4306477973691" calcext:value-type="float">
            <text:p>0.4306477973691</text:p>
          </table:table-cell>
          <table:table-cell office:value-type="float" office:value="0.4399792323691" calcext:value-type="float">
            <text:p>0.4399792323691</text:p>
          </table:table-cell>
          <table:table-cell office:value-type="float" office:value="0.4314013193691" calcext:value-type="float">
            <text:p>0.4314013193691</text:p>
          </table:table-cell>
          <table:table-cell office:value-type="float" office:value="0.4302001665691" calcext:value-type="float">
            <text:p>0.4302001665691</text:p>
          </table:table-cell>
          <table:table-cell table:formula="of:=[.C105]-[.$B105]" office:value-type="float" office:value="0.009331435" calcext:value-type="float">
            <text:p>0.009331435</text:p>
          </table:table-cell>
          <table:table-cell table:formula="of:=[.D105]-[.$B105]" office:value-type="float" office:value="0.000753522000000006" calcext:value-type="float">
            <text:p>0.000753522</text:p>
          </table:table-cell>
          <table:table-cell table:formula="of:=[.E105]-[.$B105]" office:value-type="float" office:value="-0.000447630799999987" calcext:value-type="float">
            <text:p>-0.0004476308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436725953548" calcext:value-type="float">
            <text:p>0.436725953548</text:p>
          </table:table-cell>
          <table:table-cell office:value-type="float" office:value="0.445243010248" calcext:value-type="float">
            <text:p>0.445243010248</text:p>
          </table:table-cell>
          <table:table-cell office:value-type="float" office:value="0.436795959248" calcext:value-type="float">
            <text:p>0.436795959248</text:p>
          </table:table-cell>
          <table:table-cell office:value-type="float" office:value="0.435265013948" calcext:value-type="float">
            <text:p>0.435265013948</text:p>
          </table:table-cell>
          <table:table-cell table:formula="of:=[.C106]-[.$B106]" office:value-type="float" office:value="0.00851705669999997" calcext:value-type="float">
            <text:p>0.0085170567</text:p>
          </table:table-cell>
          <table:table-cell table:formula="of:=[.D106]-[.$B106]" office:value-type="float" office:value="0.000070005699999931" calcext:value-type="float">
            <text:p>7.0005699999931E-05</text:p>
          </table:table-cell>
          <table:table-cell table:formula="of:=[.E106]-[.$B106]" office:value-type="float" office:value="-0.00146093960000004" calcext:value-type="float">
            <text:p>-0.0014609396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440678803591" calcext:value-type="float">
            <text:p>0.440678803591</text:p>
          </table:table-cell>
          <table:table-cell office:value-type="float" office:value="0.451446293291" calcext:value-type="float">
            <text:p>0.451446293291</text:p>
          </table:table-cell>
          <table:table-cell office:value-type="float" office:value="0.440657882391" calcext:value-type="float">
            <text:p>0.440657882391</text:p>
          </table:table-cell>
          <table:table-cell office:value-type="float" office:value="0.439882187491" calcext:value-type="float">
            <text:p>0.439882187491</text:p>
          </table:table-cell>
          <table:table-cell table:formula="of:=[.C107]-[.$B107]" office:value-type="float" office:value="0.0107674897" calcext:value-type="float">
            <text:p>0.0107674897</text:p>
          </table:table-cell>
          <table:table-cell table:formula="of:=[.D107]-[.$B107]" office:value-type="float" office:value="-0.0000209211999999681" calcext:value-type="float">
            <text:p>-2.09211999999681E-05</text:p>
          </table:table-cell>
          <table:table-cell table:formula="of:=[.E107]-[.$B107]" office:value-type="float" office:value="-0.000796616099999981" calcext:value-type="float">
            <text:p>-0.0007966161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445378976188" calcext:value-type="float">
            <text:p>0.445378976188</text:p>
          </table:table-cell>
          <table:table-cell office:value-type="float" office:value="0.455002324888" calcext:value-type="float">
            <text:p>0.455002324888</text:p>
          </table:table-cell>
          <table:table-cell office:value-type="float" office:value="0.445637064288" calcext:value-type="float">
            <text:p>0.445637064288</text:p>
          </table:table-cell>
          <table:table-cell office:value-type="float" office:value="0.444693463188" calcext:value-type="float">
            <text:p>0.444693463188</text:p>
          </table:table-cell>
          <table:table-cell table:formula="of:=[.C108]-[.$B108]" office:value-type="float" office:value="0.00962334870000003" calcext:value-type="float">
            <text:p>0.0096233487</text:p>
          </table:table-cell>
          <table:table-cell table:formula="of:=[.D108]-[.$B108]" office:value-type="float" office:value="0.000258088099999998" calcext:value-type="float">
            <text:p>0.0002580881</text:p>
          </table:table-cell>
          <table:table-cell table:formula="of:=[.E108]-[.$B108]" office:value-type="float" office:value="-0.000685512999999971" calcext:value-type="float">
            <text:p>-0.00068551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4488229009081" calcext:value-type="float">
            <text:p>0.4488229009081</text:p>
          </table:table-cell>
          <table:table-cell office:value-type="float" office:value="0.4583017382081" calcext:value-type="float">
            <text:p>0.4583017382081</text:p>
          </table:table-cell>
          <table:table-cell office:value-type="float" office:value="0.4491785619081" calcext:value-type="float">
            <text:p>0.4491785619081</text:p>
          </table:table-cell>
          <table:table-cell office:value-type="float" office:value="0.4488015327081" calcext:value-type="float">
            <text:p>0.4488015327081</text:p>
          </table:table-cell>
          <table:table-cell table:formula="of:=[.C109]-[.$B109]" office:value-type="float" office:value="0.00947883729999999" calcext:value-type="float">
            <text:p>0.0094788373</text:p>
          </table:table-cell>
          <table:table-cell table:formula="of:=[.D109]-[.$B109]" office:value-type="float" office:value="0.000355661000000007" calcext:value-type="float">
            <text:p>0.000355661</text:p>
          </table:table-cell>
          <table:table-cell table:formula="of:=[.E109]-[.$B109]" office:value-type="float" office:value="-0.0000213681999999826" calcext:value-type="float">
            <text:p>-2.13681999999826E-0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4529548001306" calcext:value-type="float">
            <text:p>0.4529548001306</text:p>
          </table:table-cell>
          <table:table-cell office:value-type="float" office:value="0.4637693775306" calcext:value-type="float">
            <text:p>0.4637693775306</text:p>
          </table:table-cell>
          <table:table-cell office:value-type="float" office:value="0.4536682081306" calcext:value-type="float">
            <text:p>0.4536682081306</text:p>
          </table:table-cell>
          <table:table-cell office:value-type="float" office:value="0.4526832712306" calcext:value-type="float">
            <text:p>0.4526832712306</text:p>
          </table:table-cell>
          <table:table-cell table:formula="of:=[.C110]-[.$B110]" office:value-type="float" office:value="0.0108145774" calcext:value-type="float">
            <text:p>0.0108145774</text:p>
          </table:table-cell>
          <table:table-cell table:formula="of:=[.D110]-[.$B110]" office:value-type="float" office:value="0.000713407999999971" calcext:value-type="float">
            <text:p>0.000713408</text:p>
          </table:table-cell>
          <table:table-cell table:formula="of:=[.E110]-[.$B110]" office:value-type="float" office:value="-0.000271528899999984" calcext:value-type="float">
            <text:p>-0.0002715289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4569799778952" calcext:value-type="float">
            <text:p>0.4569799778952</text:p>
          </table:table-cell>
          <table:table-cell office:value-type="float" office:value="0.4679516134952" calcext:value-type="float">
            <text:p>0.4679516134952</text:p>
          </table:table-cell>
          <table:table-cell office:value-type="float" office:value="0.4568637189952" calcext:value-type="float">
            <text:p>0.4568637189952</text:p>
          </table:table-cell>
          <table:table-cell office:value-type="float" office:value="0.4551370618952" calcext:value-type="float">
            <text:p>0.4551370618952</text:p>
          </table:table-cell>
          <table:table-cell table:formula="of:=[.C111]-[.$B111]" office:value-type="float" office:value="0.0109716356" calcext:value-type="float">
            <text:p>0.0109716356</text:p>
          </table:table-cell>
          <table:table-cell table:formula="of:=[.D111]-[.$B111]" office:value-type="float" office:value="-0.000116258899999999" calcext:value-type="float">
            <text:p>-0.0001162589</text:p>
          </table:table-cell>
          <table:table-cell table:formula="of:=[.E111]-[.$B111]" office:value-type="float" office:value="-0.00184291599999997" calcext:value-type="float">
            <text:p>-0.00184291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459793694512" calcext:value-type="float">
            <text:p>0.459793694512</text:p>
          </table:table-cell>
          <table:table-cell office:value-type="float" office:value="0.470403857712" calcext:value-type="float">
            <text:p>0.470403857712</text:p>
          </table:table-cell>
          <table:table-cell office:value-type="float" office:value="0.460351623812" calcext:value-type="float">
            <text:p>0.460351623812</text:p>
          </table:table-cell>
          <table:table-cell office:value-type="float" office:value="0.458176113912" calcext:value-type="float">
            <text:p>0.458176113912</text:p>
          </table:table-cell>
          <table:table-cell table:formula="of:=[.C112]-[.$B112]" office:value-type="float" office:value="0.0106101632000001" calcext:value-type="float">
            <text:p>0.0106101632</text:p>
          </table:table-cell>
          <table:table-cell table:formula="of:=[.D112]-[.$B112]" office:value-type="float" office:value="0.000557929299999982" calcext:value-type="float">
            <text:p>0.0005579293</text:p>
          </table:table-cell>
          <table:table-cell table:formula="of:=[.E112]-[.$B112]" office:value-type="float" office:value="-0.00161758060000006" calcext:value-type="float">
            <text:p>-0.001617580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4616028290969" calcext:value-type="float">
            <text:p>0.4616028290969</text:p>
          </table:table-cell>
          <table:table-cell office:value-type="float" office:value="0.4729083698969" calcext:value-type="float">
            <text:p>0.4729083698969</text:p>
          </table:table-cell>
          <table:table-cell office:value-type="float" office:value="0.4629318040969" calcext:value-type="float">
            <text:p>0.4629318040969</text:p>
          </table:table-cell>
          <table:table-cell office:value-type="float" office:value="0.4602951031969" calcext:value-type="float">
            <text:p>0.4602951031969</text:p>
          </table:table-cell>
          <table:table-cell table:formula="of:=[.C113]-[.$B113]" office:value-type="float" office:value="0.0113055408" calcext:value-type="float">
            <text:p>0.0113055408</text:p>
          </table:table-cell>
          <table:table-cell table:formula="of:=[.D113]-[.$B113]" office:value-type="float" office:value="0.00132897499999995" calcext:value-type="float">
            <text:p>0.001328975</text:p>
          </table:table-cell>
          <table:table-cell table:formula="of:=[.E113]-[.$B113]" office:value-type="float" office:value="-0.0013077259" calcext:value-type="float">
            <text:p>-0.0013077259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4635851631723" calcext:value-type="float">
            <text:p>0.4635851631723</text:p>
          </table:table-cell>
          <table:table-cell office:value-type="float" office:value="0.4761402259723" calcext:value-type="float">
            <text:p>0.4761402259723</text:p>
          </table:table-cell>
          <table:table-cell office:value-type="float" office:value="0.4656135986723" calcext:value-type="float">
            <text:p>0.4656135986723</text:p>
          </table:table-cell>
          <table:table-cell office:value-type="float" office:value="0.4635969350723" calcext:value-type="float">
            <text:p>0.4635969350723</text:p>
          </table:table-cell>
          <table:table-cell table:formula="of:=[.C114]-[.$B114]" office:value-type="float" office:value="0.0125550628" calcext:value-type="float">
            <text:p>0.0125550628</text:p>
          </table:table-cell>
          <table:table-cell table:formula="of:=[.D114]-[.$B114]" office:value-type="float" office:value="0.00202843549999998" calcext:value-type="float">
            <text:p>0.0020284355</text:p>
          </table:table-cell>
          <table:table-cell table:formula="of:=[.E114]-[.$B114]" office:value-type="float" office:value="0.0000117718999999572" calcext:value-type="float">
            <text:p>1.17718999999572E-0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467258499438" calcext:value-type="float">
            <text:p>0.467258499438</text:p>
          </table:table-cell>
          <table:table-cell office:value-type="float" office:value="0.480283872738" calcext:value-type="float">
            <text:p>0.480283872738</text:p>
          </table:table-cell>
          <table:table-cell office:value-type="float" office:value="0.469224260638" calcext:value-type="float">
            <text:p>0.469224260638</text:p>
          </table:table-cell>
          <table:table-cell office:value-type="float" office:value="0.466728494938" calcext:value-type="float">
            <text:p>0.466728494938</text:p>
          </table:table-cell>
          <table:table-cell table:formula="of:=[.C115]-[.$B115]" office:value-type="float" office:value="0.0130253733" calcext:value-type="float">
            <text:p>0.0130253733</text:p>
          </table:table-cell>
          <table:table-cell table:formula="of:=[.D115]-[.$B115]" office:value-type="float" office:value="0.00196576120000014" calcext:value-type="float">
            <text:p>0.0019657612</text:p>
          </table:table-cell>
          <table:table-cell table:formula="of:=[.E115]-[.$B115]" office:value-type="float" office:value="-0.000530004499999959" calcext:value-type="float">
            <text:p>-0.000530004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4703513953228" calcext:value-type="float">
            <text:p>0.4703513953228</text:p>
          </table:table-cell>
          <table:table-cell office:value-type="float" office:value="0.4845022533228" calcext:value-type="float">
            <text:p>0.4845022533228</text:p>
          </table:table-cell>
          <table:table-cell office:value-type="float" office:value="0.4731614265228" calcext:value-type="float">
            <text:p>0.4731614265228</text:p>
          </table:table-cell>
          <table:table-cell office:value-type="float" office:value="0.4693286392228" calcext:value-type="float">
            <text:p>0.4693286392228</text:p>
          </table:table-cell>
          <table:table-cell table:formula="of:=[.C116]-[.$B116]" office:value-type="float" office:value="0.014150858" calcext:value-type="float">
            <text:p>0.014150858</text:p>
          </table:table-cell>
          <table:table-cell table:formula="of:=[.D116]-[.$B116]" office:value-type="float" office:value="0.00281003120000001" calcext:value-type="float">
            <text:p>0.0028100312</text:p>
          </table:table-cell>
          <table:table-cell table:formula="of:=[.E116]-[.$B116]" office:value-type="float" office:value="-0.00102275609999991" calcext:value-type="float">
            <text:p>-0.001022756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474794962518" calcext:value-type="float">
            <text:p>0.474794962518</text:p>
          </table:table-cell>
          <table:table-cell office:value-type="float" office:value="0.489945211518" calcext:value-type="float">
            <text:p>0.489945211518</text:p>
          </table:table-cell>
          <table:table-cell office:value-type="float" office:value="0.477761306918" calcext:value-type="float">
            <text:p>0.477761306918</text:p>
          </table:table-cell>
          <table:table-cell office:value-type="float" office:value="0.474455573718" calcext:value-type="float">
            <text:p>0.474455573718</text:p>
          </table:table-cell>
          <table:table-cell table:formula="of:=[.C117]-[.$B117]" office:value-type="float" office:value="0.015150249" calcext:value-type="float">
            <text:p>0.015150249</text:p>
          </table:table-cell>
          <table:table-cell table:formula="of:=[.D117]-[.$B117]" office:value-type="float" office:value="0.00296634440000004" calcext:value-type="float">
            <text:p>0.0029663444</text:p>
          </table:table-cell>
          <table:table-cell table:formula="of:=[.E117]-[.$B117]" office:value-type="float" office:value="-0.000339388799999951" calcext:value-type="float">
            <text:p>-0.0003393888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478873152371" calcext:value-type="float">
            <text:p>0.478873152371</text:p>
          </table:table-cell>
          <table:table-cell office:value-type="float" office:value="0.495607663071" calcext:value-type="float">
            <text:p>0.495607663071</text:p>
          </table:table-cell>
          <table:table-cell office:value-type="float" office:value="0.482664484671" calcext:value-type="float">
            <text:p>0.482664484671</text:p>
          </table:table-cell>
          <table:table-cell office:value-type="float" office:value="0.477356899671" calcext:value-type="float">
            <text:p>0.477356899671</text:p>
          </table:table-cell>
          <table:table-cell table:formula="of:=[.C118]-[.$B118]" office:value-type="float" office:value="0.0167345107" calcext:value-type="float">
            <text:p>0.0167345107</text:p>
          </table:table-cell>
          <table:table-cell table:formula="of:=[.D118]-[.$B118]" office:value-type="float" office:value="0.00379133230000001" calcext:value-type="float">
            <text:p>0.0037913323</text:p>
          </table:table-cell>
          <table:table-cell table:formula="of:=[.E118]-[.$B118]" office:value-type="float" office:value="-0.0015162527" calcext:value-type="float">
            <text:p>-0.001516252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484640978985" calcext:value-type="float">
            <text:p>0.484640978985</text:p>
          </table:table-cell>
          <table:table-cell office:value-type="float" office:value="0.503766619385" calcext:value-type="float">
            <text:p>0.503766619385</text:p>
          </table:table-cell>
          <table:table-cell office:value-type="float" office:value="0.490187131585" calcext:value-type="float">
            <text:p>0.490187131585</text:p>
          </table:table-cell>
          <table:table-cell office:value-type="float" office:value="0.482533984585" calcext:value-type="float">
            <text:p>0.482533984585</text:p>
          </table:table-cell>
          <table:table-cell table:formula="of:=[.C119]-[.$B119]" office:value-type="float" office:value="0.0191256404" calcext:value-type="float">
            <text:p>0.0191256404</text:p>
          </table:table-cell>
          <table:table-cell table:formula="of:=[.D119]-[.$B119]" office:value-type="float" office:value="0.00554615260000013" calcext:value-type="float">
            <text:p>0.0055461526</text:p>
          </table:table-cell>
          <table:table-cell table:formula="of:=[.E119]-[.$B119]" office:value-type="float" office:value="-0.00210699440000001" calcext:value-type="float">
            <text:p>-0.002106994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490813671259" calcext:value-type="float">
            <text:p>0.490813671259</text:p>
          </table:table-cell>
          <table:table-cell office:value-type="float" office:value="0.514655886759" calcext:value-type="float">
            <text:p>0.514655886759</text:p>
          </table:table-cell>
          <table:table-cell office:value-type="float" office:value="0.498810051559" calcext:value-type="float">
            <text:p>0.498810051559</text:p>
          </table:table-cell>
          <table:table-cell office:value-type="float" office:value="0.491228817659" calcext:value-type="float">
            <text:p>0.491228817659</text:p>
          </table:table-cell>
          <table:table-cell table:formula="of:=[.C120]-[.$B120]" office:value-type="float" office:value="0.0238422155000001" calcext:value-type="float">
            <text:p>0.0238422155</text:p>
          </table:table-cell>
          <table:table-cell table:formula="of:=[.D120]-[.$B120]" office:value-type="float" office:value="0.00799638029999999" calcext:value-type="float">
            <text:p>0.0079963803</text:p>
          </table:table-cell>
          <table:table-cell table:formula="of:=[.E120]-[.$B120]" office:value-type="float" office:value="0.00041514640000001" calcext:value-type="float">
            <text:p>0.000415146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500130144715" calcext:value-type="float">
            <text:p>0.500130144715</text:p>
          </table:table-cell>
          <table:table-cell office:value-type="float" office:value="0.526283798615" calcext:value-type="float">
            <text:p>0.526283798615</text:p>
          </table:table-cell>
          <table:table-cell office:value-type="float" office:value="0.510558543615" calcext:value-type="float">
            <text:p>0.510558543615</text:p>
          </table:table-cell>
          <table:table-cell office:value-type="float" office:value="0.499215988315" calcext:value-type="float">
            <text:p>0.499215988315</text:p>
          </table:table-cell>
          <table:table-cell table:formula="of:=[.C121]-[.$B121]" office:value-type="float" office:value="0.0261536539" calcext:value-type="float">
            <text:p>0.0261536539</text:p>
          </table:table-cell>
          <table:table-cell table:formula="of:=[.D121]-[.$B121]" office:value-type="float" office:value="0.0104283989" calcext:value-type="float">
            <text:p>0.0104283989</text:p>
          </table:table-cell>
          <table:table-cell table:formula="of:=[.E121]-[.$B121]" office:value-type="float" office:value="-0.000914156400000032" calcext:value-type="float">
            <text:p>-0.000914156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5112477044124" calcext:value-type="float">
            <text:p>0.5112477044124</text:p>
          </table:table-cell>
          <table:table-cell office:value-type="float" office:value="0.5429905156124" calcext:value-type="float">
            <text:p>0.5429905156124</text:p>
          </table:table-cell>
          <table:table-cell office:value-type="float" office:value="0.5250447491124" calcext:value-type="float">
            <text:p>0.5250447491124</text:p>
          </table:table-cell>
          <table:table-cell office:value-type="float" office:value="0.5105853180124" calcext:value-type="float">
            <text:p>0.5105853180124</text:p>
          </table:table-cell>
          <table:table-cell table:formula="of:=[.C122]-[.$B122]" office:value-type="float" office:value="0.0317428112" calcext:value-type="float">
            <text:p>0.0317428112</text:p>
          </table:table-cell>
          <table:table-cell table:formula="of:=[.D122]-[.$B122]" office:value-type="float" office:value="0.0137970447000001" calcext:value-type="float">
            <text:p>0.0137970447</text:p>
          </table:table-cell>
          <table:table-cell table:formula="of:=[.E122]-[.$B122]" office:value-type="float" office:value="-0.000662386400000048" calcext:value-type="float">
            <text:p>-0.000662386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526929370085" calcext:value-type="float">
            <text:p>0.526929370085</text:p>
          </table:table-cell>
          <table:table-cell office:value-type="float" office:value="0.564315310585" calcext:value-type="float">
            <text:p>0.564315310585</text:p>
          </table:table-cell>
          <table:table-cell office:value-type="float" office:value="0.545748165785" calcext:value-type="float">
            <text:p>0.545748165785</text:p>
          </table:table-cell>
          <table:table-cell office:value-type="float" office:value="0.526152840785" calcext:value-type="float">
            <text:p>0.526152840785</text:p>
          </table:table-cell>
          <table:table-cell table:formula="of:=[.C123]-[.$B123]" office:value-type="float" office:value="0.0373859405000001" calcext:value-type="float">
            <text:p>0.0373859405</text:p>
          </table:table-cell>
          <table:table-cell table:formula="of:=[.D123]-[.$B123]" office:value-type="float" office:value="0.0188187957" calcext:value-type="float">
            <text:p>0.0188187957</text:p>
          </table:table-cell>
          <table:table-cell table:formula="of:=[.E123]-[.$B123]" office:value-type="float" office:value="-0.00077652929999994" calcext:value-type="float">
            <text:p>-0.000776529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5454476031787" calcext:value-type="float">
            <text:p>0.5454476031787</text:p>
          </table:table-cell>
          <table:table-cell office:value-type="float" office:value="0.5913496764787" calcext:value-type="float">
            <text:p>0.5913496764787</text:p>
          </table:table-cell>
          <table:table-cell office:value-type="float" office:value="0.5724219235787" calcext:value-type="float">
            <text:p>0.5724219235787</text:p>
          </table:table-cell>
          <table:table-cell office:value-type="float" office:value="0.5438544305787" calcext:value-type="float">
            <text:p>0.5438544305787</text:p>
          </table:table-cell>
          <table:table-cell table:formula="of:=[.C124]-[.$B124]" office:value-type="float" office:value="0.0459020733000001" calcext:value-type="float">
            <text:p>0.0459020733</text:p>
          </table:table-cell>
          <table:table-cell table:formula="of:=[.D124]-[.$B124]" office:value-type="float" office:value="0.0269743204" calcext:value-type="float">
            <text:p>0.0269743204</text:p>
          </table:table-cell>
          <table:table-cell table:formula="of:=[.E124]-[.$B124]" office:value-type="float" office:value="-0.00159317259999991" calcext:value-type="float">
            <text:p>-0.001593172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570020913566" calcext:value-type="float">
            <text:p>0.570020913566</text:p>
          </table:table-cell>
          <table:table-cell office:value-type="float" office:value="0.628961205066" calcext:value-type="float">
            <text:p>0.628961205066</text:p>
          </table:table-cell>
          <table:table-cell office:value-type="float" office:value="0.607300281066" calcext:value-type="float">
            <text:p>0.607300281066</text:p>
          </table:table-cell>
          <table:table-cell office:value-type="float" office:value="0.570051133166" calcext:value-type="float">
            <text:p>0.570051133166</text:p>
          </table:table-cell>
          <table:table-cell table:formula="of:=[.C125]-[.$B125]" office:value-type="float" office:value="0.0589402915" calcext:value-type="float">
            <text:p>0.0589402915</text:p>
          </table:table-cell>
          <table:table-cell table:formula="of:=[.D125]-[.$B125]" office:value-type="float" office:value="0.0372793675" calcext:value-type="float">
            <text:p>0.0372793675</text:p>
          </table:table-cell>
          <table:table-cell table:formula="of:=[.E125]-[.$B125]" office:value-type="float" office:value="0.0000302196000000476" calcext:value-type="float">
            <text:p>3.02196000000476E-0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008138773511" calcext:value-type="float">
            <text:p>0.6008138773511</text:p>
          </table:table-cell>
          <table:table-cell office:value-type="float" office:value="0.6745337960511" calcext:value-type="float">
            <text:p>0.6745337960511</text:p>
          </table:table-cell>
          <table:table-cell office:value-type="float" office:value="0.6526159164511" calcext:value-type="float">
            <text:p>0.6526159164511</text:p>
          </table:table-cell>
          <table:table-cell office:value-type="float" office:value="0.6003197548511" calcext:value-type="float">
            <text:p>0.6003197548511</text:p>
          </table:table-cell>
          <table:table-cell table:formula="of:=[.C126]-[.$B126]" office:value-type="float" office:value="0.0737199186999999" calcext:value-type="float">
            <text:p>0.0737199187</text:p>
          </table:table-cell>
          <table:table-cell table:formula="of:=[.D126]-[.$B126]" office:value-type="float" office:value="0.0518020391" calcext:value-type="float">
            <text:p>0.0518020391</text:p>
          </table:table-cell>
          <table:table-cell table:formula="of:=[.E126]-[.$B126]" office:value-type="float" office:value="-0.000494122500000027" calcext:value-type="float">
            <text:p>-0.000494122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400195252816" calcext:value-type="float">
            <text:p>0.6400195252816</text:p>
          </table:table-cell>
          <table:table-cell office:value-type="float" office:value="0.7344858538816" calcext:value-type="float">
            <text:p>0.7344858538816</text:p>
          </table:table-cell>
          <table:table-cell office:value-type="float" office:value="0.7114906799816" calcext:value-type="float">
            <text:p>0.7114906799816</text:p>
          </table:table-cell>
          <table:table-cell office:value-type="float" office:value="0.6399372112816" calcext:value-type="float">
            <text:p>0.6399372112816</text:p>
          </table:table-cell>
          <table:table-cell table:formula="of:=[.C127]-[.$B127]" office:value-type="float" office:value="0.0944663285999999" calcext:value-type="float">
            <text:p>0.0944663286</text:p>
          </table:table-cell>
          <table:table-cell table:formula="of:=[.D127]-[.$B127]" office:value-type="float" office:value="0.0714711547" calcext:value-type="float">
            <text:p>0.0714711547</text:p>
          </table:table-cell>
          <table:table-cell table:formula="of:=[.E127]-[.$B127]" office:value-type="float" office:value="-0.0000823140000000278" calcext:value-type="float">
            <text:p>-8.23140000000278E-0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890111705009" calcext:value-type="float">
            <text:p>0.6890111705009</text:p>
          </table:table-cell>
          <table:table-cell office:value-type="float" office:value="0.8105986257009" calcext:value-type="float">
            <text:p>0.8105986257009</text:p>
          </table:table-cell>
          <table:table-cell office:value-type="float" office:value="0.7895364900009" calcext:value-type="float">
            <text:p>0.7895364900009</text:p>
          </table:table-cell>
          <table:table-cell office:value-type="float" office:value="0.6887686988009" calcext:value-type="float">
            <text:p>0.6887686988009</text:p>
          </table:table-cell>
          <table:table-cell table:formula="of:=[.C128]-[.$B128]" office:value-type="float" office:value="0.1215874552" calcext:value-type="float">
            <text:p>0.1215874552</text:p>
          </table:table-cell>
          <table:table-cell table:formula="of:=[.D128]-[.$B128]" office:value-type="float" office:value="0.1005253195" calcext:value-type="float">
            <text:p>0.1005253195</text:p>
          </table:table-cell>
          <table:table-cell table:formula="of:=[.E128]-[.$B128]" office:value-type="float" office:value="-0.000242471700000024" calcext:value-type="float">
            <text:p>-0.000242471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74832487574717" calcext:value-type="float">
            <text:p>0.74832487574717</text:p>
          </table:table-cell>
          <table:table-cell office:value-type="float" office:value="0.90454966294717" calcext:value-type="float">
            <text:p>0.90454966294717</text:p>
          </table:table-cell>
          <table:table-cell office:value-type="float" office:value="0.88858885044717" calcext:value-type="float">
            <text:p>0.88858885044717</text:p>
          </table:table-cell>
          <table:table-cell office:value-type="float" office:value="0.74693102114717" calcext:value-type="float">
            <text:p>0.74693102114717</text:p>
          </table:table-cell>
          <table:table-cell table:formula="of:=[.C129]-[.$B129]" office:value-type="float" office:value="0.1562247872" calcext:value-type="float">
            <text:p>0.1562247872</text:p>
          </table:table-cell>
          <table:table-cell table:formula="of:=[.D129]-[.$B129]" office:value-type="float" office:value="0.1402639747" calcext:value-type="float">
            <text:p>0.1402639747</text:p>
          </table:table-cell>
          <table:table-cell table:formula="of:=[.E129]-[.$B129]" office:value-type="float" office:value="-0.00139385459999997" calcext:value-type="float">
            <text:p>-0.001393854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20021691227" calcext:value-type="float">
            <text:p>0.820021691227</text:p>
          </table:table-cell>
          <table:table-cell office:value-type="float" office:value="1.027076425527" calcext:value-type="float">
            <text:p>1.027076425527</text:p>
          </table:table-cell>
          <table:table-cell office:value-type="float" office:value="1.013387384527" calcext:value-type="float">
            <text:p>1.013387384527</text:p>
          </table:table-cell>
          <table:table-cell office:value-type="float" office:value="0.820622386827" calcext:value-type="float">
            <text:p>0.820622386827</text:p>
          </table:table-cell>
          <table:table-cell table:formula="of:=[.C130]-[.$B130]" office:value-type="float" office:value="0.2070547343" calcext:value-type="float">
            <text:p>0.2070547343</text:p>
          </table:table-cell>
          <table:table-cell table:formula="of:=[.D130]-[.$B130]" office:value-type="float" office:value="0.1933656933" calcext:value-type="float">
            <text:p>0.1933656933</text:p>
          </table:table-cell>
          <table:table-cell table:formula="of:=[.E130]-[.$B130]" office:value-type="float" office:value="0.000600695599999979" calcext:value-type="float">
            <text:p>0.0006006956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9039918370165" calcext:value-type="float">
            <text:p>0.9039918370165</text:p>
          </table:table-cell>
          <table:table-cell office:value-type="float" office:value="1.1768449733165" calcext:value-type="float">
            <text:p>1.1768449733165</text:p>
          </table:table-cell>
          <table:table-cell office:value-type="float" office:value="1.1731804793165" calcext:value-type="float">
            <text:p>1.1731804793165</text:p>
          </table:table-cell>
          <table:table-cell office:value-type="float" office:value="0.9045655317165" calcext:value-type="float">
            <text:p>0.9045655317165</text:p>
          </table:table-cell>
          <table:table-cell table:formula="of:=[.C131]-[.$B131]" office:value-type="float" office:value="0.2728531363" calcext:value-type="float">
            <text:p>0.2728531363</text:p>
          </table:table-cell>
          <table:table-cell table:formula="of:=[.D131]-[.$B131]" office:value-type="float" office:value="0.2691886423" calcext:value-type="float">
            <text:p>0.2691886423</text:p>
          </table:table-cell>
          <table:table-cell table:formula="of:=[.E131]-[.$B131]" office:value-type="float" office:value="0.000573694700000016" calcext:value-type="float">
            <text:p>0.00057369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4">00/00/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9-14T16:18:35.127487738</dc:date>
    <meta:editing-duration>PT5M59S</meta:editing-duration>
    <meta:editing-cycles>1</meta:editing-cycles>
    <meta:document-statistic meta:table-count="1" meta:cell-count="1048" meta:object-count="2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528cm" svg:height="16.609cm" xlink:href=".." xlink:type="simple" chart:class="chart:scatter" chart:style-name="ch1">
        <chart:legend chart:legend-position="end" svg:x="26.755cm" svg:y="7.258cm" style:legend-expansion="high" chart:style-name="ch2"/>
        <chart:plot-area chart:style-name="ch3" table:cell-range-address="00b_df_complete_background_subtracted_and_dropped.A1:00b_df_complete_background_subtracted_and_dropped.E131" chart:data-source-has-labels="row" svg:x="0.59cm" svg:y="0.332cm" svg:width="25.575cm" svg:height="15.945cm">
          <chartooo:coordinate-region svg:x="1.317cm" svg:y="0.532cm" svg:width="24.568cm" svg:height="15.0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00b_df_complete_background_subtracted_and_dropped.B2:00b_df_complete_background_subtracted_and_dropped.B131" chart:label-cell-address="00b_df_complete_background_subtracted_and_dropped.B1:00b_df_complete_background_subtracted_and_dropped.B1" chart:class="chart:scatter">
            <chart:domain table:cell-range-address="00b_df_complete_background_subtracted_and_dropped.A2:00b_df_complete_background_subtracted_and_dropped.A131"/>
            <chart:data-point chart:repeated="130"/>
          </chart:series>
          <chart:series chart:style-name="ch7" chart:values-cell-range-address="00b_df_complete_background_subtracted_and_dropped.C2:00b_df_complete_background_subtracted_and_dropped.C131" chart:label-cell-address="00b_df_complete_background_subtracted_and_dropped.C1:00b_df_complete_background_subtracted_and_dropped.C1" chart:class="chart:scatter">
            <chart:data-point chart:repeated="130"/>
          </chart:series>
          <chart:series chart:style-name="ch8" chart:values-cell-range-address="00b_df_complete_background_subtracted_and_dropped.D2:00b_df_complete_background_subtracted_and_dropped.D131" chart:label-cell-address="00b_df_complete_background_subtracted_and_dropped.D1:00b_df_complete_background_subtracted_and_dropped.D1" chart:class="chart:scatter">
            <chart:data-point chart:repeated="130"/>
          </chart:series>
          <chart:series chart:style-name="ch9" chart:values-cell-range-address="00b_df_complete_background_subtracted_and_dropped.E2:00b_df_complete_background_subtracted_and_dropped.E131" chart:label-cell-address="00b_df_complete_background_subtracted_and_dropped.E1:00b_df_complete_background_subtracted_and_dropped.E1" chart:class="chart:scatter">
            <chart:data-point chart:repeated="1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Water 2</text:p>
                <draw:g>
                  <svg:desc>00b_df_complete_background_subtracted_and_dropped.B1:00b_df_complete_background_subtracted_and_dropped.B1</svg:desc>
                </draw:g>
              </table:table-cell>
              <table:table-cell office:value-type="string">
                <text:p>x5 fresh</text:p>
                <draw:g>
                  <svg:desc>00b_df_complete_background_subtracted_and_dropped.C1:00b_df_complete_background_subtracted_and_dropped.C1</svg:desc>
                </draw:g>
              </table:table-cell>
              <table:table-cell office:value-type="string">
                <text:p>x33 fresh</text:p>
                <draw:g>
                  <svg:desc>00b_df_complete_background_subtracted_and_dropped.D1:00b_df_complete_background_subtracted_and_dropped.D1</svg:desc>
                </draw:g>
              </table:table-cell>
              <table:table-cell office:value-type="string">
                <text:p>Water 5</text:p>
                <draw:g>
                  <svg:desc>00b_df_complete_background_subtracted_and_dropped.E1:00b_df_complete_background_subtracted_and_dropped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">
                <text:p>349</text:p>
                <draw:g>
                  <svg:desc>00b_df_complete_background_subtracted_and_dropped.A2:00b_df_complete_background_subtracted_and_dropped.A131</svg:desc>
                </draw:g>
              </table:table-cell>
              <table:table-cell office:value-type="float" office:value="0.09881913288">
                <text:p>0.09881913288</text:p>
                <draw:g>
                  <svg:desc>00b_df_complete_background_subtracted_and_dropped.B2:00b_df_complete_background_subtracted_and_dropped.B131</svg:desc>
                </draw:g>
              </table:table-cell>
              <table:table-cell office:value-type="float" office:value="0.09781025718">
                <text:p>0.09781025718</text:p>
                <draw:g>
                  <svg:desc>00b_df_complete_background_subtracted_and_dropped.C2:00b_df_complete_background_subtracted_and_dropped.C131</svg:desc>
                </draw:g>
              </table:table-cell>
              <table:table-cell office:value-type="float" office:value="0.09842586148">
                <text:p>0.09842586148</text:p>
                <draw:g>
                  <svg:desc>00b_df_complete_background_subtracted_and_dropped.D2:00b_df_complete_background_subtracted_and_dropped.D131</svg:desc>
                </draw:g>
              </table:table-cell>
              <table:table-cell office:value-type="float" office:value="0.09825415538">
                <text:p>0.09825415538</text:p>
                <draw:g>
                  <svg:desc>00b_df_complete_background_subtracted_and_dropped.E2:00b_df_complete_background_subtracted_and_dropped.E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8">
                <text:p>348</text:p>
              </table:table-cell>
              <table:table-cell office:value-type="float" office:value="0.0980668792643">
                <text:p>0.0980668792643</text:p>
              </table:table-cell>
              <table:table-cell office:value-type="float" office:value="0.0976427624143">
                <text:p>0.0976427624143</text:p>
              </table:table-cell>
              <table:table-cell office:value-type="float" office:value="0.0980882177243">
                <text:p>0.0980882177243</text:p>
              </table:table-cell>
              <table:table-cell office:value-type="float" office:value="0.0976276526343">
                <text:p>0.09762765263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7">
                <text:p>347</text:p>
              </table:table-cell>
              <table:table-cell office:value-type="float" office:value="0.098222676897">
                <text:p>0.098222676897</text:p>
              </table:table-cell>
              <table:table-cell office:value-type="float" office:value="0.097694080557">
                <text:p>0.097694080557</text:p>
              </table:table-cell>
              <table:table-cell office:value-type="float" office:value="0.097459603337">
                <text:p>0.097459603337</text:p>
              </table:table-cell>
              <table:table-cell office:value-type="float" office:value="0.098212573907">
                <text:p>0.0982125739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6">
                <text:p>346</text:p>
              </table:table-cell>
              <table:table-cell office:value-type="float" office:value="0.098024797511">
                <text:p>0.098024797511</text:p>
              </table:table-cell>
              <table:table-cell office:value-type="float" office:value="0.097934421971">
                <text:p>0.097934421971</text:p>
              </table:table-cell>
              <table:table-cell office:value-type="float" office:value="0.098201108051">
                <text:p>0.098201108051</text:p>
              </table:table-cell>
              <table:table-cell office:value-type="float" office:value="0.098752093381">
                <text:p>0.0987520933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5">
                <text:p>345</text:p>
              </table:table-cell>
              <table:table-cell office:value-type="float" office:value="0.0985725656454">
                <text:p>0.0985725656454</text:p>
              </table:table-cell>
              <table:table-cell office:value-type="float" office:value="0.0986407831654">
                <text:p>0.0986407831654</text:p>
              </table:table-cell>
              <table:table-cell office:value-type="float" office:value="0.0981553033354">
                <text:p>0.0981553033354</text:p>
              </table:table-cell>
              <table:table-cell office:value-type="float" office:value="0.0984271675654">
                <text:p>0.0984271675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4">
                <text:p>344</text:p>
              </table:table-cell>
              <table:table-cell office:value-type="float" office:value="0.09851576454371">
                <text:p>0.09851576454371</text:p>
              </table:table-cell>
              <table:table-cell office:value-type="float" office:value="0.09810068524371">
                <text:p>0.09810068524371</text:p>
              </table:table-cell>
              <table:table-cell office:value-type="float" office:value="0.09813254392371">
                <text:p>0.09813254392371</text:p>
              </table:table-cell>
              <table:table-cell office:value-type="float" office:value="0.09915656662371">
                <text:p>0.099156566623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3">
                <text:p>343</text:p>
              </table:table-cell>
              <table:table-cell office:value-type="float" office:value="0.099704808909284">
                <text:p>0.099704808909284</text:p>
              </table:table-cell>
              <table:table-cell office:value-type="float" office:value="0.098003073949284">
                <text:p>0.098003073949284</text:p>
              </table:table-cell>
              <table:table-cell office:value-type="float" office:value="0.098981752419284">
                <text:p>0.098981752419284</text:p>
              </table:table-cell>
              <table:table-cell office:value-type="float" office:value="0.099059886659284">
                <text:p>0.09905988665928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2">
                <text:p>342</text:p>
              </table:table-cell>
              <table:table-cell office:value-type="float" office:value="0.0992904450424">
                <text:p>0.0992904450424</text:p>
              </table:table-cell>
              <table:table-cell office:value-type="float" office:value="0.0990153025524">
                <text:p>0.0990153025524</text:p>
              </table:table-cell>
              <table:table-cell office:value-type="float" office:value="0.0988391782724">
                <text:p>0.0988391782724</text:p>
              </table:table-cell>
              <table:table-cell office:value-type="float" office:value="0.0984622161524">
                <text:p>0.09846221615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1">
                <text:p>341</text:p>
              </table:table-cell>
              <table:table-cell office:value-type="float" office:value="0.0992115617007">
                <text:p>0.0992115617007</text:p>
              </table:table-cell>
              <table:table-cell office:value-type="float" office:value="0.0992519662007">
                <text:p>0.0992519662007</text:p>
              </table:table-cell>
              <table:table-cell office:value-type="float" office:value="0.0992950454507">
                <text:p>0.0992950454507</text:p>
              </table:table-cell>
              <table:table-cell office:value-type="float" office:value="0.0991614192907">
                <text:p>0.09916141929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">
                <text:p>340</text:p>
              </table:table-cell>
              <table:table-cell office:value-type="float" office:value="0.1006067445292">
                <text:p>0.1006067445292</text:p>
              </table:table-cell>
              <table:table-cell office:value-type="float" office:value="0.1016209399192">
                <text:p>0.1016209399192</text:p>
              </table:table-cell>
              <table:table-cell office:value-type="float" office:value="0.1007415106292">
                <text:p>0.1007415106292</text:p>
              </table:table-cell>
              <table:table-cell office:value-type="float" office:value="0.1008408492192">
                <text:p>0.10084084921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9">
                <text:p>339</text:p>
              </table:table-cell>
              <table:table-cell office:value-type="float" office:value="0.1020611809393">
                <text:p>0.1020611809393</text:p>
              </table:table-cell>
              <table:table-cell office:value-type="float" office:value="0.1018841700393">
                <text:p>0.1018841700393</text:p>
              </table:table-cell>
              <table:table-cell office:value-type="float" office:value="0.1019749553393">
                <text:p>0.1019749553393</text:p>
              </table:table-cell>
              <table:table-cell office:value-type="float" office:value="0.1018520431393">
                <text:p>0.10185204313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8">
                <text:p>338</text:p>
              </table:table-cell>
              <table:table-cell office:value-type="float" office:value="0.1020235088257">
                <text:p>0.1020235088257</text:p>
              </table:table-cell>
              <table:table-cell office:value-type="float" office:value="0.1014441740257">
                <text:p>0.1014441740257</text:p>
              </table:table-cell>
              <table:table-cell office:value-type="float" office:value="0.1011562613257">
                <text:p>0.1011562613257</text:p>
              </table:table-cell>
              <table:table-cell office:value-type="float" office:value="0.1013339129257">
                <text:p>0.10133391292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7">
                <text:p>337</text:p>
              </table:table-cell>
              <table:table-cell office:value-type="float" office:value="0.1015828544996">
                <text:p>0.1015828544996</text:p>
              </table:table-cell>
              <table:table-cell office:value-type="float" office:value="0.1014661410996">
                <text:p>0.1014661410996</text:p>
              </table:table-cell>
              <table:table-cell office:value-type="float" office:value="0.1022102380996">
                <text:p>0.1022102380996</text:p>
              </table:table-cell>
              <table:table-cell office:value-type="float" office:value="0.1020369598996">
                <text:p>0.10203695989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6">
                <text:p>336</text:p>
              </table:table-cell>
              <table:table-cell office:value-type="float" office:value="0.1028276942857">
                <text:p>0.1028276942857</text:p>
              </table:table-cell>
              <table:table-cell office:value-type="float" office:value="0.1021561659857">
                <text:p>0.1021561659857</text:p>
              </table:table-cell>
              <table:table-cell office:value-type="float" office:value="0.1021127812857">
                <text:p>0.1021127812857</text:p>
              </table:table-cell>
              <table:table-cell office:value-type="float" office:value="0.1027193776857">
                <text:p>0.10271937768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5">
                <text:p>335</text:p>
              </table:table-cell>
              <table:table-cell office:value-type="float" office:value="0.1026754441893">
                <text:p>0.1026754441893</text:p>
              </table:table-cell>
              <table:table-cell office:value-type="float" office:value="0.1027797075893">
                <text:p>0.1027797075893</text:p>
              </table:table-cell>
              <table:table-cell office:value-type="float" office:value="0.1020637812893">
                <text:p>0.1020637812893</text:p>
              </table:table-cell>
              <table:table-cell office:value-type="float" office:value="0.1024985077893">
                <text:p>0.10249850778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4">
                <text:p>334</text:p>
              </table:table-cell>
              <table:table-cell office:value-type="float" office:value="0.1054651726802">
                <text:p>0.1054651726802</text:p>
              </table:table-cell>
              <table:table-cell office:value-type="float" office:value="0.1035604987802">
                <text:p>0.1035604987802</text:p>
              </table:table-cell>
              <table:table-cell office:value-type="float" office:value="0.1036626834802">
                <text:p>0.1036626834802</text:p>
              </table:table-cell>
              <table:table-cell office:value-type="float" office:value="0.1050544966802">
                <text:p>0.10505449668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3">
                <text:p>333</text:p>
              </table:table-cell>
              <table:table-cell office:value-type="float" office:value="0.1048113163648">
                <text:p>0.1048113163648</text:p>
              </table:table-cell>
              <table:table-cell office:value-type="float" office:value="0.1045422311648">
                <text:p>0.1045422311648</text:p>
              </table:table-cell>
              <table:table-cell office:value-type="float" office:value="0.1040463950648">
                <text:p>0.1040463950648</text:p>
              </table:table-cell>
              <table:table-cell office:value-type="float" office:value="0.1047900821648">
                <text:p>0.10479008216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2">
                <text:p>332</text:p>
              </table:table-cell>
              <table:table-cell office:value-type="float" office:value="0.1051645756834">
                <text:p>0.1051645756834</text:p>
              </table:table-cell>
              <table:table-cell office:value-type="float" office:value="0.1047424555834">
                <text:p>0.1047424555834</text:p>
              </table:table-cell>
              <table:table-cell office:value-type="float" office:value="0.1049995005834">
                <text:p>0.1049995005834</text:p>
              </table:table-cell>
              <table:table-cell office:value-type="float" office:value="0.1054721579834">
                <text:p>0.10547215798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1">
                <text:p>331</text:p>
              </table:table-cell>
              <table:table-cell office:value-type="float" office:value="0.1070282823692">
                <text:p>0.1070282823692</text:p>
              </table:table-cell>
              <table:table-cell office:value-type="float" office:value="0.1053893036692">
                <text:p>0.1053893036692</text:p>
              </table:table-cell>
              <table:table-cell office:value-type="float" office:value="0.1055848888692">
                <text:p>0.1055848888692</text:p>
              </table:table-cell>
              <table:table-cell office:value-type="float" office:value="0.1067579827692">
                <text:p>0.10675798276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0">
                <text:p>330</text:p>
              </table:table-cell>
              <table:table-cell office:value-type="float" office:value="0.10596301673153">
                <text:p>0.10596301673153</text:p>
              </table:table-cell>
              <table:table-cell office:value-type="float" office:value="0.10696355513153">
                <text:p>0.10696355513153</text:p>
              </table:table-cell>
              <table:table-cell office:value-type="float" office:value="0.10585171993153">
                <text:p>0.10585171993153</text:p>
              </table:table-cell>
              <table:table-cell office:value-type="float" office:value="0.10659575723153">
                <text:p>0.106595757231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9">
                <text:p>329</text:p>
              </table:table-cell>
              <table:table-cell office:value-type="float" office:value="0.1079414366183">
                <text:p>0.1079414366183</text:p>
              </table:table-cell>
              <table:table-cell office:value-type="float" office:value="0.1077623023183">
                <text:p>0.1077623023183</text:p>
              </table:table-cell>
              <table:table-cell office:value-type="float" office:value="0.1065071254183">
                <text:p>0.1065071254183</text:p>
              </table:table-cell>
              <table:table-cell office:value-type="float" office:value="0.1074128775183">
                <text:p>0.107412877518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8">
                <text:p>328</text:p>
              </table:table-cell>
              <table:table-cell office:value-type="float" office:value="0.108795818856">
                <text:p>0.108795818856</text:p>
              </table:table-cell>
              <table:table-cell office:value-type="float" office:value="0.108509835756">
                <text:p>0.108509835756</text:p>
              </table:table-cell>
              <table:table-cell office:value-type="float" office:value="0.108246480156">
                <text:p>0.108246480156</text:p>
              </table:table-cell>
              <table:table-cell office:value-type="float" office:value="0.108139832456">
                <text:p>0.1081398324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7">
                <text:p>327</text:p>
              </table:table-cell>
              <table:table-cell office:value-type="float" office:value="0.1096977456647">
                <text:p>0.1096977456647</text:p>
              </table:table-cell>
              <table:table-cell office:value-type="float" office:value="0.1082950918647">
                <text:p>0.1082950918647</text:p>
              </table:table-cell>
              <table:table-cell office:value-type="float" office:value="0.1086615561647">
                <text:p>0.1086615561647</text:p>
              </table:table-cell>
              <table:table-cell office:value-type="float" office:value="0.1089165299647">
                <text:p>0.10891652996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6">
                <text:p>326</text:p>
              </table:table-cell>
              <table:table-cell office:value-type="float" office:value="0.109587714101">
                <text:p>0.109587714101</text:p>
              </table:table-cell>
              <table:table-cell office:value-type="float" office:value="0.109480410801">
                <text:p>0.109480410801</text:p>
              </table:table-cell>
              <table:table-cell office:value-type="float" office:value="0.108836971201">
                <text:p>0.108836971201</text:p>
              </table:table-cell>
              <table:table-cell office:value-type="float" office:value="0.110707275601">
                <text:p>0.1107072756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5">
                <text:p>325</text:p>
              </table:table-cell>
              <table:table-cell office:value-type="float" office:value="0.10973972679445">
                <text:p>0.10973972679445</text:p>
              </table:table-cell>
              <table:table-cell office:value-type="float" office:value="0.11136276869445">
                <text:p>0.11136276869445</text:p>
              </table:table-cell>
              <table:table-cell office:value-type="float" office:value="0.11005363469445">
                <text:p>0.11005363469445</text:p>
              </table:table-cell>
              <table:table-cell office:value-type="float" office:value="0.10994545969445">
                <text:p>0.109945459694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4">
                <text:p>324</text:p>
              </table:table-cell>
              <table:table-cell office:value-type="float" office:value="0.1113175681553">
                <text:p>0.1113175681553</text:p>
              </table:table-cell>
              <table:table-cell office:value-type="float" office:value="0.1111482015553">
                <text:p>0.1111482015553</text:p>
              </table:table-cell>
              <table:table-cell office:value-type="float" office:value="0.1107622241553">
                <text:p>0.1107622241553</text:p>
              </table:table-cell>
              <table:table-cell office:value-type="float" office:value="0.1109083226553">
                <text:p>0.11090832265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3">
                <text:p>323</text:p>
              </table:table-cell>
              <table:table-cell office:value-type="float" office:value="0.112046659944">
                <text:p>0.112046659944</text:p>
              </table:table-cell>
              <table:table-cell office:value-type="float" office:value="0.112544649244">
                <text:p>0.112544649244</text:p>
              </table:table-cell>
              <table:table-cell office:value-type="float" office:value="0.111632936644">
                <text:p>0.111632936644</text:p>
              </table:table-cell>
              <table:table-cell office:value-type="float" office:value="0.112545290044">
                <text:p>0.1125452900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2">
                <text:p>322</text:p>
              </table:table-cell>
              <table:table-cell office:value-type="float" office:value="0.11292725052919">
                <text:p>0.11292725052919</text:p>
              </table:table-cell>
              <table:table-cell office:value-type="float" office:value="0.11244735122919">
                <text:p>0.11244735122919</text:p>
              </table:table-cell>
              <table:table-cell office:value-type="float" office:value="0.11276373262919">
                <text:p>0.11276373262919</text:p>
              </table:table-cell>
              <table:table-cell office:value-type="float" office:value="0.11226809772919">
                <text:p>0.112268097729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1">
                <text:p>321</text:p>
              </table:table-cell>
              <table:table-cell office:value-type="float" office:value="0.1142716586946">
                <text:p>0.1142716586946</text:p>
              </table:table-cell>
              <table:table-cell office:value-type="float" office:value="0.1161766678946">
                <text:p>0.1161766678946</text:p>
              </table:table-cell>
              <table:table-cell office:value-type="float" office:value="0.1150256797946">
                <text:p>0.1150256797946</text:p>
              </table:table-cell>
              <table:table-cell office:value-type="float" office:value="0.1151049017946">
                <text:p>0.11510490179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0">
                <text:p>320</text:p>
              </table:table-cell>
              <table:table-cell office:value-type="float" office:value="0.115494914438">
                <text:p>0.115494914438</text:p>
              </table:table-cell>
              <table:table-cell office:value-type="float" office:value="0.115751341138">
                <text:p>0.115751341138</text:p>
              </table:table-cell>
              <table:table-cell office:value-type="float" office:value="0.115625128238">
                <text:p>0.115625128238</text:p>
              </table:table-cell>
              <table:table-cell office:value-type="float" office:value="0.115965977438">
                <text:p>0.1159659774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9">
                <text:p>319</text:p>
              </table:table-cell>
              <table:table-cell office:value-type="float" office:value="0.1173433061316">
                <text:p>0.1173433061316</text:p>
              </table:table-cell>
              <table:table-cell office:value-type="float" office:value="0.1174789439316">
                <text:p>0.1174789439316</text:p>
              </table:table-cell>
              <table:table-cell office:value-type="float" office:value="0.1156994324316">
                <text:p>0.1156994324316</text:p>
              </table:table-cell>
              <table:table-cell office:value-type="float" office:value="0.1165590207316">
                <text:p>0.116559020731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8">
                <text:p>318</text:p>
              </table:table-cell>
              <table:table-cell office:value-type="float" office:value="0.118379562879">
                <text:p>0.118379562879</text:p>
              </table:table-cell>
              <table:table-cell office:value-type="float" office:value="0.118289470479">
                <text:p>0.118289470479</text:p>
              </table:table-cell>
              <table:table-cell office:value-type="float" office:value="0.117566212779">
                <text:p>0.117566212779</text:p>
              </table:table-cell>
              <table:table-cell office:value-type="float" office:value="0.117755636379">
                <text:p>0.1177556363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7">
                <text:p>317</text:p>
              </table:table-cell>
              <table:table-cell office:value-type="float" office:value="0.1192387189204">
                <text:p>0.1192387189204</text:p>
              </table:table-cell>
              <table:table-cell office:value-type="float" office:value="0.1176991905204">
                <text:p>0.1176991905204</text:p>
              </table:table-cell>
              <table:table-cell office:value-type="float" office:value="0.1178425322204">
                <text:p>0.1178425322204</text:p>
              </table:table-cell>
              <table:table-cell office:value-type="float" office:value="0.1171149979204">
                <text:p>0.117114997920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6">
                <text:p>316</text:p>
              </table:table-cell>
              <table:table-cell office:value-type="float" office:value="0.1202282671208">
                <text:p>0.1202282671208</text:p>
              </table:table-cell>
              <table:table-cell office:value-type="float" office:value="0.1194245209208">
                <text:p>0.1194245209208</text:p>
              </table:table-cell>
              <table:table-cell office:value-type="float" office:value="0.1203678910208">
                <text:p>0.1203678910208</text:p>
              </table:table-cell>
              <table:table-cell office:value-type="float" office:value="0.1207162578208">
                <text:p>0.12071625782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5">
                <text:p>315</text:p>
              </table:table-cell>
              <table:table-cell office:value-type="float" office:value="0.1216762575438">
                <text:p>0.1216762575438</text:p>
              </table:table-cell>
              <table:table-cell office:value-type="float" office:value="0.1222745243438">
                <text:p>0.1222745243438</text:p>
              </table:table-cell>
              <table:table-cell office:value-type="float" office:value="0.1213563371438">
                <text:p>0.1213563371438</text:p>
              </table:table-cell>
              <table:table-cell office:value-type="float" office:value="0.1224779549438">
                <text:p>0.12247795494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4">
                <text:p>314</text:p>
              </table:table-cell>
              <table:table-cell office:value-type="float" office:value="0.122909724364">
                <text:p>0.122909724364</text:p>
              </table:table-cell>
              <table:table-cell office:value-type="float" office:value="0.123182721064">
                <text:p>0.123182721064</text:p>
              </table:table-cell>
              <table:table-cell office:value-type="float" office:value="0.123453214464">
                <text:p>0.123453214464</text:p>
              </table:table-cell>
              <table:table-cell office:value-type="float" office:value="0.123443089064">
                <text:p>0.1234430890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3">
                <text:p>313</text:p>
              </table:table-cell>
              <table:table-cell office:value-type="float" office:value="0.1261014610591">
                <text:p>0.1261014610591</text:p>
              </table:table-cell>
              <table:table-cell office:value-type="float" office:value="0.1255038053591">
                <text:p>0.1255038053591</text:p>
              </table:table-cell>
              <table:table-cell office:value-type="float" office:value="0.1234555885591">
                <text:p>0.1234555885591</text:p>
              </table:table-cell>
              <table:table-cell office:value-type="float" office:value="0.1247034341591">
                <text:p>0.12470343415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2">
                <text:p>312</text:p>
              </table:table-cell>
              <table:table-cell office:value-type="float" office:value="0.1253749170582">
                <text:p>0.1253749170582</text:p>
              </table:table-cell>
              <table:table-cell office:value-type="float" office:value="0.1251437404582">
                <text:p>0.1251437404582</text:p>
              </table:table-cell>
              <table:table-cell office:value-type="float" office:value="0.1251491346582">
                <text:p>0.1251491346582</text:p>
              </table:table-cell>
              <table:table-cell office:value-type="float" office:value="0.1238749289582">
                <text:p>0.12387492895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1">
                <text:p>311</text:p>
              </table:table-cell>
              <table:table-cell office:value-type="float" office:value="0.128585746016">
                <text:p>0.128585746016</text:p>
              </table:table-cell>
              <table:table-cell office:value-type="float" office:value="0.128884156716">
                <text:p>0.128884156716</text:p>
              </table:table-cell>
              <table:table-cell office:value-type="float" office:value="0.127667462016">
                <text:p>0.127667462016</text:p>
              </table:table-cell>
              <table:table-cell office:value-type="float" office:value="0.128029634716">
                <text:p>0.12802963471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0">
                <text:p>310</text:p>
              </table:table-cell>
              <table:table-cell office:value-type="float" office:value="0.13016020232">
                <text:p>0.13016020232</text:p>
              </table:table-cell>
              <table:table-cell office:value-type="float" office:value="0.12988479902">
                <text:p>0.12988479902</text:p>
              </table:table-cell>
              <table:table-cell office:value-type="float" office:value="0.12912808822">
                <text:p>0.12912808822</text:p>
              </table:table-cell>
              <table:table-cell office:value-type="float" office:value="0.12993492652">
                <text:p>0.129934926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9">
                <text:p>309</text:p>
              </table:table-cell>
              <table:table-cell office:value-type="float" office:value="0.132612253412">
                <text:p>0.132612253412</text:p>
              </table:table-cell>
              <table:table-cell office:value-type="float" office:value="0.131542990812">
                <text:p>0.131542990812</text:p>
              </table:table-cell>
              <table:table-cell office:value-type="float" office:value="0.131737868212">
                <text:p>0.131737868212</text:p>
              </table:table-cell>
              <table:table-cell office:value-type="float" office:value="0.131786595012">
                <text:p>0.1317865950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8">
                <text:p>308</text:p>
              </table:table-cell>
              <table:table-cell office:value-type="float" office:value="0.1269949167584">
                <text:p>0.1269949167584</text:p>
              </table:table-cell>
              <table:table-cell office:value-type="float" office:value="0.1279877662584">
                <text:p>0.1279877662584</text:p>
              </table:table-cell>
              <table:table-cell office:value-type="float" office:value="0.1275413274584">
                <text:p>0.1275413274584</text:p>
              </table:table-cell>
              <table:table-cell office:value-type="float" office:value="0.1279341369584">
                <text:p>0.12793413695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7">
                <text:p>307</text:p>
              </table:table-cell>
              <table:table-cell office:value-type="float" office:value="0.12894028749932">
                <text:p>0.12894028749932</text:p>
              </table:table-cell>
              <table:table-cell office:value-type="float" office:value="0.13020836139932">
                <text:p>0.13020836139932</text:p>
              </table:table-cell>
              <table:table-cell office:value-type="float" office:value="0.12881967749932">
                <text:p>0.12881967749932</text:p>
              </table:table-cell>
              <table:table-cell office:value-type="float" office:value="0.12922737329932">
                <text:p>0.129227373299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6">
                <text:p>306</text:p>
              </table:table-cell>
              <table:table-cell office:value-type="float" office:value="0.132560707773">
                <text:p>0.132560707773</text:p>
              </table:table-cell>
              <table:table-cell office:value-type="float" office:value="0.132387690373">
                <text:p>0.132387690373</text:p>
              </table:table-cell>
              <table:table-cell office:value-type="float" office:value="0.132154516973">
                <text:p>0.132154516973</text:p>
              </table:table-cell>
              <table:table-cell office:value-type="float" office:value="0.132355533673">
                <text:p>0.1323555336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5">
                <text:p>305</text:p>
              </table:table-cell>
              <table:table-cell office:value-type="float" office:value="0.1338684317683">
                <text:p>0.1338684317683</text:p>
              </table:table-cell>
              <table:table-cell office:value-type="float" office:value="0.1348555591683">
                <text:p>0.1348555591683</text:p>
              </table:table-cell>
              <table:table-cell office:value-type="float" office:value="0.1336252447683">
                <text:p>0.1336252447683</text:p>
              </table:table-cell>
              <table:table-cell office:value-type="float" office:value="0.1343008783683">
                <text:p>0.134300878368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4">
                <text:p>304</text:p>
              </table:table-cell>
              <table:table-cell office:value-type="float" office:value="0.137909625431">
                <text:p>0.137909625431</text:p>
              </table:table-cell>
              <table:table-cell office:value-type="float" office:value="0.138075430631">
                <text:p>0.138075430631</text:p>
              </table:table-cell>
              <table:table-cell office:value-type="float" office:value="0.137110818831">
                <text:p>0.137110818831</text:p>
              </table:table-cell>
              <table:table-cell office:value-type="float" office:value="0.138046745931">
                <text:p>0.1380467459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3">
                <text:p>303</text:p>
              </table:table-cell>
              <table:table-cell office:value-type="float" office:value="0.1384830727989">
                <text:p>0.1384830727989</text:p>
              </table:table-cell>
              <table:table-cell office:value-type="float" office:value="0.1385459705989">
                <text:p>0.1385459705989</text:p>
              </table:table-cell>
              <table:table-cell office:value-type="float" office:value="0.1385896756989">
                <text:p>0.1385896756989</text:p>
              </table:table-cell>
              <table:table-cell office:value-type="float" office:value="0.1386338725989">
                <text:p>0.138633872598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2">
                <text:p>302</text:p>
              </table:table-cell>
              <table:table-cell office:value-type="float" office:value="0.141944221428">
                <text:p>0.141944221428</text:p>
              </table:table-cell>
              <table:table-cell office:value-type="float" office:value="0.142768047028">
                <text:p>0.142768047028</text:p>
              </table:table-cell>
              <table:table-cell office:value-type="float" office:value="0.142029009028">
                <text:p>0.142029009028</text:p>
              </table:table-cell>
              <table:table-cell office:value-type="float" office:value="0.142435006128">
                <text:p>0.1424350061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1">
                <text:p>301</text:p>
              </table:table-cell>
              <table:table-cell office:value-type="float" office:value="0.1450447848597">
                <text:p>0.1450447848597</text:p>
              </table:table-cell>
              <table:table-cell office:value-type="float" office:value="0.1455193122597">
                <text:p>0.1455193122597</text:p>
              </table:table-cell>
              <table:table-cell office:value-type="float" office:value="0.1440996637597">
                <text:p>0.1440996637597</text:p>
              </table:table-cell>
              <table:table-cell office:value-type="float" office:value="0.1444752624597">
                <text:p>0.14447526245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0">
                <text:p>300</text:p>
              </table:table-cell>
              <table:table-cell office:value-type="float" office:value="0.147229641587">
                <text:p>0.147229641587</text:p>
              </table:table-cell>
              <table:table-cell office:value-type="float" office:value="0.148206204087">
                <text:p>0.148206204087</text:p>
              </table:table-cell>
              <table:table-cell office:value-type="float" office:value="0.147535726287">
                <text:p>0.147535726287</text:p>
              </table:table-cell>
              <table:table-cell office:value-type="float" office:value="0.147453382487">
                <text:p>0.1474533824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9">
                <text:p>299</text:p>
              </table:table-cell>
              <table:table-cell office:value-type="float" office:value="0.151848718723">
                <text:p>0.151848718723</text:p>
              </table:table-cell>
              <table:table-cell office:value-type="float" office:value="0.152678624023">
                <text:p>0.152678624023</text:p>
              </table:table-cell>
              <table:table-cell office:value-type="float" office:value="0.151516527123">
                <text:p>0.151516527123</text:p>
              </table:table-cell>
              <table:table-cell office:value-type="float" office:value="0.151819870123">
                <text:p>0.1518198701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8">
                <text:p>298</text:p>
              </table:table-cell>
              <table:table-cell office:value-type="float" office:value="0.1532308436043">
                <text:p>0.1532308436043</text:p>
              </table:table-cell>
              <table:table-cell office:value-type="float" office:value="0.1545988149043">
                <text:p>0.1545988149043</text:p>
              </table:table-cell>
              <table:table-cell office:value-type="float" office:value="0.1532915062043">
                <text:p>0.1532915062043</text:p>
              </table:table-cell>
              <table:table-cell office:value-type="float" office:value="0.1539139426043">
                <text:p>0.153913942604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7">
                <text:p>297</text:p>
              </table:table-cell>
              <table:table-cell office:value-type="float" office:value="0.156503964108">
                <text:p>0.156503964108</text:p>
              </table:table-cell>
              <table:table-cell office:value-type="float" office:value="0.158859435308">
                <text:p>0.158859435308</text:p>
              </table:table-cell>
              <table:table-cell office:value-type="float" office:value="0.157116237908">
                <text:p>0.157116237908</text:p>
              </table:table-cell>
              <table:table-cell office:value-type="float" office:value="0.156915146708">
                <text:p>0.15691514670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6">
                <text:p>296</text:p>
              </table:table-cell>
              <table:table-cell office:value-type="float" office:value="0.159341945156">
                <text:p>0.159341945156</text:p>
              </table:table-cell>
              <table:table-cell office:value-type="float" office:value="0.161640717556">
                <text:p>0.161640717556</text:p>
              </table:table-cell>
              <table:table-cell office:value-type="float" office:value="0.160152240556">
                <text:p>0.160152240556</text:p>
              </table:table-cell>
              <table:table-cell office:value-type="float" office:value="0.160918309256">
                <text:p>0.1609183092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5">
                <text:p>295</text:p>
              </table:table-cell>
              <table:table-cell office:value-type="float" office:value="0.162815630339">
                <text:p>0.162815630339</text:p>
              </table:table-cell>
              <table:table-cell office:value-type="float" office:value="0.164625853139">
                <text:p>0.164625853139</text:p>
              </table:table-cell>
              <table:table-cell office:value-type="float" office:value="0.162713885239">
                <text:p>0.162713885239</text:p>
              </table:table-cell>
              <table:table-cell office:value-type="float" office:value="0.163336917639">
                <text:p>0.1633369176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4">
                <text:p>294</text:p>
              </table:table-cell>
              <table:table-cell office:value-type="float" office:value="0.167268909886">
                <text:p>0.167268909886</text:p>
              </table:table-cell>
              <table:table-cell office:value-type="float" office:value="0.167616077086">
                <text:p>0.167616077086</text:p>
              </table:table-cell>
              <table:table-cell office:value-type="float" office:value="0.166732423386">
                <text:p>0.166732423386</text:p>
              </table:table-cell>
              <table:table-cell office:value-type="float" office:value="0.166698731786">
                <text:p>0.1666987317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3">
                <text:p>293</text:p>
              </table:table-cell>
              <table:table-cell office:value-type="float" office:value="0.170617932794">
                <text:p>0.170617932794</text:p>
              </table:table-cell>
              <table:table-cell office:value-type="float" office:value="0.171355897894">
                <text:p>0.171355897894</text:p>
              </table:table-cell>
              <table:table-cell office:value-type="float" office:value="0.171152079794">
                <text:p>0.171152079794</text:p>
              </table:table-cell>
              <table:table-cell office:value-type="float" office:value="0.169694150194">
                <text:p>0.1696941501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2">
                <text:p>292</text:p>
              </table:table-cell>
              <table:table-cell office:value-type="float" office:value="0.1745749909594">
                <text:p>0.1745749909594</text:p>
              </table:table-cell>
              <table:table-cell office:value-type="float" office:value="0.1763954359594">
                <text:p>0.1763954359594</text:p>
              </table:table-cell>
              <table:table-cell office:value-type="float" office:value="0.1743352610594">
                <text:p>0.1743352610594</text:p>
              </table:table-cell>
              <table:table-cell office:value-type="float" office:value="0.1745129275594">
                <text:p>0.17451292755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1">
                <text:p>291</text:p>
              </table:table-cell>
              <table:table-cell office:value-type="float" office:value="0.178249355537">
                <text:p>0.178249355537</text:p>
              </table:table-cell>
              <table:table-cell office:value-type="float" office:value="0.181261565637">
                <text:p>0.181261565637</text:p>
              </table:table-cell>
              <table:table-cell office:value-type="float" office:value="0.178777884837">
                <text:p>0.178777884837</text:p>
              </table:table-cell>
              <table:table-cell office:value-type="float" office:value="0.179332133537">
                <text:p>0.1793321335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0">
                <text:p>290</text:p>
              </table:table-cell>
              <table:table-cell office:value-type="float" office:value="0.1824518062099">
                <text:p>0.1824518062099</text:p>
              </table:table-cell>
              <table:table-cell office:value-type="float" office:value="0.1843388147099">
                <text:p>0.1843388147099</text:p>
              </table:table-cell>
              <table:table-cell office:value-type="float" office:value="0.1825590349099">
                <text:p>0.1825590349099</text:p>
              </table:table-cell>
              <table:table-cell office:value-type="float" office:value="0.1825344182099">
                <text:p>0.18253441820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9">
                <text:p>289</text:p>
              </table:table-cell>
              <table:table-cell office:value-type="float" office:value="0.187526850692">
                <text:p>0.187526850692</text:p>
              </table:table-cell>
              <table:table-cell office:value-type="float" office:value="0.188909603992">
                <text:p>0.188909603992</text:p>
              </table:table-cell>
              <table:table-cell office:value-type="float" office:value="0.186745225192">
                <text:p>0.186745225192</text:p>
              </table:table-cell>
              <table:table-cell office:value-type="float" office:value="0.187440647492">
                <text:p>0.18744064749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8">
                <text:p>288</text:p>
              </table:table-cell>
              <table:table-cell office:value-type="float" office:value="0.190173642508">
                <text:p>0.190173642508</text:p>
              </table:table-cell>
              <table:table-cell office:value-type="float" office:value="0.192391561108">
                <text:p>0.192391561108</text:p>
              </table:table-cell>
              <table:table-cell office:value-type="float" office:value="0.190747724608">
                <text:p>0.190747724608</text:p>
              </table:table-cell>
              <table:table-cell office:value-type="float" office:value="0.190103264308">
                <text:p>0.19010326430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7">
                <text:p>287</text:p>
              </table:table-cell>
              <table:table-cell office:value-type="float" office:value="0.1948502777254">
                <text:p>0.1948502777254</text:p>
              </table:table-cell>
              <table:table-cell office:value-type="float" office:value="0.1966837314254">
                <text:p>0.1966837314254</text:p>
              </table:table-cell>
              <table:table-cell office:value-type="float" office:value="0.1943796990254">
                <text:p>0.1943796990254</text:p>
              </table:table-cell>
              <table:table-cell office:value-type="float" office:value="0.1945452360254">
                <text:p>0.19454523602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6">
                <text:p>286</text:p>
              </table:table-cell>
              <table:table-cell office:value-type="float" office:value="0.197887309826">
                <text:p>0.197887309826</text:p>
              </table:table-cell>
              <table:table-cell office:value-type="float" office:value="0.200186171526">
                <text:p>0.200186171526</text:p>
              </table:table-cell>
              <table:table-cell office:value-type="float" office:value="0.198166199926">
                <text:p>0.198166199926</text:p>
              </table:table-cell>
              <table:table-cell office:value-type="float" office:value="0.198806711426">
                <text:p>0.19880671142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5">
                <text:p>285</text:p>
              </table:table-cell>
              <table:table-cell office:value-type="float" office:value="0.2020760078205">
                <text:p>0.2020760078205</text:p>
              </table:table-cell>
              <table:table-cell office:value-type="float" office:value="0.2053411055205">
                <text:p>0.2053411055205</text:p>
              </table:table-cell>
              <table:table-cell office:value-type="float" office:value="0.2016867000205">
                <text:p>0.2016867000205</text:p>
              </table:table-cell>
              <table:table-cell office:value-type="float" office:value="0.2026928264205">
                <text:p>0.20269282642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4">
                <text:p>284</text:p>
              </table:table-cell>
              <table:table-cell office:value-type="float" office:value="0.206578675763">
                <text:p>0.206578675763</text:p>
              </table:table-cell>
              <table:table-cell office:value-type="float" office:value="0.208697799663">
                <text:p>0.208697799663</text:p>
              </table:table-cell>
              <table:table-cell office:value-type="float" office:value="0.205380100863">
                <text:p>0.205380100863</text:p>
              </table:table-cell>
              <table:table-cell office:value-type="float" office:value="0.206850532563">
                <text:p>0.2068505325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3">
                <text:p>283</text:p>
              </table:table-cell>
              <table:table-cell office:value-type="float" office:value="0.2098958947038">
                <text:p>0.2098958947038</text:p>
              </table:table-cell>
              <table:table-cell office:value-type="float" office:value="0.2128532983038">
                <text:p>0.2128532983038</text:p>
              </table:table-cell>
              <table:table-cell office:value-type="float" office:value="0.2098522492038">
                <text:p>0.2098522492038</text:p>
              </table:table-cell>
              <table:table-cell office:value-type="float" office:value="0.2100667961038">
                <text:p>0.210066796103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2">
                <text:p>282</text:p>
              </table:table-cell>
              <table:table-cell office:value-type="float" office:value="0.214243735411">
                <text:p>0.214243735411</text:p>
              </table:table-cell>
              <table:table-cell office:value-type="float" office:value="0.216700817711">
                <text:p>0.216700817711</text:p>
              </table:table-cell>
              <table:table-cell office:value-type="float" office:value="0.213697920811">
                <text:p>0.213697920811</text:p>
              </table:table-cell>
              <table:table-cell office:value-type="float" office:value="0.213815520711">
                <text:p>0.2138155207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1">
                <text:p>281</text:p>
              </table:table-cell>
              <table:table-cell office:value-type="float" office:value="0.2171769052349">
                <text:p>0.2171769052349</text:p>
              </table:table-cell>
              <table:table-cell office:value-type="float" office:value="0.2202012598349">
                <text:p>0.2202012598349</text:p>
              </table:table-cell>
              <table:table-cell office:value-type="float" office:value="0.2177944838349">
                <text:p>0.2177944838349</text:p>
              </table:table-cell>
              <table:table-cell office:value-type="float" office:value="0.2183101385349">
                <text:p>0.21831013853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0">
                <text:p>280</text:p>
              </table:table-cell>
              <table:table-cell office:value-type="float" office:value="0.22172425747">
                <text:p>0.22172425747</text:p>
              </table:table-cell>
              <table:table-cell office:value-type="float" office:value="0.22447621877">
                <text:p>0.22447621877</text:p>
              </table:table-cell>
              <table:table-cell office:value-type="float" office:value="0.22170519887">
                <text:p>0.22170519887</text:p>
              </table:table-cell>
              <table:table-cell office:value-type="float" office:value="0.22136813457">
                <text:p>0.221368134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9">
                <text:p>279</text:p>
              </table:table-cell>
              <table:table-cell office:value-type="float" office:value="0.225626009036">
                <text:p>0.225626009036</text:p>
              </table:table-cell>
              <table:table-cell office:value-type="float" office:value="0.229482682936">
                <text:p>0.229482682936</text:p>
              </table:table-cell>
              <table:table-cell office:value-type="float" office:value="0.225488709736">
                <text:p>0.225488709736</text:p>
              </table:table-cell>
              <table:table-cell office:value-type="float" office:value="0.226090239836">
                <text:p>0.2260902398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8">
                <text:p>278</text:p>
              </table:table-cell>
              <table:table-cell office:value-type="float" office:value="0.228836399802">
                <text:p>0.228836399802</text:p>
              </table:table-cell>
              <table:table-cell office:value-type="float" office:value="0.232456175002">
                <text:p>0.232456175002</text:p>
              </table:table-cell>
              <table:table-cell office:value-type="float" office:value="0.229154793002">
                <text:p>0.229154793002</text:p>
              </table:table-cell>
              <table:table-cell office:value-type="float" office:value="0.228214827702">
                <text:p>0.2282148277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7">
                <text:p>277</text:p>
              </table:table-cell>
              <table:table-cell office:value-type="float" office:value="0.2329175065679">
                <text:p>0.2329175065679</text:p>
              </table:table-cell>
              <table:table-cell office:value-type="float" office:value="0.2362178157679">
                <text:p>0.2362178157679</text:p>
              </table:table-cell>
              <table:table-cell office:value-type="float" office:value="0.2323738972679">
                <text:p>0.2323738972679</text:p>
              </table:table-cell>
              <table:table-cell office:value-type="float" office:value="0.2329685280679">
                <text:p>0.232968528067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6">
                <text:p>276</text:p>
              </table:table-cell>
              <table:table-cell office:value-type="float" office:value="0.23682405283">
                <text:p>0.23682405283</text:p>
              </table:table-cell>
              <table:table-cell office:value-type="float" office:value="0.24126500123">
                <text:p>0.24126500123</text:p>
              </table:table-cell>
              <table:table-cell office:value-type="float" office:value="0.23695649443">
                <text:p>0.23695649443</text:p>
              </table:table-cell>
              <table:table-cell office:value-type="float" office:value="0.23777869573">
                <text:p>0.2377786957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5">
                <text:p>275</text:p>
              </table:table-cell>
              <table:table-cell office:value-type="float" office:value="0.241095114743">
                <text:p>0.241095114743</text:p>
              </table:table-cell>
              <table:table-cell office:value-type="float" office:value="0.245817754643">
                <text:p>0.245817754643</text:p>
              </table:table-cell>
              <table:table-cell office:value-type="float" office:value="0.241771403943">
                <text:p>0.241771403943</text:p>
              </table:table-cell>
              <table:table-cell office:value-type="float" office:value="0.241459969643">
                <text:p>0.24145996964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4">
                <text:p>274</text:p>
              </table:table-cell>
              <table:table-cell office:value-type="float" office:value="0.245976803683">
                <text:p>0.245976803683</text:p>
              </table:table-cell>
              <table:table-cell office:value-type="float" office:value="0.250144956483">
                <text:p>0.250144956483</text:p>
              </table:table-cell>
              <table:table-cell office:value-type="float" office:value="0.245891375383">
                <text:p>0.245891375383</text:p>
              </table:table-cell>
              <table:table-cell office:value-type="float" office:value="0.245603201783">
                <text:p>0.2456032017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3">
                <text:p>273</text:p>
              </table:table-cell>
              <table:table-cell office:value-type="float" office:value="0.249820703162">
                <text:p>0.249820703162</text:p>
              </table:table-cell>
              <table:table-cell office:value-type="float" office:value="0.253832647062">
                <text:p>0.253832647062</text:p>
              </table:table-cell>
              <table:table-cell office:value-type="float" office:value="0.248828464662">
                <text:p>0.248828464662</text:p>
              </table:table-cell>
              <table:table-cell office:value-type="float" office:value="0.249244624262">
                <text:p>0.2492446242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2">
                <text:p>272</text:p>
              </table:table-cell>
              <table:table-cell office:value-type="float" office:value="0.253767525937">
                <text:p>0.253767525937</text:p>
              </table:table-cell>
              <table:table-cell office:value-type="float" office:value="0.258554494237">
                <text:p>0.258554494237</text:p>
              </table:table-cell>
              <table:table-cell office:value-type="float" office:value="0.253286427137">
                <text:p>0.253286427137</text:p>
              </table:table-cell>
              <table:table-cell office:value-type="float" office:value="0.253073310637">
                <text:p>0.25307331063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1">
                <text:p>271</text:p>
              </table:table-cell>
              <table:table-cell office:value-type="float" office:value="0.257872503342">
                <text:p>0.257872503342</text:p>
              </table:table-cell>
              <table:table-cell office:value-type="float" office:value="0.262976687542">
                <text:p>0.262976687542</text:p>
              </table:table-cell>
              <table:table-cell office:value-type="float" office:value="0.258168053042">
                <text:p>0.258168053042</text:p>
              </table:table-cell>
              <table:table-cell office:value-type="float" office:value="0.258030247042">
                <text:p>0.25803024704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0">
                <text:p>270</text:p>
              </table:table-cell>
              <table:table-cell office:value-type="float" office:value="0.263392449957">
                <text:p>0.263392449957</text:p>
              </table:table-cell>
              <table:table-cell office:value-type="float" office:value="0.268041612257">
                <text:p>0.268041612257</text:p>
              </table:table-cell>
              <table:table-cell office:value-type="float" office:value="0.263168545157">
                <text:p>0.263168545157</text:p>
              </table:table-cell>
              <table:table-cell office:value-type="float" office:value="0.263196052657">
                <text:p>0.26319605265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9">
                <text:p>269</text:p>
              </table:table-cell>
              <table:table-cell office:value-type="float" office:value="0.268738114653">
                <text:p>0.268738114653</text:p>
              </table:table-cell>
              <table:table-cell office:value-type="float" office:value="0.273808890353">
                <text:p>0.273808890353</text:p>
              </table:table-cell>
              <table:table-cell office:value-type="float" office:value="0.268102967553">
                <text:p>0.268102967553</text:p>
              </table:table-cell>
              <table:table-cell office:value-type="float" office:value="0.268380933753">
                <text:p>0.2683809337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8">
                <text:p>268</text:p>
              </table:table-cell>
              <table:table-cell office:value-type="float" office:value="0.273406376728">
                <text:p>0.273406376728</text:p>
              </table:table-cell>
              <table:table-cell office:value-type="float" office:value="0.278488447528">
                <text:p>0.278488447528</text:p>
              </table:table-cell>
              <table:table-cell office:value-type="float" office:value="0.273506482728">
                <text:p>0.273506482728</text:p>
              </table:table-cell>
              <table:table-cell office:value-type="float" office:value="0.273156305428">
                <text:p>0.27315630542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7">
                <text:p>267</text:p>
              </table:table-cell>
              <table:table-cell office:value-type="float" office:value="0.2786070095932">
                <text:p>0.2786070095932</text:p>
              </table:table-cell>
              <table:table-cell office:value-type="float" office:value="0.2843703018932">
                <text:p>0.2843703018932</text:p>
              </table:table-cell>
              <table:table-cell office:value-type="float" office:value="0.2792684422932">
                <text:p>0.2792684422932</text:p>
              </table:table-cell>
              <table:table-cell office:value-type="float" office:value="0.2780818329932">
                <text:p>0.278081832993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6">
                <text:p>266</text:p>
              </table:table-cell>
              <table:table-cell office:value-type="float" office:value="0.28596675177">
                <text:p>0.28596675177</text:p>
              </table:table-cell>
              <table:table-cell office:value-type="float" office:value="0.29260357997">
                <text:p>0.29260357997</text:p>
              </table:table-cell>
              <table:table-cell office:value-type="float" office:value="0.28570553437">
                <text:p>0.28570553437</text:p>
              </table:table-cell>
              <table:table-cell office:value-type="float" office:value="0.28599217317">
                <text:p>0.285992173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5">
                <text:p>265</text:p>
              </table:table-cell>
              <table:table-cell office:value-type="float" office:value="0.292864551776">
                <text:p>0.292864551776</text:p>
              </table:table-cell>
              <table:table-cell office:value-type="float" office:value="0.298375626976">
                <text:p>0.298375626976</text:p>
              </table:table-cell>
              <table:table-cell office:value-type="float" office:value="0.292459210376">
                <text:p>0.292459210376</text:p>
              </table:table-cell>
              <table:table-cell office:value-type="float" office:value="0.292516639476">
                <text:p>0.2925166394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4">
                <text:p>264</text:p>
              </table:table-cell>
              <table:table-cell office:value-type="float" office:value="0.300022791988">
                <text:p>0.300022791988</text:p>
              </table:table-cell>
              <table:table-cell office:value-type="float" office:value="0.306421708188">
                <text:p>0.306421708188</text:p>
              </table:table-cell>
              <table:table-cell office:value-type="float" office:value="0.299901347488">
                <text:p>0.299901347488</text:p>
              </table:table-cell>
              <table:table-cell office:value-type="float" office:value="0.299508195288">
                <text:p>0.2995081952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3">
                <text:p>263</text:p>
              </table:table-cell>
              <table:table-cell office:value-type="float" office:value="0.306610967428">
                <text:p>0.306610967428</text:p>
              </table:table-cell>
              <table:table-cell office:value-type="float" office:value="0.312973375828">
                <text:p>0.312973375828</text:p>
              </table:table-cell>
              <table:table-cell office:value-type="float" office:value="0.306863363228">
                <text:p>0.306863363228</text:p>
              </table:table-cell>
              <table:table-cell office:value-type="float" office:value="0.305687244428">
                <text:p>0.30568724442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2">
                <text:p>262</text:p>
              </table:table-cell>
              <table:table-cell office:value-type="float" office:value="0.314388632884">
                <text:p>0.314388632884</text:p>
              </table:table-cell>
              <table:table-cell office:value-type="float" office:value="0.321159094684">
                <text:p>0.321159094684</text:p>
              </table:table-cell>
              <table:table-cell office:value-type="float" office:value="0.314471781384">
                <text:p>0.314471781384</text:p>
              </table:table-cell>
              <table:table-cell office:value-type="float" office:value="0.313897579984">
                <text:p>0.3138975799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1">
                <text:p>261</text:p>
              </table:table-cell>
              <table:table-cell office:value-type="float" office:value="0.321936189706">
                <text:p>0.321936189706</text:p>
              </table:table-cell>
              <table:table-cell office:value-type="float" office:value="0.329553693106">
                <text:p>0.329553693106</text:p>
              </table:table-cell>
              <table:table-cell office:value-type="float" office:value="0.321035354906">
                <text:p>0.321035354906</text:p>
              </table:table-cell>
              <table:table-cell office:value-type="float" office:value="0.322020887906">
                <text:p>0.3220208879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0">
                <text:p>260</text:p>
              </table:table-cell>
              <table:table-cell office:value-type="float" office:value="0.329058703275">
                <text:p>0.329058703275</text:p>
              </table:table-cell>
              <table:table-cell office:value-type="float" office:value="0.336563881675">
                <text:p>0.336563881675</text:p>
              </table:table-cell>
              <table:table-cell office:value-type="float" office:value="0.329591747575">
                <text:p>0.329591747575</text:p>
              </table:table-cell>
              <table:table-cell office:value-type="float" office:value="0.328924235175">
                <text:p>0.32892423517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9">
                <text:p>259</text:p>
              </table:table-cell>
              <table:table-cell office:value-type="float" office:value="0.337959159887">
                <text:p>0.337959159887</text:p>
              </table:table-cell>
              <table:table-cell office:value-type="float" office:value="0.344908703787">
                <text:p>0.344908703787</text:p>
              </table:table-cell>
              <table:table-cell office:value-type="float" office:value="0.337984879287">
                <text:p>0.337984879287</text:p>
              </table:table-cell>
              <table:table-cell office:value-type="float" office:value="0.337561388287">
                <text:p>0.33756138828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8">
                <text:p>258</text:p>
              </table:table-cell>
              <table:table-cell office:value-type="float" office:value="0.3439652321681">
                <text:p>0.3439652321681</text:p>
              </table:table-cell>
              <table:table-cell office:value-type="float" office:value="0.3510670958681">
                <text:p>0.3510670958681</text:p>
              </table:table-cell>
              <table:table-cell office:value-type="float" office:value="0.3439013061681">
                <text:p>0.3439013061681</text:p>
              </table:table-cell>
              <table:table-cell office:value-type="float" office:value="0.3431160746681">
                <text:p>0.34311607466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7">
                <text:p>257</text:p>
              </table:table-cell>
              <table:table-cell office:value-type="float" office:value="0.352335100771">
                <text:p>0.352335100771</text:p>
              </table:table-cell>
              <table:table-cell office:value-type="float" office:value="0.360007768271">
                <text:p>0.360007768271</text:p>
              </table:table-cell>
              <table:table-cell office:value-type="float" office:value="0.352112060171">
                <text:p>0.352112060171</text:p>
              </table:table-cell>
              <table:table-cell office:value-type="float" office:value="0.351737117171">
                <text:p>0.3517371171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6">
                <text:p>256</text:p>
              </table:table-cell>
              <table:table-cell office:value-type="float" office:value="0.359472646503">
                <text:p>0.359472646503</text:p>
              </table:table-cell>
              <table:table-cell office:value-type="float" office:value="0.367429389703">
                <text:p>0.367429389703</text:p>
              </table:table-cell>
              <table:table-cell office:value-type="float" office:value="0.359762533703">
                <text:p>0.359762533703</text:p>
              </table:table-cell>
              <table:table-cell office:value-type="float" office:value="0.359671398203">
                <text:p>0.3596713982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5">
                <text:p>255</text:p>
              </table:table-cell>
              <table:table-cell office:value-type="float" office:value="0.367961883635">
                <text:p>0.367961883635</text:p>
              </table:table-cell>
              <table:table-cell office:value-type="float" office:value="0.375960976035">
                <text:p>0.375960976035</text:p>
              </table:table-cell>
              <table:table-cell office:value-type="float" office:value="0.368529260235">
                <text:p>0.368529260235</text:p>
              </table:table-cell>
              <table:table-cell office:value-type="float" office:value="0.368002683035">
                <text:p>0.3680026830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4">
                <text:p>254</text:p>
              </table:table-cell>
              <table:table-cell office:value-type="float" office:value="0.376708225343">
                <text:p>0.376708225343</text:p>
              </table:table-cell>
              <table:table-cell office:value-type="float" office:value="0.384752259543">
                <text:p>0.384752259543</text:p>
              </table:table-cell>
              <table:table-cell office:value-type="float" office:value="0.376976416443">
                <text:p>0.376976416443</text:p>
              </table:table-cell>
              <table:table-cell office:value-type="float" office:value="0.376303807843">
                <text:p>0.3763038078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3">
                <text:p>253</text:p>
              </table:table-cell>
              <table:table-cell office:value-type="float" office:value="0.3841540824875">
                <text:p>0.3841540824875</text:p>
              </table:table-cell>
              <table:table-cell office:value-type="float" office:value="0.3919405351875">
                <text:p>0.3919405351875</text:p>
              </table:table-cell>
              <table:table-cell office:value-type="float" office:value="0.3848235915875">
                <text:p>0.3848235915875</text:p>
              </table:table-cell>
              <table:table-cell office:value-type="float" office:value="0.3841316710875">
                <text:p>0.38413167108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2">
                <text:p>252</text:p>
              </table:table-cell>
              <table:table-cell office:value-type="float" office:value="0.393126350223">
                <text:p>0.393126350223</text:p>
              </table:table-cell>
              <table:table-cell office:value-type="float" office:value="0.401016842923">
                <text:p>0.401016842923</text:p>
              </table:table-cell>
              <table:table-cell office:value-type="float" office:value="0.392687600423">
                <text:p>0.392687600423</text:p>
              </table:table-cell>
              <table:table-cell office:value-type="float" office:value="0.391772102923">
                <text:p>0.3917721029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1">
                <text:p>251</text:p>
              </table:table-cell>
              <table:table-cell office:value-type="float" office:value="0.3995603581006">
                <text:p>0.3995603581006</text:p>
              </table:table-cell>
              <table:table-cell office:value-type="float" office:value="0.4087438544006">
                <text:p>0.4087438544006</text:p>
              </table:table-cell>
              <table:table-cell office:value-type="float" office:value="0.4007538219006">
                <text:p>0.4007538219006</text:p>
              </table:table-cell>
              <table:table-cell office:value-type="float" office:value="0.4003064593006">
                <text:p>0.40030645930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0.408324004973">
                <text:p>0.408324004973</text:p>
              </table:table-cell>
              <table:table-cell office:value-type="float" office:value="0.416578980073">
                <text:p>0.416578980073</text:p>
              </table:table-cell>
              <table:table-cell office:value-type="float" office:value="0.408299030573">
                <text:p>0.408299030573</text:p>
              </table:table-cell>
              <table:table-cell office:value-type="float" office:value="0.407205821873">
                <text:p>0.40720582187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9">
                <text:p>249</text:p>
              </table:table-cell>
              <table:table-cell office:value-type="float" office:value="0.415267547204">
                <text:p>0.415267547204</text:p>
              </table:table-cell>
              <table:table-cell office:value-type="float" office:value="0.422919055104">
                <text:p>0.422919055104</text:p>
              </table:table-cell>
              <table:table-cell office:value-type="float" office:value="0.415431251404">
                <text:p>0.415431251404</text:p>
              </table:table-cell>
              <table:table-cell office:value-type="float" office:value="0.414355477004">
                <text:p>0.4143554770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8">
                <text:p>248</text:p>
              </table:table-cell>
              <table:table-cell office:value-type="float" office:value="0.420931220243">
                <text:p>0.420931220243</text:p>
              </table:table-cell>
              <table:table-cell office:value-type="float" office:value="0.428516894843">
                <text:p>0.428516894843</text:p>
              </table:table-cell>
              <table:table-cell office:value-type="float" office:value="0.420641452343">
                <text:p>0.420641452343</text:p>
              </table:table-cell>
              <table:table-cell office:value-type="float" office:value="0.419967919843">
                <text:p>0.41996791984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7">
                <text:p>247</text:p>
              </table:table-cell>
              <table:table-cell office:value-type="float" office:value="0.4251569108012">
                <text:p>0.4251569108012</text:p>
              </table:table-cell>
              <table:table-cell office:value-type="float" office:value="0.4347015218012">
                <text:p>0.4347015218012</text:p>
              </table:table-cell>
              <table:table-cell office:value-type="float" office:value="0.4256354169012">
                <text:p>0.4256354169012</text:p>
              </table:table-cell>
              <table:table-cell office:value-type="float" office:value="0.4239846960012">
                <text:p>0.423984696001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6">
                <text:p>246</text:p>
              </table:table-cell>
              <table:table-cell office:value-type="float" office:value="0.4306477973691">
                <text:p>0.4306477973691</text:p>
              </table:table-cell>
              <table:table-cell office:value-type="float" office:value="0.4399792323691">
                <text:p>0.4399792323691</text:p>
              </table:table-cell>
              <table:table-cell office:value-type="float" office:value="0.4314013193691">
                <text:p>0.4314013193691</text:p>
              </table:table-cell>
              <table:table-cell office:value-type="float" office:value="0.4302001665691">
                <text:p>0.43020016656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5">
                <text:p>245</text:p>
              </table:table-cell>
              <table:table-cell office:value-type="float" office:value="0.436725953548">
                <text:p>0.436725953548</text:p>
              </table:table-cell>
              <table:table-cell office:value-type="float" office:value="0.445243010248">
                <text:p>0.445243010248</text:p>
              </table:table-cell>
              <table:table-cell office:value-type="float" office:value="0.436795959248">
                <text:p>0.436795959248</text:p>
              </table:table-cell>
              <table:table-cell office:value-type="float" office:value="0.435265013948">
                <text:p>0.4352650139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4">
                <text:p>244</text:p>
              </table:table-cell>
              <table:table-cell office:value-type="float" office:value="0.440678803591">
                <text:p>0.440678803591</text:p>
              </table:table-cell>
              <table:table-cell office:value-type="float" office:value="0.451446293291">
                <text:p>0.451446293291</text:p>
              </table:table-cell>
              <table:table-cell office:value-type="float" office:value="0.440657882391">
                <text:p>0.440657882391</text:p>
              </table:table-cell>
              <table:table-cell office:value-type="float" office:value="0.439882187491">
                <text:p>0.4398821874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3">
                <text:p>243</text:p>
              </table:table-cell>
              <table:table-cell office:value-type="float" office:value="0.445378976188">
                <text:p>0.445378976188</text:p>
              </table:table-cell>
              <table:table-cell office:value-type="float" office:value="0.455002324888">
                <text:p>0.455002324888</text:p>
              </table:table-cell>
              <table:table-cell office:value-type="float" office:value="0.445637064288">
                <text:p>0.445637064288</text:p>
              </table:table-cell>
              <table:table-cell office:value-type="float" office:value="0.444693463188">
                <text:p>0.4446934631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2">
                <text:p>242</text:p>
              </table:table-cell>
              <table:table-cell office:value-type="float" office:value="0.4488229009081">
                <text:p>0.4488229009081</text:p>
              </table:table-cell>
              <table:table-cell office:value-type="float" office:value="0.4583017382081">
                <text:p>0.4583017382081</text:p>
              </table:table-cell>
              <table:table-cell office:value-type="float" office:value="0.4491785619081">
                <text:p>0.4491785619081</text:p>
              </table:table-cell>
              <table:table-cell office:value-type="float" office:value="0.4488015327081">
                <text:p>0.44880153270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1">
                <text:p>241</text:p>
              </table:table-cell>
              <table:table-cell office:value-type="float" office:value="0.4529548001306">
                <text:p>0.4529548001306</text:p>
              </table:table-cell>
              <table:table-cell office:value-type="float" office:value="0.4637693775306">
                <text:p>0.4637693775306</text:p>
              </table:table-cell>
              <table:table-cell office:value-type="float" office:value="0.4536682081306">
                <text:p>0.4536682081306</text:p>
              </table:table-cell>
              <table:table-cell office:value-type="float" office:value="0.4526832712306">
                <text:p>0.452683271230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0">
                <text:p>240</text:p>
              </table:table-cell>
              <table:table-cell office:value-type="float" office:value="0.4569799778952">
                <text:p>0.4569799778952</text:p>
              </table:table-cell>
              <table:table-cell office:value-type="float" office:value="0.4679516134952">
                <text:p>0.4679516134952</text:p>
              </table:table-cell>
              <table:table-cell office:value-type="float" office:value="0.4568637189952">
                <text:p>0.4568637189952</text:p>
              </table:table-cell>
              <table:table-cell office:value-type="float" office:value="0.4551370618952">
                <text:p>0.455137061895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9">
                <text:p>239</text:p>
              </table:table-cell>
              <table:table-cell office:value-type="float" office:value="0.459793694512">
                <text:p>0.459793694512</text:p>
              </table:table-cell>
              <table:table-cell office:value-type="float" office:value="0.470403857712">
                <text:p>0.470403857712</text:p>
              </table:table-cell>
              <table:table-cell office:value-type="float" office:value="0.460351623812">
                <text:p>0.460351623812</text:p>
              </table:table-cell>
              <table:table-cell office:value-type="float" office:value="0.458176113912">
                <text:p>0.4581761139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8">
                <text:p>238</text:p>
              </table:table-cell>
              <table:table-cell office:value-type="float" office:value="0.4616028290969">
                <text:p>0.4616028290969</text:p>
              </table:table-cell>
              <table:table-cell office:value-type="float" office:value="0.4729083698969">
                <text:p>0.4729083698969</text:p>
              </table:table-cell>
              <table:table-cell office:value-type="float" office:value="0.4629318040969">
                <text:p>0.4629318040969</text:p>
              </table:table-cell>
              <table:table-cell office:value-type="float" office:value="0.4602951031969">
                <text:p>0.460295103196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7">
                <text:p>237</text:p>
              </table:table-cell>
              <table:table-cell office:value-type="float" office:value="0.4635851631723">
                <text:p>0.4635851631723</text:p>
              </table:table-cell>
              <table:table-cell office:value-type="float" office:value="0.4761402259723">
                <text:p>0.4761402259723</text:p>
              </table:table-cell>
              <table:table-cell office:value-type="float" office:value="0.4656135986723">
                <text:p>0.4656135986723</text:p>
              </table:table-cell>
              <table:table-cell office:value-type="float" office:value="0.4635969350723">
                <text:p>0.46359693507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6">
                <text:p>236</text:p>
              </table:table-cell>
              <table:table-cell office:value-type="float" office:value="0.467258499438">
                <text:p>0.467258499438</text:p>
              </table:table-cell>
              <table:table-cell office:value-type="float" office:value="0.480283872738">
                <text:p>0.480283872738</text:p>
              </table:table-cell>
              <table:table-cell office:value-type="float" office:value="0.469224260638">
                <text:p>0.469224260638</text:p>
              </table:table-cell>
              <table:table-cell office:value-type="float" office:value="0.466728494938">
                <text:p>0.46672849493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5">
                <text:p>235</text:p>
              </table:table-cell>
              <table:table-cell office:value-type="float" office:value="0.4703513953228">
                <text:p>0.4703513953228</text:p>
              </table:table-cell>
              <table:table-cell office:value-type="float" office:value="0.4845022533228">
                <text:p>0.4845022533228</text:p>
              </table:table-cell>
              <table:table-cell office:value-type="float" office:value="0.4731614265228">
                <text:p>0.4731614265228</text:p>
              </table:table-cell>
              <table:table-cell office:value-type="float" office:value="0.4693286392228">
                <text:p>0.46932863922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4">
                <text:p>234</text:p>
              </table:table-cell>
              <table:table-cell office:value-type="float" office:value="0.474794962518">
                <text:p>0.474794962518</text:p>
              </table:table-cell>
              <table:table-cell office:value-type="float" office:value="0.489945211518">
                <text:p>0.489945211518</text:p>
              </table:table-cell>
              <table:table-cell office:value-type="float" office:value="0.477761306918">
                <text:p>0.477761306918</text:p>
              </table:table-cell>
              <table:table-cell office:value-type="float" office:value="0.474455573718">
                <text:p>0.47445557371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">
                <text:p>233</text:p>
              </table:table-cell>
              <table:table-cell office:value-type="float" office:value="0.478873152371">
                <text:p>0.478873152371</text:p>
              </table:table-cell>
              <table:table-cell office:value-type="float" office:value="0.495607663071">
                <text:p>0.495607663071</text:p>
              </table:table-cell>
              <table:table-cell office:value-type="float" office:value="0.482664484671">
                <text:p>0.482664484671</text:p>
              </table:table-cell>
              <table:table-cell office:value-type="float" office:value="0.477356899671">
                <text:p>0.47735689967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2">
                <text:p>232</text:p>
              </table:table-cell>
              <table:table-cell office:value-type="float" office:value="0.484640978985">
                <text:p>0.484640978985</text:p>
              </table:table-cell>
              <table:table-cell office:value-type="float" office:value="0.503766619385">
                <text:p>0.503766619385</text:p>
              </table:table-cell>
              <table:table-cell office:value-type="float" office:value="0.490187131585">
                <text:p>0.490187131585</text:p>
              </table:table-cell>
              <table:table-cell office:value-type="float" office:value="0.482533984585">
                <text:p>0.48253398458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1">
                <text:p>231</text:p>
              </table:table-cell>
              <table:table-cell office:value-type="float" office:value="0.490813671259">
                <text:p>0.490813671259</text:p>
              </table:table-cell>
              <table:table-cell office:value-type="float" office:value="0.514655886759">
                <text:p>0.514655886759</text:p>
              </table:table-cell>
              <table:table-cell office:value-type="float" office:value="0.498810051559">
                <text:p>0.498810051559</text:p>
              </table:table-cell>
              <table:table-cell office:value-type="float" office:value="0.491228817659">
                <text:p>0.49122881765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0">
                <text:p>230</text:p>
              </table:table-cell>
              <table:table-cell office:value-type="float" office:value="0.500130144715">
                <text:p>0.500130144715</text:p>
              </table:table-cell>
              <table:table-cell office:value-type="float" office:value="0.526283798615">
                <text:p>0.526283798615</text:p>
              </table:table-cell>
              <table:table-cell office:value-type="float" office:value="0.510558543615">
                <text:p>0.510558543615</text:p>
              </table:table-cell>
              <table:table-cell office:value-type="float" office:value="0.499215988315">
                <text:p>0.4992159883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9">
                <text:p>229</text:p>
              </table:table-cell>
              <table:table-cell office:value-type="float" office:value="0.5112477044124">
                <text:p>0.5112477044124</text:p>
              </table:table-cell>
              <table:table-cell office:value-type="float" office:value="0.5429905156124">
                <text:p>0.5429905156124</text:p>
              </table:table-cell>
              <table:table-cell office:value-type="float" office:value="0.5250447491124">
                <text:p>0.5250447491124</text:p>
              </table:table-cell>
              <table:table-cell office:value-type="float" office:value="0.5105853180124">
                <text:p>0.51058531801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8">
                <text:p>228</text:p>
              </table:table-cell>
              <table:table-cell office:value-type="float" office:value="0.526929370085">
                <text:p>0.526929370085</text:p>
              </table:table-cell>
              <table:table-cell office:value-type="float" office:value="0.564315310585">
                <text:p>0.564315310585</text:p>
              </table:table-cell>
              <table:table-cell office:value-type="float" office:value="0.545748165785">
                <text:p>0.545748165785</text:p>
              </table:table-cell>
              <table:table-cell office:value-type="float" office:value="0.526152840785">
                <text:p>0.52615284078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7">
                <text:p>227</text:p>
              </table:table-cell>
              <table:table-cell office:value-type="float" office:value="0.5454476031787">
                <text:p>0.5454476031787</text:p>
              </table:table-cell>
              <table:table-cell office:value-type="float" office:value="0.5913496764787">
                <text:p>0.5913496764787</text:p>
              </table:table-cell>
              <table:table-cell office:value-type="float" office:value="0.5724219235787">
                <text:p>0.5724219235787</text:p>
              </table:table-cell>
              <table:table-cell office:value-type="float" office:value="0.5438544305787">
                <text:p>0.543854430578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6">
                <text:p>226</text:p>
              </table:table-cell>
              <table:table-cell office:value-type="float" office:value="0.570020913566">
                <text:p>0.570020913566</text:p>
              </table:table-cell>
              <table:table-cell office:value-type="float" office:value="0.628961205066">
                <text:p>0.628961205066</text:p>
              </table:table-cell>
              <table:table-cell office:value-type="float" office:value="0.607300281066">
                <text:p>0.607300281066</text:p>
              </table:table-cell>
              <table:table-cell office:value-type="float" office:value="0.570051133166">
                <text:p>0.5700511331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5">
                <text:p>225</text:p>
              </table:table-cell>
              <table:table-cell office:value-type="float" office:value="0.6008138773511">
                <text:p>0.6008138773511</text:p>
              </table:table-cell>
              <table:table-cell office:value-type="float" office:value="0.6745337960511">
                <text:p>0.6745337960511</text:p>
              </table:table-cell>
              <table:table-cell office:value-type="float" office:value="0.6526159164511">
                <text:p>0.6526159164511</text:p>
              </table:table-cell>
              <table:table-cell office:value-type="float" office:value="0.6003197548511">
                <text:p>0.600319754851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4">
                <text:p>224</text:p>
              </table:table-cell>
              <table:table-cell office:value-type="float" office:value="0.6400195252816">
                <text:p>0.6400195252816</text:p>
              </table:table-cell>
              <table:table-cell office:value-type="float" office:value="0.7344858538816">
                <text:p>0.7344858538816</text:p>
              </table:table-cell>
              <table:table-cell office:value-type="float" office:value="0.7114906799816">
                <text:p>0.7114906799816</text:p>
              </table:table-cell>
              <table:table-cell office:value-type="float" office:value="0.6399372112816">
                <text:p>0.63993721128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3">
                <text:p>223</text:p>
              </table:table-cell>
              <table:table-cell office:value-type="float" office:value="0.6890111705009">
                <text:p>0.6890111705009</text:p>
              </table:table-cell>
              <table:table-cell office:value-type="float" office:value="0.8105986257009">
                <text:p>0.8105986257009</text:p>
              </table:table-cell>
              <table:table-cell office:value-type="float" office:value="0.7895364900009">
                <text:p>0.7895364900009</text:p>
              </table:table-cell>
              <table:table-cell office:value-type="float" office:value="0.6887686988009">
                <text:p>0.688768698800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2">
                <text:p>222</text:p>
              </table:table-cell>
              <table:table-cell office:value-type="float" office:value="0.74832487574717">
                <text:p>0.74832487574717</text:p>
              </table:table-cell>
              <table:table-cell office:value-type="float" office:value="0.90454966294717">
                <text:p>0.90454966294717</text:p>
              </table:table-cell>
              <table:table-cell office:value-type="float" office:value="0.88858885044717">
                <text:p>0.88858885044717</text:p>
              </table:table-cell>
              <table:table-cell office:value-type="float" office:value="0.74693102114717">
                <text:p>0.746931021147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1">
                <text:p>221</text:p>
              </table:table-cell>
              <table:table-cell office:value-type="float" office:value="0.820021691227">
                <text:p>0.820021691227</text:p>
              </table:table-cell>
              <table:table-cell office:value-type="float" office:value="1.027076425527">
                <text:p>1.027076425527</text:p>
              </table:table-cell>
              <table:table-cell office:value-type="float" office:value="1.013387384527">
                <text:p>1.013387384527</text:p>
              </table:table-cell>
              <table:table-cell office:value-type="float" office:value="0.820622386827">
                <text:p>0.82062238682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0">
                <text:p>220</text:p>
              </table:table-cell>
              <table:table-cell office:value-type="float" office:value="0.9039918370165">
                <text:p>0.9039918370165</text:p>
              </table:table-cell>
              <table:table-cell office:value-type="float" office:value="1.1768449733165">
                <text:p>1.1768449733165</text:p>
              </table:table-cell>
              <table:table-cell office:value-type="float" office:value="1.1731804793165">
                <text:p>1.1731804793165</text:p>
              </table:table-cell>
              <table:table-cell office:value-type="float" office:value="0.9045655317165">
                <text:p>0.90456553171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-0.02" chart:maximum="0.1" chart:interval-major="0.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781cm" svg:height="11.5cm" xlink:href=".." xlink:type="simple" chart:class="chart:scatter" chart:style-name="ch1">
        <chart:legend chart:legend-position="end" svg:x="28.527cm" svg:y="4.953cm" style:legend-expansion="high" chart:style-name="ch2"/>
        <chart:plot-area chart:style-name="ch3" table:cell-range-address="00b_df_complete_background_subtracted_and_dropped.A1:00b_df_complete_background_subtracted_and_dropped.A131 00b_df_complete_background_subtracted_and_dropped.F1:00b_df_complete_background_subtracted_and_dropped.H131" chart:data-source-has-labels="row" svg:x="0.655cm" svg:y="0.23cm" svg:width="27.217cm" svg:height="11.04cm">
          <chartooo:coordinate-region svg:x="1.673cm" svg:y="0.429cm" svg:width="25.919cm" svg:height="10.6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00b_df_complete_background_subtracted_and_dropped.F2:00b_df_complete_background_subtracted_and_dropped.F131" chart:label-cell-address="00b_df_complete_background_subtracted_and_dropped.F1:00b_df_complete_background_subtracted_and_dropped.F1" chart:class="chart:scatter">
            <chart:domain table:cell-range-address="00b_df_complete_background_subtracted_and_dropped.A2:00b_df_complete_background_subtracted_and_dropped.A131"/>
            <chart:data-point chart:repeated="130"/>
          </chart:series>
          <chart:series chart:style-name="ch8" chart:values-cell-range-address="00b_df_complete_background_subtracted_and_dropped.G2:00b_df_complete_background_subtracted_and_dropped.G131" chart:label-cell-address="00b_df_complete_background_subtracted_and_dropped.G1:00b_df_complete_background_subtracted_and_dropped.G1" chart:class="chart:scatter">
            <chart:data-point chart:repeated="130"/>
          </chart:series>
          <chart:series chart:style-name="ch9" chart:values-cell-range-address="00b_df_complete_background_subtracted_and_dropped.H2:00b_df_complete_background_subtracted_and_dropped.H131" chart:label-cell-address="00b_df_complete_background_subtracted_and_dropped.H1:00b_df_complete_background_subtracted_and_dropped.H1" chart:class="chart:scatter">
            <chart:data-point chart:repeated="1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diff x5 water 2</text:p>
                <draw:g>
                  <svg:desc>00b_df_complete_background_subtracted_and_dropped.F1:00b_df_complete_background_subtracted_and_dropped.F1</svg:desc>
                </draw:g>
              </table:table-cell>
              <table:table-cell office:value-type="string">
                <text:p>diff x33 water 2</text:p>
                <draw:g>
                  <svg:desc>00b_df_complete_background_subtracted_and_dropped.G1:00b_df_complete_background_subtracted_and_dropped.G1</svg:desc>
                </draw:g>
              </table:table-cell>
              <table:table-cell office:value-type="string">
                <text:p>diff water 5 water 2</text:p>
                <draw:g>
                  <svg:desc>00b_df_complete_background_subtracted_and_dropped.H1:00b_df_complete_background_subtracted_and_dropped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9">
                <text:p>349</text:p>
                <draw:g>
                  <svg:desc>00b_df_complete_background_subtracted_and_dropped.A2:00b_df_complete_background_subtracted_and_dropped.A131</svg:desc>
                </draw:g>
              </table:table-cell>
              <table:table-cell office:value-type="float" office:value="-0.00100887569999999">
                <text:p>-0.00100887569999999</text:p>
                <draw:g>
                  <svg:desc>00b_df_complete_background_subtracted_and_dropped.F2:00b_df_complete_background_subtracted_and_dropped.F131</svg:desc>
                </draw:g>
              </table:table-cell>
              <table:table-cell office:value-type="float" office:value="-0.000393271400000006">
                <text:p>-0.000393271400000006</text:p>
                <draw:g>
                  <svg:desc>00b_df_complete_background_subtracted_and_dropped.G2:00b_df_complete_background_subtracted_and_dropped.G131</svg:desc>
                </draw:g>
              </table:table-cell>
              <table:table-cell office:value-type="float" office:value="-0.000564977499999994">
                <text:p>-0.000564977499999994</text:p>
                <draw:g>
                  <svg:desc>00b_df_complete_background_subtracted_and_dropped.H2:00b_df_complete_background_subtracted_and_dropped.H1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8">
                <text:p>348</text:p>
              </table:table-cell>
              <table:table-cell office:value-type="float" office:value="-0.000424116850000003">
                <text:p>-0.000424116850000003</text:p>
              </table:table-cell>
              <table:table-cell office:value-type="float" office:value="0.0000213384599999922">
                <text:p>0.0000213384599999922</text:p>
              </table:table-cell>
              <table:table-cell office:value-type="float" office:value="-0.000439226630000011">
                <text:p>-0.000439226630000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47">
                <text:p>347</text:p>
              </table:table-cell>
              <table:table-cell office:value-type="float" office:value="-0.000528596339999993">
                <text:p>-0.000528596339999993</text:p>
              </table:table-cell>
              <table:table-cell office:value-type="float" office:value="-0.000763073559999994">
                <text:p>-0.000763073559999994</text:p>
              </table:table-cell>
              <table:table-cell office:value-type="float" office:value="-0.0000101029899999966">
                <text:p>-0.0000101029899999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6">
                <text:p>346</text:p>
              </table:table-cell>
              <table:table-cell office:value-type="float" office:value="-0.0000903755400000067">
                <text:p>-0.0000903755400000067</text:p>
              </table:table-cell>
              <table:table-cell office:value-type="float" office:value="0.000176310539999988">
                <text:p>0.000176310539999988</text:p>
              </table:table-cell>
              <table:table-cell office:value-type="float" office:value="0.000727295869999992">
                <text:p>0.0007272958699999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5">
                <text:p>345</text:p>
              </table:table-cell>
              <table:table-cell office:value-type="float" office:value="0.0000682175200000107">
                <text:p>0.0000682175200000107</text:p>
              </table:table-cell>
              <table:table-cell office:value-type="float" office:value="-0.00041726231">
                <text:p>-0.00041726231</text:p>
              </table:table-cell>
              <table:table-cell office:value-type="float" office:value="-0.000145398079999998">
                <text:p>-0.000145398079999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4">
                <text:p>344</text:p>
              </table:table-cell>
              <table:table-cell office:value-type="float" office:value="-0.000415079299999996">
                <text:p>-0.000415079299999996</text:p>
              </table:table-cell>
              <table:table-cell office:value-type="float" office:value="-0.000383220619999999">
                <text:p>-0.000383220619999999</text:p>
              </table:table-cell>
              <table:table-cell office:value-type="float" office:value="0.000640802080000003">
                <text:p>0.0006408020800000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3">
                <text:p>343</text:p>
              </table:table-cell>
              <table:table-cell office:value-type="float" office:value="-0.00170173495999999">
                <text:p>-0.00170173495999999</text:p>
              </table:table-cell>
              <table:table-cell office:value-type="float" office:value="-0.000723056489999999">
                <text:p>-0.000723056489999999</text:p>
              </table:table-cell>
              <table:table-cell office:value-type="float" office:value="-0.000644922249999999">
                <text:p>-0.00064492224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2">
                <text:p>342</text:p>
              </table:table-cell>
              <table:table-cell office:value-type="float" office:value="-0.000275142490000005">
                <text:p>-0.000275142490000005</text:p>
              </table:table-cell>
              <table:table-cell office:value-type="float" office:value="-0.00045126677">
                <text:p>-0.00045126677</text:p>
              </table:table-cell>
              <table:table-cell office:value-type="float" office:value="-0.000828228890000005">
                <text:p>-0.0008282288900000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1">
                <text:p>341</text:p>
              </table:table-cell>
              <table:table-cell office:value-type="float" office:value="0.0000404045000000075">
                <text:p>0.0000404045000000075</text:p>
              </table:table-cell>
              <table:table-cell office:value-type="float" office:value="0.0000834837500000019">
                <text:p>0.0000834837500000019</text:p>
              </table:table-cell>
              <table:table-cell office:value-type="float" office:value="-0.0000501424099999953">
                <text:p>-0.00005014240999999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40">
                <text:p>340</text:p>
              </table:table-cell>
              <table:table-cell office:value-type="float" office:value="0.00101419539">
                <text:p>0.00101419539</text:p>
              </table:table-cell>
              <table:table-cell office:value-type="float" office:value="0.000134766100000003">
                <text:p>0.000134766100000003</text:p>
              </table:table-cell>
              <table:table-cell office:value-type="float" office:value="0.00023410469">
                <text:p>0.0002341046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9">
                <text:p>339</text:p>
              </table:table-cell>
              <table:table-cell office:value-type="float" office:value="-0.000177010899999996">
                <text:p>-0.000177010899999996</text:p>
              </table:table-cell>
              <table:table-cell office:value-type="float" office:value="-0.0000862255999999895">
                <text:p>-0.0000862255999999895</text:p>
              </table:table-cell>
              <table:table-cell office:value-type="float" office:value="-0.000209137799999995">
                <text:p>-0.0002091377999999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8">
                <text:p>338</text:p>
              </table:table-cell>
              <table:table-cell office:value-type="float" office:value="-0.000579334799999998">
                <text:p>-0.000579334799999998</text:p>
              </table:table-cell>
              <table:table-cell office:value-type="float" office:value="-0.000867247500000001">
                <text:p>-0.000867247500000001</text:p>
              </table:table-cell>
              <table:table-cell office:value-type="float" office:value="-0.000689595900000006">
                <text:p>-0.0006895959000000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7">
                <text:p>337</text:p>
              </table:table-cell>
              <table:table-cell office:value-type="float" office:value="-0.000116713399999996">
                <text:p>-0.000116713399999996</text:p>
              </table:table-cell>
              <table:table-cell office:value-type="float" office:value="0.000627383600000003">
                <text:p>0.000627383600000003</text:p>
              </table:table-cell>
              <table:table-cell office:value-type="float" office:value="0.000454105400000002">
                <text:p>0.0004541054000000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6">
                <text:p>336</text:p>
              </table:table-cell>
              <table:table-cell office:value-type="float" office:value="-0.000671528300000002">
                <text:p>-0.000671528300000002</text:p>
              </table:table-cell>
              <table:table-cell office:value-type="float" office:value="-0.000714912999999998">
                <text:p>-0.000714912999999998</text:p>
              </table:table-cell>
              <table:table-cell office:value-type="float" office:value="-0.000108316600000005">
                <text:p>-0.0001083166000000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35">
                <text:p>335</text:p>
              </table:table-cell>
              <table:table-cell office:value-type="float" office:value="0.000104263399999999">
                <text:p>0.000104263399999999</text:p>
              </table:table-cell>
              <table:table-cell office:value-type="float" office:value="-0.000611662900000004">
                <text:p>-0.000611662900000004</text:p>
              </table:table-cell>
              <table:table-cell office:value-type="float" office:value="-0.000176936400000008">
                <text:p>-0.0001769364000000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4">
                <text:p>334</text:p>
              </table:table-cell>
              <table:table-cell office:value-type="float" office:value="-0.0019046739">
                <text:p>-0.0019046739</text:p>
              </table:table-cell>
              <table:table-cell office:value-type="float" office:value="-0.00180248920000001">
                <text:p>-0.00180248920000001</text:p>
              </table:table-cell>
              <table:table-cell office:value-type="float" office:value="-0.000410675999999999">
                <text:p>-0.0004106759999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33">
                <text:p>333</text:p>
              </table:table-cell>
              <table:table-cell office:value-type="float" office:value="-0.000269085199999991">
                <text:p>-0.000269085199999991</text:p>
              </table:table-cell>
              <table:table-cell office:value-type="float" office:value="-0.000764921299999999">
                <text:p>-0.000764921299999999</text:p>
              </table:table-cell>
              <table:table-cell office:value-type="float" office:value="-0.0000212341999999976">
                <text:p>-0.00002123419999999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2">
                <text:p>332</text:p>
              </table:table-cell>
              <table:table-cell office:value-type="float" office:value="-0.000422120099999992">
                <text:p>-0.000422120099999992</text:p>
              </table:table-cell>
              <table:table-cell office:value-type="float" office:value="-0.000165075099999995">
                <text:p>-0.000165075099999995</text:p>
              </table:table-cell>
              <table:table-cell office:value-type="float" office:value="0.000307582299999998">
                <text:p>0.0003075822999999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1">
                <text:p>331</text:p>
              </table:table-cell>
              <table:table-cell office:value-type="float" office:value="-0.0016389787">
                <text:p>-0.0016389787</text:p>
              </table:table-cell>
              <table:table-cell office:value-type="float" office:value="-0.0014433935">
                <text:p>-0.0014433935</text:p>
              </table:table-cell>
              <table:table-cell office:value-type="float" office:value="-0.00027029960000001">
                <text:p>-0.0002702996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0">
                <text:p>330</text:p>
              </table:table-cell>
              <table:table-cell office:value-type="float" office:value="0.0010005384">
                <text:p>0.0010005384</text:p>
              </table:table-cell>
              <table:table-cell office:value-type="float" office:value="-0.000111296799999994">
                <text:p>-0.000111296799999994</text:p>
              </table:table-cell>
              <table:table-cell office:value-type="float" office:value="0.000632740500000006">
                <text:p>0.0006327405000000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9">
                <text:p>329</text:p>
              </table:table-cell>
              <table:table-cell office:value-type="float" office:value="-0.000179134300000008">
                <text:p>-0.000179134300000008</text:p>
              </table:table-cell>
              <table:table-cell office:value-type="float" office:value="-0.00143431120000001">
                <text:p>-0.00143431120000001</text:p>
              </table:table-cell>
              <table:table-cell office:value-type="float" office:value="-0.000528559100000006">
                <text:p>-0.0005285591000000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8">
                <text:p>328</text:p>
              </table:table-cell>
              <table:table-cell office:value-type="float" office:value="-0.000285983099999998">
                <text:p>-0.000285983099999998</text:p>
              </table:table-cell>
              <table:table-cell office:value-type="float" office:value="-0.000549338699999999">
                <text:p>-0.000549338699999999</text:p>
              </table:table-cell>
              <table:table-cell office:value-type="float" office:value="-0.000655986400000016">
                <text:p>-0.0006559864000000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7">
                <text:p>327</text:p>
              </table:table-cell>
              <table:table-cell office:value-type="float" office:value="-0.0014026538">
                <text:p>-0.0014026538</text:p>
              </table:table-cell>
              <table:table-cell office:value-type="float" office:value="-0.00103618949999999">
                <text:p>-0.00103618949999999</text:p>
              </table:table-cell>
              <table:table-cell office:value-type="float" office:value="-0.00078121569999999">
                <text:p>-0.00078121569999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6">
                <text:p>326</text:p>
              </table:table-cell>
              <table:table-cell office:value-type="float" office:value="-0.0001073033">
                <text:p>-0.0001073033</text:p>
              </table:table-cell>
              <table:table-cell office:value-type="float" office:value="-0.000750742900000004">
                <text:p>-0.000750742900000004</text:p>
              </table:table-cell>
              <table:table-cell office:value-type="float" office:value="0.0011195615">
                <text:p>0.00111956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5">
                <text:p>325</text:p>
              </table:table-cell>
              <table:table-cell office:value-type="float" office:value="0.0016230419">
                <text:p>0.0016230419</text:p>
              </table:table-cell>
              <table:table-cell office:value-type="float" office:value="0.000313907899999993">
                <text:p>0.000313907899999993</text:p>
              </table:table-cell>
              <table:table-cell office:value-type="float" office:value="0.000205732900000005">
                <text:p>0.0002057329000000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4">
                <text:p>324</text:p>
              </table:table-cell>
              <table:table-cell office:value-type="float" office:value="-0.000169366600000012">
                <text:p>-0.000169366600000012</text:p>
              </table:table-cell>
              <table:table-cell office:value-type="float" office:value="-0.000555344000000013">
                <text:p>-0.000555344000000013</text:p>
              </table:table-cell>
              <table:table-cell office:value-type="float" office:value="-0.000409245500000016">
                <text:p>-0.000409245500000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3">
                <text:p>323</text:p>
              </table:table-cell>
              <table:table-cell office:value-type="float" office:value="0.000497989300000001">
                <text:p>0.000497989300000001</text:p>
              </table:table-cell>
              <table:table-cell office:value-type="float" office:value="-0.000413723300000002">
                <text:p>-0.000413723300000002</text:p>
              </table:table-cell>
              <table:table-cell office:value-type="float" office:value="0.000498630100000008">
                <text:p>0.00049863010000000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2">
                <text:p>322</text:p>
              </table:table-cell>
              <table:table-cell office:value-type="float" office:value="-0.000479899300000003">
                <text:p>-0.000479899300000003</text:p>
              </table:table-cell>
              <table:table-cell office:value-type="float" office:value="-0.000163517900000007">
                <text:p>-0.000163517900000007</text:p>
              </table:table-cell>
              <table:table-cell office:value-type="float" office:value="-0.000659152800000007">
                <text:p>-0.0006591528000000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1">
                <text:p>321</text:p>
              </table:table-cell>
              <table:table-cell office:value-type="float" office:value="0.0019050092">
                <text:p>0.0019050092</text:p>
              </table:table-cell>
              <table:table-cell office:value-type="float" office:value="0.000754021100000002">
                <text:p>0.000754021100000002</text:p>
              </table:table-cell>
              <table:table-cell office:value-type="float" office:value="0.000833243100000006">
                <text:p>0.0008332431000000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0">
                <text:p>320</text:p>
              </table:table-cell>
              <table:table-cell office:value-type="float" office:value="0.000256426699999993">
                <text:p>0.000256426699999993</text:p>
              </table:table-cell>
              <table:table-cell office:value-type="float" office:value="0.000130213800000001">
                <text:p>0.000130213800000001</text:p>
              </table:table-cell>
              <table:table-cell office:value-type="float" office:value="0.000471062999999994">
                <text:p>0.00047106299999999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9">
                <text:p>319</text:p>
              </table:table-cell>
              <table:table-cell office:value-type="float" office:value="0.000135637800000005">
                <text:p>0.000135637800000005</text:p>
              </table:table-cell>
              <table:table-cell office:value-type="float" office:value="-0.00164387370000001">
                <text:p>-0.00164387370000001</text:p>
              </table:table-cell>
              <table:table-cell office:value-type="float" office:value="-0.000784285400000001">
                <text:p>-0.00078428540000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8">
                <text:p>318</text:p>
              </table:table-cell>
              <table:table-cell office:value-type="float" office:value="-0.0000900923999999914">
                <text:p>-0.0000900923999999914</text:p>
              </table:table-cell>
              <table:table-cell office:value-type="float" office:value="-0.000813350099999999">
                <text:p>-0.000813350099999999</text:p>
              </table:table-cell>
              <table:table-cell office:value-type="float" office:value="-0.000623926499999983">
                <text:p>-0.0006239264999999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7">
                <text:p>317</text:p>
              </table:table-cell>
              <table:table-cell office:value-type="float" office:value="-0.00153952839999999">
                <text:p>-0.00153952839999999</text:p>
              </table:table-cell>
              <table:table-cell office:value-type="float" office:value="-0.0013961867">
                <text:p>-0.0013961867</text:p>
              </table:table-cell>
              <table:table-cell office:value-type="float" office:value="-0.00212372099999999">
                <text:p>-0.0021237209999999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6">
                <text:p>316</text:p>
              </table:table-cell>
              <table:table-cell office:value-type="float" office:value="-0.000803746200000011">
                <text:p>-0.000803746200000011</text:p>
              </table:table-cell>
              <table:table-cell office:value-type="float" office:value="0.000139623899999997">
                <text:p>0.000139623899999997</text:p>
              </table:table-cell>
              <table:table-cell office:value-type="float" office:value="0.000487990699999996">
                <text:p>0.00048799069999999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5">
                <text:p>315</text:p>
              </table:table-cell>
              <table:table-cell office:value-type="float" office:value="0.000598266799999997">
                <text:p>0.000598266799999997</text:p>
              </table:table-cell>
              <table:table-cell office:value-type="float" office:value="-0.000319920399999993">
                <text:p>-0.000319920399999993</text:p>
              </table:table-cell>
              <table:table-cell office:value-type="float" office:value="0.000801697400000009">
                <text:p>0.0008016974000000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4">
                <text:p>314</text:p>
              </table:table-cell>
              <table:table-cell office:value-type="float" office:value="0.0002729967">
                <text:p>0.0002729967</text:p>
              </table:table-cell>
              <table:table-cell office:value-type="float" office:value="0.000543490100000002">
                <text:p>0.000543490100000002</text:p>
              </table:table-cell>
              <table:table-cell office:value-type="float" office:value="0.000533364699999983">
                <text:p>0.0005333646999999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3">
                <text:p>313</text:p>
              </table:table-cell>
              <table:table-cell office:value-type="float" office:value="-0.000597655699999977">
                <text:p>-0.000597655699999977</text:p>
              </table:table-cell>
              <table:table-cell office:value-type="float" office:value="-0.00264587249999999">
                <text:p>-0.00264587249999999</text:p>
              </table:table-cell>
              <table:table-cell office:value-type="float" office:value="-0.0013980269">
                <text:p>-0.001398026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2">
                <text:p>312</text:p>
              </table:table-cell>
              <table:table-cell office:value-type="float" office:value="-0.000231176599999994">
                <text:p>-0.000231176599999994</text:p>
              </table:table-cell>
              <table:table-cell office:value-type="float" office:value="-0.000225782399999985">
                <text:p>-0.000225782399999985</text:p>
              </table:table-cell>
              <table:table-cell office:value-type="float" office:value="-0.0014999881">
                <text:p>-0.00149998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1">
                <text:p>311</text:p>
              </table:table-cell>
              <table:table-cell office:value-type="float" office:value="0.000298410700000001">
                <text:p>0.000298410700000001</text:p>
              </table:table-cell>
              <table:table-cell office:value-type="float" office:value="-0.000918283999999991">
                <text:p>-0.000918283999999991</text:p>
              </table:table-cell>
              <table:table-cell office:value-type="float" office:value="-0.000556111299999995">
                <text:p>-0.0005561112999999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0">
                <text:p>310</text:p>
              </table:table-cell>
              <table:table-cell office:value-type="float" office:value="-0.000275403300000004">
                <text:p>-0.000275403300000004</text:p>
              </table:table-cell>
              <table:table-cell office:value-type="float" office:value="-0.00103211410000001">
                <text:p>-0.00103211410000001</text:p>
              </table:table-cell>
              <table:table-cell office:value-type="float" office:value="-0.000225275800000008">
                <text:p>-0.00022527580000000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9">
                <text:p>309</text:p>
              </table:table-cell>
              <table:table-cell office:value-type="float" office:value="-0.00106926260000001">
                <text:p>-0.00106926260000001</text:p>
              </table:table-cell>
              <table:table-cell office:value-type="float" office:value="-0.000874385200000022">
                <text:p>-0.000874385200000022</text:p>
              </table:table-cell>
              <table:table-cell office:value-type="float" office:value="-0.000825658400000012">
                <text:p>-0.0008256584000000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08">
                <text:p>308</text:p>
              </table:table-cell>
              <table:table-cell office:value-type="float" office:value="0.000992849500000004">
                <text:p>0.000992849500000004</text:p>
              </table:table-cell>
              <table:table-cell office:value-type="float" office:value="0.0005464107">
                <text:p>0.0005464107</text:p>
              </table:table-cell>
              <table:table-cell office:value-type="float" office:value="0.000939220200000007">
                <text:p>0.0009392202000000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7">
                <text:p>307</text:p>
              </table:table-cell>
              <table:table-cell office:value-type="float" office:value="0.0012680739">
                <text:p>0.0012680739</text:p>
              </table:table-cell>
              <table:table-cell office:value-type="float" office:value="-0.000120609999999993">
                <text:p>-0.000120609999999993</text:p>
              </table:table-cell>
              <table:table-cell office:value-type="float" office:value="0.000287085800000003">
                <text:p>0.00028708580000000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6">
                <text:p>306</text:p>
              </table:table-cell>
              <table:table-cell office:value-type="float" office:value="-0.000173017400000003">
                <text:p>-0.000173017400000003</text:p>
              </table:table-cell>
              <table:table-cell office:value-type="float" office:value="-0.000406190799999984">
                <text:p>-0.000406190799999984</text:p>
              </table:table-cell>
              <table:table-cell office:value-type="float" office:value="-0.000205174100000011">
                <text:p>-0.00020517410000001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5">
                <text:p>305</text:p>
              </table:table-cell>
              <table:table-cell office:value-type="float" office:value="0.000987127399999982">
                <text:p>0.000987127399999982</text:p>
              </table:table-cell>
              <table:table-cell office:value-type="float" office:value="-0.000243187000000006">
                <text:p>-0.000243187000000006</text:p>
              </table:table-cell>
              <table:table-cell office:value-type="float" office:value="0.000432446599999997">
                <text:p>0.0004324465999999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04">
                <text:p>304</text:p>
              </table:table-cell>
              <table:table-cell office:value-type="float" office:value="0.00016580519999998">
                <text:p>0.00016580519999998</text:p>
              </table:table-cell>
              <table:table-cell office:value-type="float" office:value="-0.000798806600000007">
                <text:p>-0.000798806600000007</text:p>
              </table:table-cell>
              <table:table-cell office:value-type="float" office:value="0.000137120500000032">
                <text:p>0.0001371205000000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3">
                <text:p>303</text:p>
              </table:table-cell>
              <table:table-cell office:value-type="float" office:value="0.0000628977999999891">
                <text:p>0.0000628977999999891</text:p>
              </table:table-cell>
              <table:table-cell office:value-type="float" office:value="0.000106602900000002">
                <text:p>0.000106602900000002</text:p>
              </table:table-cell>
              <table:table-cell office:value-type="float" office:value="0.00015079979999999">
                <text:p>0.000150799799999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2">
                <text:p>302</text:p>
              </table:table-cell>
              <table:table-cell office:value-type="float" office:value="0.000823825599999994">
                <text:p>0.000823825599999994</text:p>
              </table:table-cell>
              <table:table-cell office:value-type="float" office:value="0.000084787599999997">
                <text:p>0.000084787599999997</text:p>
              </table:table-cell>
              <table:table-cell office:value-type="float" office:value="0.000490784699999997">
                <text:p>0.0004907846999999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1">
                <text:p>301</text:p>
              </table:table-cell>
              <table:table-cell office:value-type="float" office:value="0.000474527399999952">
                <text:p>0.000474527399999952</text:p>
              </table:table-cell>
              <table:table-cell office:value-type="float" office:value="-0.000945121100000029">
                <text:p>-0.000945121100000029</text:p>
              </table:table-cell>
              <table:table-cell office:value-type="float" office:value="-0.000569522400000022">
                <text:p>-0.00056952240000002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00">
                <text:p>300</text:p>
              </table:table-cell>
              <table:table-cell office:value-type="float" office:value="0.0009765625">
                <text:p>0.0009765625</text:p>
              </table:table-cell>
              <table:table-cell office:value-type="float" office:value="0.000306084699999987">
                <text:p>0.000306084699999987</text:p>
              </table:table-cell>
              <table:table-cell office:value-type="float" office:value="0.000223740900000019">
                <text:p>0.00022374090000001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99">
                <text:p>299</text:p>
              </table:table-cell>
              <table:table-cell office:value-type="float" office:value="0.000829905299999989">
                <text:p>0.000829905299999989</text:p>
              </table:table-cell>
              <table:table-cell office:value-type="float" office:value="-0.000332191600000031">
                <text:p>-0.000332191600000031</text:p>
              </table:table-cell>
              <table:table-cell office:value-type="float" office:value="-0.0000288486000000199">
                <text:p>-0.00002884860000001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8">
                <text:p>298</text:p>
              </table:table-cell>
              <table:table-cell office:value-type="float" office:value="0.00136797129999999">
                <text:p>0.00136797129999999</text:p>
              </table:table-cell>
              <table:table-cell office:value-type="float" office:value="0.000060662600000011">
                <text:p>0.000060662600000011</text:p>
              </table:table-cell>
              <table:table-cell office:value-type="float" office:value="0.000683098999999993">
                <text:p>0.00068309899999999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97">
                <text:p>297</text:p>
              </table:table-cell>
              <table:table-cell office:value-type="float" office:value="0.00235547119999999">
                <text:p>0.00235547119999999</text:p>
              </table:table-cell>
              <table:table-cell office:value-type="float" office:value="0.000612273800000007">
                <text:p>0.000612273800000007</text:p>
              </table:table-cell>
              <table:table-cell office:value-type="float" office:value="0.000411182600000004">
                <text:p>0.00041118260000000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6">
                <text:p>296</text:p>
              </table:table-cell>
              <table:table-cell office:value-type="float" office:value="0.00229877240000001">
                <text:p>0.00229877240000001</text:p>
              </table:table-cell>
              <table:table-cell office:value-type="float" office:value="0.000810295399999994">
                <text:p>0.000810295399999994</text:p>
              </table:table-cell>
              <table:table-cell office:value-type="float" office:value="0.00157636409999998">
                <text:p>0.001576364099999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5">
                <text:p>295</text:p>
              </table:table-cell>
              <table:table-cell office:value-type="float" office:value="0.00181022280000001">
                <text:p>0.00181022280000001</text:p>
              </table:table-cell>
              <table:table-cell office:value-type="float" office:value="-0.000101745099999995">
                <text:p>-0.000101745099999995</text:p>
              </table:table-cell>
              <table:table-cell office:value-type="float" office:value="0.000521287300000006">
                <text:p>0.0005212873000000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4">
                <text:p>294</text:p>
              </table:table-cell>
              <table:table-cell office:value-type="float" office:value="0.000347167199999998">
                <text:p>0.000347167199999998</text:p>
              </table:table-cell>
              <table:table-cell office:value-type="float" office:value="-0.000536486499999989">
                <text:p>-0.000536486499999989</text:p>
              </table:table-cell>
              <table:table-cell office:value-type="float" office:value="-0.000570178099999985">
                <text:p>-0.0005701780999999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3">
                <text:p>293</text:p>
              </table:table-cell>
              <table:table-cell office:value-type="float" office:value="0.000737965100000015">
                <text:p>0.000737965100000015</text:p>
              </table:table-cell>
              <table:table-cell office:value-type="float" office:value="0.00053414700000004">
                <text:p>0.00053414700000004</text:p>
              </table:table-cell>
              <table:table-cell office:value-type="float" office:value="-0.000923782600000006">
                <text:p>-0.00092378260000000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92">
                <text:p>292</text:p>
              </table:table-cell>
              <table:table-cell office:value-type="float" office:value="0.00182044499999998">
                <text:p>0.00182044499999998</text:p>
              </table:table-cell>
              <table:table-cell office:value-type="float" office:value="-0.000239729900000013">
                <text:p>-0.000239729900000013</text:p>
              </table:table-cell>
              <table:table-cell office:value-type="float" office:value="-0.0000620634000000064">
                <text:p>-0.00006206340000000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1">
                <text:p>291</text:p>
              </table:table-cell>
              <table:table-cell office:value-type="float" office:value="0.0030122101">
                <text:p>0.0030122101</text:p>
              </table:table-cell>
              <table:table-cell office:value-type="float" office:value="0.000528529299999997">
                <text:p>0.000528529299999997</text:p>
              </table:table-cell>
              <table:table-cell office:value-type="float" office:value="0.00108277800000001">
                <text:p>0.0010827780000000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0">
                <text:p>290</text:p>
              </table:table-cell>
              <table:table-cell office:value-type="float" office:value="0.00188700850000001">
                <text:p>0.00188700850000001</text:p>
              </table:table-cell>
              <table:table-cell office:value-type="float" office:value="0.000107228699999989">
                <text:p>0.000107228699999989</text:p>
              </table:table-cell>
              <table:table-cell office:value-type="float" office:value="0.0000826120000000097">
                <text:p>0.000082612000000009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89">
                <text:p>289</text:p>
              </table:table-cell>
              <table:table-cell office:value-type="float" office:value="0.00138275330000001">
                <text:p>0.00138275330000001</text:p>
              </table:table-cell>
              <table:table-cell office:value-type="float" office:value="-0.000781625499999994">
                <text:p>-0.000781625499999994</text:p>
              </table:table-cell>
              <table:table-cell office:value-type="float" office:value="-0.0000862032000000235">
                <text:p>-0.00008620320000002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88">
                <text:p>288</text:p>
              </table:table-cell>
              <table:table-cell office:value-type="float" office:value="0.00221791860000001">
                <text:p>0.00221791860000001</text:p>
              </table:table-cell>
              <table:table-cell office:value-type="float" office:value="0.000574082100000012">
                <text:p>0.000574082100000012</text:p>
              </table:table-cell>
              <table:table-cell office:value-type="float" office:value="-0.0000703781999999986">
                <text:p>-0.00007037819999999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87">
                <text:p>287</text:p>
              </table:table-cell>
              <table:table-cell office:value-type="float" office:value="0.00183345370000002">
                <text:p>0.00183345370000002</text:p>
              </table:table-cell>
              <table:table-cell office:value-type="float" office:value="-0.000470578700000002">
                <text:p>-0.000470578700000002</text:p>
              </table:table-cell>
              <table:table-cell office:value-type="float" office:value="-0.000305041700000008">
                <text:p>-0.0003050417000000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6">
                <text:p>286</text:p>
              </table:table-cell>
              <table:table-cell office:value-type="float" office:value="0.00229886169999999">
                <text:p>0.00229886169999999</text:p>
              </table:table-cell>
              <table:table-cell office:value-type="float" office:value="0.000278890099999984">
                <text:p>0.000278890099999984</text:p>
              </table:table-cell>
              <table:table-cell office:value-type="float" office:value="0.000919401600000008">
                <text:p>0.00091940160000000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85">
                <text:p>285</text:p>
              </table:table-cell>
              <table:table-cell office:value-type="float" office:value="0.0032650977">
                <text:p>0.0032650977</text:p>
              </table:table-cell>
              <table:table-cell office:value-type="float" office:value="-0.000389307799999988">
                <text:p>-0.000389307799999988</text:p>
              </table:table-cell>
              <table:table-cell office:value-type="float" office:value="0.000616818600000013">
                <text:p>0.00061681860000001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84">
                <text:p>284</text:p>
              </table:table-cell>
              <table:table-cell office:value-type="float" office:value="0.00211912389999999">
                <text:p>0.00211912389999999</text:p>
              </table:table-cell>
              <table:table-cell office:value-type="float" office:value="-0.00119857490000003">
                <text:p>-0.00119857490000003</text:p>
              </table:table-cell>
              <table:table-cell office:value-type="float" office:value="0.000271856799999998">
                <text:p>0.00027185679999999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3">
                <text:p>283</text:p>
              </table:table-cell>
              <table:table-cell office:value-type="float" office:value="0.00295740359999999">
                <text:p>0.00295740359999999</text:p>
              </table:table-cell>
              <table:table-cell office:value-type="float" office:value="-0.0000436455000000224">
                <text:p>-0.0000436455000000224</text:p>
              </table:table-cell>
              <table:table-cell office:value-type="float" office:value="0.000170901399999979">
                <text:p>0.0001709013999999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82">
                <text:p>282</text:p>
              </table:table-cell>
              <table:table-cell office:value-type="float" office:value="0.0024570823">
                <text:p>0.0024570823</text:p>
              </table:table-cell>
              <table:table-cell office:value-type="float" office:value="-0.0005458146">
                <text:p>-0.0005458146</text:p>
              </table:table-cell>
              <table:table-cell office:value-type="float" office:value="-0.000428214700000012">
                <text:p>-0.0004282147000000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1">
                <text:p>281</text:p>
              </table:table-cell>
              <table:table-cell office:value-type="float" office:value="0.0030243546">
                <text:p>0.0030243546</text:p>
              </table:table-cell>
              <table:table-cell office:value-type="float" office:value="0.000617578599999974">
                <text:p>0.000617578599999974</text:p>
              </table:table-cell>
              <table:table-cell office:value-type="float" office:value="0.00113323329999998">
                <text:p>0.001133233299999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0">
                <text:p>280</text:p>
              </table:table-cell>
              <table:table-cell office:value-type="float" office:value="0.00275196129999997">
                <text:p>0.00275196129999997</text:p>
              </table:table-cell>
              <table:table-cell office:value-type="float" office:value="-0.0000190586000000381">
                <text:p>-0.0000190586000000381</text:p>
              </table:table-cell>
              <table:table-cell office:value-type="float" office:value="-0.000356122900000033">
                <text:p>-0.00035612290000003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79">
                <text:p>279</text:p>
              </table:table-cell>
              <table:table-cell office:value-type="float" office:value="0.0038566739">
                <text:p>0.0038566739</text:p>
              </table:table-cell>
              <table:table-cell office:value-type="float" office:value="-0.000137299300000004">
                <text:p>-0.000137299300000004</text:p>
              </table:table-cell>
              <table:table-cell office:value-type="float" office:value="0.000464230799999993">
                <text:p>0.0004642307999999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8">
                <text:p>278</text:p>
              </table:table-cell>
              <table:table-cell office:value-type="float" office:value="0.00361977520000001">
                <text:p>0.00361977520000001</text:p>
              </table:table-cell>
              <table:table-cell office:value-type="float" office:value="0.000318393200000017">
                <text:p>0.000318393200000017</text:p>
              </table:table-cell>
              <table:table-cell office:value-type="float" office:value="-0.000621572099999995">
                <text:p>-0.00062157209999999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77">
                <text:p>277</text:p>
              </table:table-cell>
              <table:table-cell office:value-type="float" office:value="0.00330030920000002">
                <text:p>0.00330030920000002</text:p>
              </table:table-cell>
              <table:table-cell office:value-type="float" office:value="-0.000543609299999998">
                <text:p>-0.000543609299999998</text:p>
              </table:table-cell>
              <table:table-cell office:value-type="float" office:value="0.0000510214999999981">
                <text:p>0.000051021499999998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76">
                <text:p>276</text:p>
              </table:table-cell>
              <table:table-cell office:value-type="float" office:value="0.00444094840000001">
                <text:p>0.00444094840000001</text:p>
              </table:table-cell>
              <table:table-cell office:value-type="float" office:value="0.000132441600000005">
                <text:p>0.000132441600000005</text:p>
              </table:table-cell>
              <table:table-cell office:value-type="float" office:value="0.000954642899999997">
                <text:p>0.0009546428999999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75">
                <text:p>275</text:p>
              </table:table-cell>
              <table:table-cell office:value-type="float" office:value="0.00472263990000002">
                <text:p>0.00472263990000002</text:p>
              </table:table-cell>
              <table:table-cell office:value-type="float" office:value="0.000676289200000013">
                <text:p>0.000676289200000013</text:p>
              </table:table-cell>
              <table:table-cell office:value-type="float" office:value="0.000364854900000017">
                <text:p>0.0003648549000000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4">
                <text:p>274</text:p>
              </table:table-cell>
              <table:table-cell office:value-type="float" office:value="0.00416815279999999">
                <text:p>0.00416815279999999</text:p>
              </table:table-cell>
              <table:table-cell office:value-type="float" office:value="-0.0000854283000000233">
                <text:p>-0.0000854283000000233</text:p>
              </table:table-cell>
              <table:table-cell office:value-type="float" office:value="-0.00037360190000002">
                <text:p>-0.0003736019000000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3">
                <text:p>273</text:p>
              </table:table-cell>
              <table:table-cell office:value-type="float" office:value="0.00401194390000004">
                <text:p>0.00401194390000004</text:p>
              </table:table-cell>
              <table:table-cell office:value-type="float" office:value="-0.000992238499999992">
                <text:p>-0.000992238499999992</text:p>
              </table:table-cell>
              <table:table-cell office:value-type="float" office:value="-0.000576078899999999">
                <text:p>-0.0005760788999999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2">
                <text:p>272</text:p>
              </table:table-cell>
              <table:table-cell office:value-type="float" office:value="0.00478696829999997">
                <text:p>0.00478696829999997</text:p>
              </table:table-cell>
              <table:table-cell office:value-type="float" office:value="-0.000481098800000024">
                <text:p>-0.000481098800000024</text:p>
              </table:table-cell>
              <table:table-cell office:value-type="float" office:value="-0.000694215300000023">
                <text:p>-0.0006942153000000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71">
                <text:p>271</text:p>
              </table:table-cell>
              <table:table-cell office:value-type="float" office:value="0.00510418420000003">
                <text:p>0.00510418420000003</text:p>
              </table:table-cell>
              <table:table-cell office:value-type="float" office:value="0.000295549699999953">
                <text:p>0.000295549699999953</text:p>
              </table:table-cell>
              <table:table-cell office:value-type="float" office:value="0.00015774369999999">
                <text:p>0.00015774369999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0">
                <text:p>270</text:p>
              </table:table-cell>
              <table:table-cell office:value-type="float" office:value="0.00464916230000001">
                <text:p>0.00464916230000001</text:p>
              </table:table-cell>
              <table:table-cell office:value-type="float" office:value="-0.000223904800000008">
                <text:p>-0.000223904800000008</text:p>
              </table:table-cell>
              <table:table-cell office:value-type="float" office:value="-0.00019639730000004">
                <text:p>-0.000196397300000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9">
                <text:p>269</text:p>
              </table:table-cell>
              <table:table-cell office:value-type="float" office:value="0.00507077569999997">
                <text:p>0.00507077569999997</text:p>
              </table:table-cell>
              <table:table-cell office:value-type="float" office:value="-0.000635147100000011">
                <text:p>-0.000635147100000011</text:p>
              </table:table-cell>
              <table:table-cell office:value-type="float" office:value="-0.000357180900000031">
                <text:p>-0.0003571809000000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68">
                <text:p>268</text:p>
              </table:table-cell>
              <table:table-cell office:value-type="float" office:value="0.00508207080000001">
                <text:p>0.00508207080000001</text:p>
              </table:table-cell>
              <table:table-cell office:value-type="float" office:value="0.000100105999999989">
                <text:p>0.000100105999999989</text:p>
              </table:table-cell>
              <table:table-cell office:value-type="float" office:value="-0.000250071299999988">
                <text:p>-0.0002500712999999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7">
                <text:p>267</text:p>
              </table:table-cell>
              <table:table-cell office:value-type="float" office:value="0.0057632923">
                <text:p>0.0057632923</text:p>
              </table:table-cell>
              <table:table-cell office:value-type="float" office:value="0.00066143270000002">
                <text:p>0.00066143270000002</text:p>
              </table:table-cell>
              <table:table-cell office:value-type="float" office:value="-0.00052517660000001">
                <text:p>-0.0005251766000000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6">
                <text:p>266</text:p>
              </table:table-cell>
              <table:table-cell office:value-type="float" office:value="0.0066368282">
                <text:p>0.0066368282</text:p>
              </table:table-cell>
              <table:table-cell office:value-type="float" office:value="-0.000261217400000013">
                <text:p>-0.000261217400000013</text:p>
              </table:table-cell>
              <table:table-cell office:value-type="float" office:value="0.0000254214000001141">
                <text:p>0.00002542140000011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65">
                <text:p>265</text:p>
              </table:table-cell>
              <table:table-cell office:value-type="float" office:value="0.00551107519999999">
                <text:p>0.00551107519999999</text:p>
              </table:table-cell>
              <table:table-cell office:value-type="float" office:value="-0.000405341400000037">
                <text:p>-0.000405341400000037</text:p>
              </table:table-cell>
              <table:table-cell office:value-type="float" office:value="-0.000347912300000031">
                <text:p>-0.0003479123000000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64">
                <text:p>264</text:p>
              </table:table-cell>
              <table:table-cell office:value-type="float" office:value="0.00639891620000005">
                <text:p>0.00639891620000005</text:p>
              </table:table-cell>
              <table:table-cell office:value-type="float" office:value="-0.000121444499999956">
                <text:p>-0.000121444499999956</text:p>
              </table:table-cell>
              <table:table-cell office:value-type="float" office:value="-0.000514596699999981">
                <text:p>-0.0005145966999999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63">
                <text:p>263</text:p>
              </table:table-cell>
              <table:table-cell office:value-type="float" office:value="0.00636240839999996">
                <text:p>0.00636240839999996</text:p>
              </table:table-cell>
              <table:table-cell office:value-type="float" office:value="0.000252395799999972">
                <text:p>0.000252395799999972</text:p>
              </table:table-cell>
              <table:table-cell office:value-type="float" office:value="-0.000923722999999987">
                <text:p>-0.00092372299999998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2">
                <text:p>262</text:p>
              </table:table-cell>
              <table:table-cell office:value-type="float" office:value="0.00677046180000002">
                <text:p>0.00677046180000002</text:p>
              </table:table-cell>
              <table:table-cell office:value-type="float" office:value="0.0000831485000000187">
                <text:p>0.0000831485000000187</text:p>
              </table:table-cell>
              <table:table-cell office:value-type="float" office:value="-0.0004910528999999">
                <text:p>-0.000491052899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61">
                <text:p>261</text:p>
              </table:table-cell>
              <table:table-cell office:value-type="float" office:value="0.0076175034">
                <text:p>0.0076175034</text:p>
              </table:table-cell>
              <table:table-cell office:value-type="float" office:value="-0.000900834800000028">
                <text:p>-0.000900834800000028</text:p>
              </table:table-cell>
              <table:table-cell office:value-type="float" office:value="0.0000846981999999552">
                <text:p>0.000084698199999955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60">
                <text:p>260</text:p>
              </table:table-cell>
              <table:table-cell office:value-type="float" office:value="0.00750517839999992">
                <text:p>0.00750517839999992</text:p>
              </table:table-cell>
              <table:table-cell office:value-type="float" office:value="0.000533044299999896">
                <text:p>0.000533044299999896</text:p>
              </table:table-cell>
              <table:table-cell office:value-type="float" office:value="-0.000134468100000118">
                <text:p>-0.0001344681000001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9">
                <text:p>259</text:p>
              </table:table-cell>
              <table:table-cell office:value-type="float" office:value="0.00694954390000002">
                <text:p>0.00694954390000002</text:p>
              </table:table-cell>
              <table:table-cell office:value-type="float" office:value="0.0000257194000000127">
                <text:p>0.0000257194000000127</text:p>
              </table:table-cell>
              <table:table-cell office:value-type="float" office:value="-0.000397771599999985">
                <text:p>-0.0003977715999999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8">
                <text:p>258</text:p>
              </table:table-cell>
              <table:table-cell office:value-type="float" office:value="0.00710186370000004">
                <text:p>0.00710186370000004</text:p>
              </table:table-cell>
              <table:table-cell office:value-type="float" office:value="-0.0000639259999999919">
                <text:p>-0.0000639259999999919</text:p>
              </table:table-cell>
              <table:table-cell office:value-type="float" office:value="-0.000849157499999975">
                <text:p>-0.00084915749999997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57">
                <text:p>257</text:p>
              </table:table-cell>
              <table:table-cell office:value-type="float" office:value="0.00767266750000001">
                <text:p>0.00767266750000001</text:p>
              </table:table-cell>
              <table:table-cell office:value-type="float" office:value="-0.000223040600000002">
                <text:p>-0.000223040600000002</text:p>
              </table:table-cell>
              <table:table-cell office:value-type="float" office:value="-0.000597983600000018">
                <text:p>-0.0005979836000000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6">
                <text:p>256</text:p>
              </table:table-cell>
              <table:table-cell office:value-type="float" office:value="0.0079567432">
                <text:p>0.0079567432</text:p>
              </table:table-cell>
              <table:table-cell office:value-type="float" office:value="0.000289887200000005">
                <text:p>0.000289887200000005</text:p>
              </table:table-cell>
              <table:table-cell office:value-type="float" office:value="0.000198751699999999">
                <text:p>0.00019875169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5">
                <text:p>255</text:p>
              </table:table-cell>
              <table:table-cell office:value-type="float" office:value="0.00799909240000002">
                <text:p>0.00799909240000002</text:p>
              </table:table-cell>
              <table:table-cell office:value-type="float" office:value="0.000567376600000002">
                <text:p>0.000567376600000002</text:p>
              </table:table-cell>
              <table:table-cell office:value-type="float" office:value="0.0000407994000000134">
                <text:p>0.00004079940000001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4">
                <text:p>254</text:p>
              </table:table-cell>
              <table:table-cell office:value-type="float" office:value="0.00804403420000005">
                <text:p>0.00804403420000005</text:p>
              </table:table-cell>
              <table:table-cell office:value-type="float" office:value="0.000268191100000037">
                <text:p>0.000268191100000037</text:p>
              </table:table-cell>
              <table:table-cell office:value-type="float" office:value="-0.000404417499999976">
                <text:p>-0.00040441749999997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3">
                <text:p>253</text:p>
              </table:table-cell>
              <table:table-cell office:value-type="float" office:value="0.0077864527">
                <text:p>0.0077864527</text:p>
              </table:table-cell>
              <table:table-cell office:value-type="float" office:value="0.000669509100000021">
                <text:p>0.000669509100000021</text:p>
              </table:table-cell>
              <table:table-cell office:value-type="float" office:value="-0.0000224113999999775">
                <text:p>-0.000022411399999977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2">
                <text:p>252</text:p>
              </table:table-cell>
              <table:table-cell office:value-type="float" office:value="0.00789049270000003">
                <text:p>0.00789049270000003</text:p>
              </table:table-cell>
              <table:table-cell office:value-type="float" office:value="-0.000438749799999971">
                <text:p>-0.000438749799999971</text:p>
              </table:table-cell>
              <table:table-cell office:value-type="float" office:value="-0.0013542473">
                <text:p>-0.001354247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1">
                <text:p>251</text:p>
              </table:table-cell>
              <table:table-cell office:value-type="float" office:value="0.00918349629999998">
                <text:p>0.00918349629999998</text:p>
              </table:table-cell>
              <table:table-cell office:value-type="float" office:value="0.00119346380000007">
                <text:p>0.00119346380000007</text:p>
              </table:table-cell>
              <table:table-cell office:value-type="float" office:value="0.000746101200000071">
                <text:p>0.0007461012000000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0">
                <text:p>250</text:p>
              </table:table-cell>
              <table:table-cell office:value-type="float" office:value="0.00825497510000001">
                <text:p>0.00825497510000001</text:p>
              </table:table-cell>
              <table:table-cell office:value-type="float" office:value="-0.0000249743999999885">
                <text:p>-0.0000249743999999885</text:p>
              </table:table-cell>
              <table:table-cell office:value-type="float" office:value="-0.0011181831">
                <text:p>-0.001118183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49">
                <text:p>249</text:p>
              </table:table-cell>
              <table:table-cell office:value-type="float" office:value="0.00765150790000002">
                <text:p>0.00765150790000002</text:p>
              </table:table-cell>
              <table:table-cell office:value-type="float" office:value="0.000163704200000003">
                <text:p>0.000163704200000003</text:p>
              </table:table-cell>
              <table:table-cell office:value-type="float" office:value="-0.000912070200000004">
                <text:p>-0.0009120702000000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8">
                <text:p>248</text:p>
              </table:table-cell>
              <table:table-cell office:value-type="float" office:value="0.00758567459999998">
                <text:p>0.00758567459999998</text:p>
              </table:table-cell>
              <table:table-cell office:value-type="float" office:value="-0.000289767900000015">
                <text:p>-0.000289767900000015</text:p>
              </table:table-cell>
              <table:table-cell office:value-type="float" office:value="-0.000963300400000033">
                <text:p>-0.0009633004000000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47">
                <text:p>247</text:p>
              </table:table-cell>
              <table:table-cell office:value-type="float" office:value="0.00954461100000004">
                <text:p>0.00954461100000004</text:p>
              </table:table-cell>
              <table:table-cell office:value-type="float" office:value="0.000478506099999998">
                <text:p>0.000478506099999998</text:p>
              </table:table-cell>
              <table:table-cell office:value-type="float" office:value="-0.00117221479999996">
                <text:p>-0.001172214799999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46">
                <text:p>246</text:p>
              </table:table-cell>
              <table:table-cell office:value-type="float" office:value="0.009331435">
                <text:p>0.009331435</text:p>
              </table:table-cell>
              <table:table-cell office:value-type="float" office:value="0.000753522000000006">
                <text:p>0.000753522000000006</text:p>
              </table:table-cell>
              <table:table-cell office:value-type="float" office:value="-0.000447630799999987">
                <text:p>-0.0004476307999999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45">
                <text:p>245</text:p>
              </table:table-cell>
              <table:table-cell office:value-type="float" office:value="0.00851705669999997">
                <text:p>0.00851705669999997</text:p>
              </table:table-cell>
              <table:table-cell office:value-type="float" office:value="0.000070005699999931">
                <text:p>0.000070005699999931</text:p>
              </table:table-cell>
              <table:table-cell office:value-type="float" office:value="-0.00146093960000004">
                <text:p>-0.0014609396000000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44">
                <text:p>244</text:p>
              </table:table-cell>
              <table:table-cell office:value-type="float" office:value="0.0107674897">
                <text:p>0.0107674897</text:p>
              </table:table-cell>
              <table:table-cell office:value-type="float" office:value="-0.0000209211999999681">
                <text:p>-0.0000209211999999681</text:p>
              </table:table-cell>
              <table:table-cell office:value-type="float" office:value="-0.000796616099999981">
                <text:p>-0.0007966160999999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3">
                <text:p>243</text:p>
              </table:table-cell>
              <table:table-cell office:value-type="float" office:value="0.00962334870000003">
                <text:p>0.00962334870000003</text:p>
              </table:table-cell>
              <table:table-cell office:value-type="float" office:value="0.000258088099999998">
                <text:p>0.000258088099999998</text:p>
              </table:table-cell>
              <table:table-cell office:value-type="float" office:value="-0.000685512999999971">
                <text:p>-0.00068551299999997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2">
                <text:p>242</text:p>
              </table:table-cell>
              <table:table-cell office:value-type="float" office:value="0.00947883729999999">
                <text:p>0.00947883729999999</text:p>
              </table:table-cell>
              <table:table-cell office:value-type="float" office:value="0.000355661000000007">
                <text:p>0.000355661000000007</text:p>
              </table:table-cell>
              <table:table-cell office:value-type="float" office:value="-0.0000213681999999826">
                <text:p>-0.000021368199999982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41">
                <text:p>241</text:p>
              </table:table-cell>
              <table:table-cell office:value-type="float" office:value="0.0108145774">
                <text:p>0.0108145774</text:p>
              </table:table-cell>
              <table:table-cell office:value-type="float" office:value="0.000713407999999971">
                <text:p>0.000713407999999971</text:p>
              </table:table-cell>
              <table:table-cell office:value-type="float" office:value="-0.000271528899999984">
                <text:p>-0.00027152889999998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40">
                <text:p>240</text:p>
              </table:table-cell>
              <table:table-cell office:value-type="float" office:value="0.0109716356">
                <text:p>0.0109716356</text:p>
              </table:table-cell>
              <table:table-cell office:value-type="float" office:value="-0.000116258899999999">
                <text:p>-0.000116258899999999</text:p>
              </table:table-cell>
              <table:table-cell office:value-type="float" office:value="-0.00184291599999997">
                <text:p>-0.001842915999999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39">
                <text:p>239</text:p>
              </table:table-cell>
              <table:table-cell office:value-type="float" office:value="0.0106101632000001">
                <text:p>0.0106101632000001</text:p>
              </table:table-cell>
              <table:table-cell office:value-type="float" office:value="0.000557929299999982">
                <text:p>0.000557929299999982</text:p>
              </table:table-cell>
              <table:table-cell office:value-type="float" office:value="-0.00161758060000006">
                <text:p>-0.001617580600000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38">
                <text:p>238</text:p>
              </table:table-cell>
              <table:table-cell office:value-type="float" office:value="0.0113055408">
                <text:p>0.0113055408</text:p>
              </table:table-cell>
              <table:table-cell office:value-type="float" office:value="0.00132897499999995">
                <text:p>0.00132897499999995</text:p>
              </table:table-cell>
              <table:table-cell office:value-type="float" office:value="-0.0013077259">
                <text:p>-0.00130772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37">
                <text:p>237</text:p>
              </table:table-cell>
              <table:table-cell office:value-type="float" office:value="0.0125550628">
                <text:p>0.0125550628</text:p>
              </table:table-cell>
              <table:table-cell office:value-type="float" office:value="0.00202843549999998">
                <text:p>0.00202843549999998</text:p>
              </table:table-cell>
              <table:table-cell office:value-type="float" office:value="0.0000117718999999572">
                <text:p>0.00001177189999995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6">
                <text:p>236</text:p>
              </table:table-cell>
              <table:table-cell office:value-type="float" office:value="0.0130253733">
                <text:p>0.0130253733</text:p>
              </table:table-cell>
              <table:table-cell office:value-type="float" office:value="0.00196576120000014">
                <text:p>0.00196576120000014</text:p>
              </table:table-cell>
              <table:table-cell office:value-type="float" office:value="-0.000530004499999959">
                <text:p>-0.00053000449999995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35">
                <text:p>235</text:p>
              </table:table-cell>
              <table:table-cell office:value-type="float" office:value="0.014150858">
                <text:p>0.014150858</text:p>
              </table:table-cell>
              <table:table-cell office:value-type="float" office:value="0.00281003120000001">
                <text:p>0.00281003120000001</text:p>
              </table:table-cell>
              <table:table-cell office:value-type="float" office:value="-0.00102275609999991">
                <text:p>-0.001022756099999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4">
                <text:p>234</text:p>
              </table:table-cell>
              <table:table-cell office:value-type="float" office:value="0.015150249">
                <text:p>0.015150249</text:p>
              </table:table-cell>
              <table:table-cell office:value-type="float" office:value="0.00296634440000004">
                <text:p>0.00296634440000004</text:p>
              </table:table-cell>
              <table:table-cell office:value-type="float" office:value="-0.000339388799999951">
                <text:p>-0.00033938879999995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3">
                <text:p>233</text:p>
              </table:table-cell>
              <table:table-cell office:value-type="float" office:value="0.0167345107">
                <text:p>0.0167345107</text:p>
              </table:table-cell>
              <table:table-cell office:value-type="float" office:value="0.00379133230000001">
                <text:p>0.00379133230000001</text:p>
              </table:table-cell>
              <table:table-cell office:value-type="float" office:value="-0.0015162527">
                <text:p>-0.001516252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2">
                <text:p>232</text:p>
              </table:table-cell>
              <table:table-cell office:value-type="float" office:value="0.0191256404">
                <text:p>0.0191256404</text:p>
              </table:table-cell>
              <table:table-cell office:value-type="float" office:value="0.00554615260000013">
                <text:p>0.00554615260000013</text:p>
              </table:table-cell>
              <table:table-cell office:value-type="float" office:value="-0.00210699440000001">
                <text:p>-0.0021069944000000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1">
                <text:p>231</text:p>
              </table:table-cell>
              <table:table-cell office:value-type="float" office:value="0.0238422155000001">
                <text:p>0.0238422155000001</text:p>
              </table:table-cell>
              <table:table-cell office:value-type="float" office:value="0.00799638029999999">
                <text:p>0.00799638029999999</text:p>
              </table:table-cell>
              <table:table-cell office:value-type="float" office:value="0.00041514640000001">
                <text:p>0.0004151464000000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0">
                <text:p>230</text:p>
              </table:table-cell>
              <table:table-cell office:value-type="float" office:value="0.0261536539">
                <text:p>0.0261536539</text:p>
              </table:table-cell>
              <table:table-cell office:value-type="float" office:value="0.0104283989">
                <text:p>0.0104283989</text:p>
              </table:table-cell>
              <table:table-cell office:value-type="float" office:value="-0.000914156400000032">
                <text:p>-0.0009141564000000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29">
                <text:p>229</text:p>
              </table:table-cell>
              <table:table-cell office:value-type="float" office:value="0.0317428112">
                <text:p>0.0317428112</text:p>
              </table:table-cell>
              <table:table-cell office:value-type="float" office:value="0.0137970447000001">
                <text:p>0.0137970447000001</text:p>
              </table:table-cell>
              <table:table-cell office:value-type="float" office:value="-0.000662386400000048">
                <text:p>-0.0006623864000000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28">
                <text:p>228</text:p>
              </table:table-cell>
              <table:table-cell office:value-type="float" office:value="0.0373859405000001">
                <text:p>0.0373859405000001</text:p>
              </table:table-cell>
              <table:table-cell office:value-type="float" office:value="0.0188187957">
                <text:p>0.0188187957</text:p>
              </table:table-cell>
              <table:table-cell office:value-type="float" office:value="-0.00077652929999994">
                <text:p>-0.0007765292999999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27">
                <text:p>227</text:p>
              </table:table-cell>
              <table:table-cell office:value-type="float" office:value="0.0459020733000001">
                <text:p>0.0459020733000001</text:p>
              </table:table-cell>
              <table:table-cell office:value-type="float" office:value="0.0269743204">
                <text:p>0.0269743204</text:p>
              </table:table-cell>
              <table:table-cell office:value-type="float" office:value="-0.00159317259999991">
                <text:p>-0.001593172599999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26">
                <text:p>226</text:p>
              </table:table-cell>
              <table:table-cell office:value-type="float" office:value="0.0589402915">
                <text:p>0.0589402915</text:p>
              </table:table-cell>
              <table:table-cell office:value-type="float" office:value="0.0372793675">
                <text:p>0.0372793675</text:p>
              </table:table-cell>
              <table:table-cell office:value-type="float" office:value="0.0000302196000000476">
                <text:p>0.000030219600000047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25">
                <text:p>225</text:p>
              </table:table-cell>
              <table:table-cell office:value-type="float" office:value="0.0737199186999999">
                <text:p>0.0737199186999999</text:p>
              </table:table-cell>
              <table:table-cell office:value-type="float" office:value="0.0518020391">
                <text:p>0.0518020391</text:p>
              </table:table-cell>
              <table:table-cell office:value-type="float" office:value="-0.000494122500000027">
                <text:p>-0.0004941225000000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24">
                <text:p>224</text:p>
              </table:table-cell>
              <table:table-cell office:value-type="float" office:value="0.0944663285999999">
                <text:p>0.0944663285999999</text:p>
              </table:table-cell>
              <table:table-cell office:value-type="float" office:value="0.0714711547">
                <text:p>0.0714711547</text:p>
              </table:table-cell>
              <table:table-cell office:value-type="float" office:value="-0.0000823140000000278">
                <text:p>-0.000082314000000027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23">
                <text:p>223</text:p>
              </table:table-cell>
              <table:table-cell office:value-type="float" office:value="0.1215874552">
                <text:p>0.1215874552</text:p>
              </table:table-cell>
              <table:table-cell office:value-type="float" office:value="0.1005253195">
                <text:p>0.1005253195</text:p>
              </table:table-cell>
              <table:table-cell office:value-type="float" office:value="-0.000242471700000024">
                <text:p>-0.0002424717000000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22">
                <text:p>222</text:p>
              </table:table-cell>
              <table:table-cell office:value-type="float" office:value="0.1562247872">
                <text:p>0.1562247872</text:p>
              </table:table-cell>
              <table:table-cell office:value-type="float" office:value="0.1402639747">
                <text:p>0.1402639747</text:p>
              </table:table-cell>
              <table:table-cell office:value-type="float" office:value="-0.00139385459999997">
                <text:p>-0.001393854599999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1">
                <text:p>221</text:p>
              </table:table-cell>
              <table:table-cell office:value-type="float" office:value="0.2070547343">
                <text:p>0.2070547343</text:p>
              </table:table-cell>
              <table:table-cell office:value-type="float" office:value="0.1933656933">
                <text:p>0.1933656933</text:p>
              </table:table-cell>
              <table:table-cell office:value-type="float" office:value="0.000600695599999979">
                <text:p>0.0006006955999999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0">
                <text:p>220</text:p>
              </table:table-cell>
              <table:table-cell office:value-type="float" office:value="0.2728531363">
                <text:p>0.2728531363</text:p>
              </table:table-cell>
              <table:table-cell office:value-type="float" office:value="0.2691886423">
                <text:p>0.2691886423</text:p>
              </table:table-cell>
              <table:table-cell office:value-type="float" office:value="0.000573694700000016">
                <text:p>0.000573694700000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